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uli" svg:font-family="Muli, 'Segoe UI', Tahoma, sans-serif"/>
    <style:font-face style:name="OpenSymbol" svg:font-family="OpenSymbol"/>
    <style:font-face style:name="Roboto" svg:font-family="Roboto, 'Segoe UI', Tahom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498cm" style:rel-column-width="32764*"/>
    </style:style>
    <style:style style:name="Tabela1.B" style:family="table-column">
      <style:table-column-properties style:column-width="8.5cm" style:rel-column-width="32771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 style:data-style-name="N0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5" style:family="table">
      <style:table-properties style:width="16.999cm" table:align="margins"/>
    </style:style>
    <style:style style:name="Tabela35.A" style:family="table-column">
      <style:table-column-properties style:column-width="5.666cm" style:rel-column-width="21845*"/>
    </style:style>
    <style:style style:name="Tabela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5.B1" style:family="table-cell">
      <style:table-cell-properties fo:padding="0.097cm" fo:border="0.002cm solid #000000"/>
    </style:style>
    <style:style style:name="Tabela35.A2" style:family="table-cell">
      <style:table-cell-properties fo:padding="0.097cm" fo:border-left="0.002cm solid #000000" fo:border-right="none" fo:border-top="none" fo:border-bottom="0.002cm solid #000000"/>
    </style:style>
    <style:style style:name="Tabela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5.16" style:family="table-row">
      <style:table-row-properties style:min-row-height="0.635cm"/>
    </style:style>
    <style:style style:name="Tabela36" style:family="table">
      <style:table-properties style:width="16.999cm" table:align="margins"/>
    </style:style>
    <style:style style:name="Tabela36.A" style:family="table-column">
      <style:table-column-properties style:column-width="5.666cm" style:rel-column-width="21845*"/>
    </style:style>
    <style:style style:name="Tabela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6.B1" style:family="table-cell">
      <style:table-cell-properties fo:padding="0.097cm" fo:border="0.002cm solid #000000"/>
    </style:style>
    <style:style style:name="Tabela36.A2" style:family="table-cell">
      <style:table-cell-properties fo:padding="0.097cm" fo:border-left="0.002cm solid #000000" fo:border-right="none" fo:border-top="none" fo:border-bottom="0.002cm solid #000000"/>
    </style:style>
    <style:style style:name="Tabela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8.498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8.498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8.498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999cm" table:align="margins"/>
    </style:style>
    <style:style style:name="Tabela5.A" style:family="table-column">
      <style:table-column-properties style:column-width="8.498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B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6.999cm" table:align="margins"/>
    </style:style>
    <style:style style:name="Tabela6.A" style:family="table-column">
      <style:table-column-properties style:column-width="8.498cm" style:rel-column-width="32767*"/>
    </style:style>
    <style:style style:name="Tabela6.B" style:family="table-column">
      <style:table-column-properties style:column-width="8.5cm" style:rel-column-width="32768*"/>
    </style:style>
    <style:style style:name="Tabe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B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7.032cm" fo:margin-left="0cm" fo:margin-right="-0.034cm" table:align="margins"/>
    </style:style>
    <style:style style:name="Tabela7.A" style:family="table-column">
      <style:table-column-properties style:column-width="8.498cm" style:rel-column-width="32699*"/>
    </style:style>
    <style:style style:name="Tabela7.B" style:family="table-column">
      <style:table-column-properties style:column-width="8.534cm" style:rel-column-width="32836*"/>
    </style:style>
    <style:style style:name="Tabe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fo:padding="0.097cm" fo:border="0.002cm solid #000000"/>
    </style:style>
    <style:style style:name="Tabela7.A2" style:family="table-cell">
      <style:table-cell-properties fo:padding="0.097cm" fo:border-left="0.002cm solid #000000" fo:border-right="none" fo:border-top="none" fo:border-bottom="0.002cm solid #000000"/>
    </style:style>
    <style:style style:name="Tabe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16.999cm" table:align="margins"/>
    </style:style>
    <style:style style:name="Tabela8.A" style:family="table-column">
      <style:table-column-properties style:column-width="8.498cm" style:rel-column-width="32767*"/>
    </style:style>
    <style:style style:name="Tabela8.B" style:family="table-column">
      <style:table-column-properties style:column-width="8.5cm" style:rel-column-width="32768*"/>
    </style:style>
    <style:style style:name="Tabe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fo:padding="0.097cm" fo:border="0.002cm solid #000000"/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" style:family="table">
      <style:table-properties style:width="16.999cm" table:align="margins"/>
    </style:style>
    <style:style style:name="Tabela9.A" style:family="table-column">
      <style:table-column-properties style:column-width="8.498cm" style:rel-column-width="32767*"/>
    </style:style>
    <style:style style:name="Tabela9.B" style:family="table-column">
      <style:table-column-properties style:column-width="8.5cm" style:rel-column-width="32768*"/>
    </style:style>
    <style:style style:name="Tabe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9.B1" style:family="table-cell">
      <style:table-cell-properties fo:padding="0.097cm" fo:border="0.002cm solid #000000"/>
    </style:style>
    <style:style style:name="Tabela9.A2" style:family="table-cell">
      <style:table-cell-properties fo:padding="0.097cm" fo:border-left="0.002cm solid #000000" fo:border-right="none" fo:border-top="none" fo:border-bottom="0.002cm solid #000000"/>
    </style:style>
    <style:style style:name="Tabe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16.999cm" table:align="margins"/>
    </style:style>
    <style:style style:name="Tabela10.A" style:family="table-column">
      <style:table-column-properties style:column-width="8.498cm" style:rel-column-width="32767*"/>
    </style:style>
    <style:style style:name="Tabela10.B" style:family="table-column">
      <style:table-column-properties style:column-width="8.5cm" style:rel-column-width="32768*"/>
    </style:style>
    <style:style style:name="Tabe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0.B1" style:family="table-cell">
      <style:table-cell-properties fo:padding="0.097cm" fo:border="0.002cm solid #000000"/>
    </style:style>
    <style:style style:name="Tabela10.A2" style:family="table-cell">
      <style:table-cell-properties fo:padding="0.097cm" fo:border-left="0.002cm solid #000000" fo:border-right="none" fo:border-top="none" fo:border-bottom="0.002cm solid #000000"/>
    </style:style>
    <style:style style:name="Tabela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1" style:family="table">
      <style:table-properties style:width="16.999cm" table:align="margins"/>
    </style:style>
    <style:style style:name="Tabela11.A" style:family="table-column">
      <style:table-column-properties style:column-width="8.498cm" style:rel-column-width="32767*"/>
    </style:style>
    <style:style style:name="Tabela11.B" style:family="table-column">
      <style:table-column-properties style:column-width="8.5cm" style:rel-column-width="32768*"/>
    </style:style>
    <style:style style:name="Tabe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1.B1" style:family="table-cell">
      <style:table-cell-properties fo:padding="0.097cm" fo:border="0.002cm solid #000000"/>
    </style:style>
    <style:style style:name="Tabela11.A2" style:family="table-cell">
      <style:table-cell-properties fo:padding="0.097cm" fo:border-left="0.002cm solid #000000" fo:border-right="none" fo:border-top="none" fo:border-bottom="0.002cm solid #000000"/>
    </style:style>
    <style:style style:name="Tabela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2" style:family="table">
      <style:table-properties style:width="16.999cm" table:align="margins"/>
    </style:style>
    <style:style style:name="Tabela12.A" style:family="table-column">
      <style:table-column-properties style:column-width="8.498cm" style:rel-column-width="32767*"/>
    </style:style>
    <style:style style:name="Tabela12.B" style:family="table-column">
      <style:table-column-properties style:column-width="8.5cm" style:rel-column-width="32768*"/>
    </style:style>
    <style:style style:name="Tabe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2.B1" style:family="table-cell">
      <style:table-cell-properties fo:padding="0.097cm" fo:border="0.002cm solid #000000"/>
    </style:style>
    <style:style style:name="Tabela12.A2" style:family="table-cell">
      <style:table-cell-properties fo:padding="0.097cm" fo:border-left="0.002cm solid #000000" fo:border-right="none" fo:border-top="none" fo:border-bottom="0.002cm solid #000000"/>
    </style:style>
    <style:style style:name="Tabela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3" style:family="table">
      <style:table-properties style:width="16.999cm" table:align="margins"/>
    </style:style>
    <style:style style:name="Tabela13.A" style:family="table-column">
      <style:table-column-properties style:column-width="8.498cm" style:rel-column-width="32767*"/>
    </style:style>
    <style:style style:name="Tabela13.B" style:family="table-column">
      <style:table-column-properties style:column-width="8.5cm" style:rel-column-width="32768*"/>
    </style:style>
    <style:style style:name="Tabela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3.B1" style:family="table-cell">
      <style:table-cell-properties fo:padding="0.097cm" fo:border="0.002cm solid #000000"/>
    </style:style>
    <style:style style:name="Tabela13.A2" style:family="table-cell">
      <style:table-cell-properties fo:padding="0.097cm" fo:border-left="0.002cm solid #000000" fo:border-right="none" fo:border-top="none" fo:border-bottom="0.002cm solid #000000"/>
    </style:style>
    <style:style style:name="Tabela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4" style:family="table">
      <style:table-properties style:width="16.999cm" table:align="margins"/>
    </style:style>
    <style:style style:name="Tabela14.A" style:family="table-column">
      <style:table-column-properties style:column-width="8.498cm" style:rel-column-width="32767*"/>
    </style:style>
    <style:style style:name="Tabela14.B" style:family="table-column">
      <style:table-column-properties style:column-width="8.5cm" style:rel-column-width="32768*"/>
    </style:style>
    <style:style style:name="Tabe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4.B1" style:family="table-cell">
      <style:table-cell-properties fo:padding="0.097cm" fo:border="0.002cm solid #000000"/>
    </style:style>
    <style:style style:name="Tabela14.A2" style:family="table-cell">
      <style:table-cell-properties fo:padding="0.097cm" fo:border-left="0.002cm solid #000000" fo:border-right="none" fo:border-top="none" fo:border-bottom="0.002cm solid #000000"/>
    </style:style>
    <style:style style:name="Tabe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5" style:family="table">
      <style:table-properties style:width="16.999cm" table:align="margins"/>
    </style:style>
    <style:style style:name="Tabela15.A" style:family="table-column">
      <style:table-column-properties style:column-width="8.498cm" style:rel-column-width="32767*"/>
    </style:style>
    <style:style style:name="Tabela15.B" style:family="table-column">
      <style:table-column-properties style:column-width="8.5cm" style:rel-column-width="32768*"/>
    </style:style>
    <style:style style:name="Tabela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5.B1" style:family="table-cell">
      <style:table-cell-properties fo:padding="0.097cm" fo:border="0.002cm solid #000000"/>
    </style:style>
    <style:style style:name="Tabela15.A2" style:family="table-cell">
      <style:table-cell-properties fo:padding="0.097cm" fo:border-left="0.002cm solid #000000" fo:border-right="none" fo:border-top="none" fo:border-bottom="0.002cm solid #000000"/>
    </style:style>
    <style:style style:name="Tabela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6" style:family="table">
      <style:table-properties style:width="16.999cm" table:align="margins"/>
    </style:style>
    <style:style style:name="Tabela16.A" style:family="table-column">
      <style:table-column-properties style:column-width="8.498cm" style:rel-column-width="32767*"/>
    </style:style>
    <style:style style:name="Tabela16.B" style:family="table-column">
      <style:table-column-properties style:column-width="8.5cm" style:rel-column-width="32768*"/>
    </style:style>
    <style:style style:name="Tabela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6.B1" style:family="table-cell">
      <style:table-cell-properties fo:padding="0.097cm" fo:border="0.002cm solid #000000"/>
    </style:style>
    <style:style style:name="Tabela16.A2" style:family="table-cell">
      <style:table-cell-properties fo:padding="0.097cm" fo:border-left="0.002cm solid #000000" fo:border-right="none" fo:border-top="none" fo:border-bottom="0.002cm solid #000000"/>
    </style:style>
    <style:style style:name="Tabela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7" style:family="table">
      <style:table-properties style:width="16.999cm" table:align="margins"/>
    </style:style>
    <style:style style:name="Tabela17.A" style:family="table-column">
      <style:table-column-properties style:column-width="8.498cm" style:rel-column-width="32767*"/>
    </style:style>
    <style:style style:name="Tabela17.B" style:family="table-column">
      <style:table-column-properties style:column-width="8.5cm" style:rel-column-width="32768*"/>
    </style:style>
    <style:style style:name="Tabela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7.B1" style:family="table-cell">
      <style:table-cell-properties fo:padding="0.097cm" fo:border="0.002cm solid #000000"/>
    </style:style>
    <style:style style:name="Tabela17.A2" style:family="table-cell">
      <style:table-cell-properties fo:padding="0.097cm" fo:border-left="0.002cm solid #000000" fo:border-right="none" fo:border-top="none" fo:border-bottom="0.002cm solid #000000"/>
    </style:style>
    <style:style style:name="Tabela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8" style:family="table">
      <style:table-properties style:width="16.999cm" table:align="margins"/>
    </style:style>
    <style:style style:name="Tabela18.A" style:family="table-column">
      <style:table-column-properties style:column-width="8.498cm" style:rel-column-width="32767*"/>
    </style:style>
    <style:style style:name="Tabela18.B" style:family="table-column">
      <style:table-column-properties style:column-width="8.5cm" style:rel-column-width="32768*"/>
    </style:style>
    <style:style style:name="Tabela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8.B1" style:family="table-cell">
      <style:table-cell-properties fo:padding="0.097cm" fo:border="0.002cm solid #000000"/>
    </style:style>
    <style:style style:name="Tabela18.A2" style:family="table-cell">
      <style:table-cell-properties fo:padding="0.097cm" fo:border-left="0.002cm solid #000000" fo:border-right="none" fo:border-top="none" fo:border-bottom="0.002cm solid #000000"/>
    </style:style>
    <style:style style:name="Tabela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9" style:family="table">
      <style:table-properties style:width="16.999cm" table:align="margins"/>
    </style:style>
    <style:style style:name="Tabela19.A" style:family="table-column">
      <style:table-column-properties style:column-width="8.498cm" style:rel-column-width="32767*"/>
    </style:style>
    <style:style style:name="Tabela19.B" style:family="table-column">
      <style:table-column-properties style:column-width="8.5cm" style:rel-column-width="32768*"/>
    </style:style>
    <style:style style:name="Tabela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9.B1" style:family="table-cell">
      <style:table-cell-properties fo:padding="0.097cm" fo:border="0.002cm solid #000000"/>
    </style:style>
    <style:style style:name="Tabela19.A2" style:family="table-cell">
      <style:table-cell-properties fo:padding="0.097cm" fo:border-left="0.002cm solid #000000" fo:border-right="none" fo:border-top="none" fo:border-bottom="0.002cm solid #000000"/>
    </style:style>
    <style:style style:name="Tabela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0" style:family="table">
      <style:table-properties style:width="16.999cm" table:align="margins"/>
    </style:style>
    <style:style style:name="Tabela20.A" style:family="table-column">
      <style:table-column-properties style:column-width="8.498cm" style:rel-column-width="32767*"/>
    </style:style>
    <style:style style:name="Tabela20.B" style:family="table-column">
      <style:table-column-properties style:column-width="8.5cm" style:rel-column-width="32768*"/>
    </style:style>
    <style:style style:name="Tabela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0.B1" style:family="table-cell">
      <style:table-cell-properties fo:padding="0.097cm" fo:border="0.002cm solid #000000"/>
    </style:style>
    <style:style style:name="Tabela20.A2" style:family="table-cell">
      <style:table-cell-properties fo:padding="0.097cm" fo:border-left="0.002cm solid #000000" fo:border-right="none" fo:border-top="none" fo:border-bottom="0.002cm solid #000000"/>
    </style:style>
    <style:style style:name="Tabela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1" style:family="table">
      <style:table-properties style:width="16.999cm" table:align="margins"/>
    </style:style>
    <style:style style:name="Tabela21.A" style:family="table-column">
      <style:table-column-properties style:column-width="8.498cm" style:rel-column-width="32767*"/>
    </style:style>
    <style:style style:name="Tabela21.B" style:family="table-column">
      <style:table-column-properties style:column-width="8.5cm" style:rel-column-width="32768*"/>
    </style:style>
    <style:style style:name="Tabela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1.B1" style:family="table-cell">
      <style:table-cell-properties fo:padding="0.097cm" fo:border="0.002cm solid #000000"/>
    </style:style>
    <style:style style:name="Tabela21.A2" style:family="table-cell">
      <style:table-cell-properties fo:padding="0.097cm" fo:border-left="0.002cm solid #000000" fo:border-right="none" fo:border-top="none" fo:border-bottom="0.002cm solid #000000"/>
    </style:style>
    <style:style style:name="Tabela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2" style:family="table">
      <style:table-properties style:width="16.999cm" table:align="margins"/>
    </style:style>
    <style:style style:name="Tabela22.A" style:family="table-column">
      <style:table-column-properties style:column-width="8.498cm" style:rel-column-width="32767*"/>
    </style:style>
    <style:style style:name="Tabela22.B" style:family="table-column">
      <style:table-column-properties style:column-width="8.5cm" style:rel-column-width="32768*"/>
    </style:style>
    <style:style style:name="Tabela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2.B1" style:family="table-cell">
      <style:table-cell-properties fo:padding="0.097cm" fo:border="0.002cm solid #000000"/>
    </style:style>
    <style:style style:name="Tabela22.A2" style:family="table-cell">
      <style:table-cell-properties fo:padding="0.097cm" fo:border-left="0.002cm solid #000000" fo:border-right="none" fo:border-top="none" fo:border-bottom="0.002cm solid #000000"/>
    </style:style>
    <style:style style:name="Tabela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3" style:family="table">
      <style:table-properties style:width="16.999cm" table:align="margins"/>
    </style:style>
    <style:style style:name="Tabela23.A" style:family="table-column">
      <style:table-column-properties style:column-width="8.498cm" style:rel-column-width="32767*"/>
    </style:style>
    <style:style style:name="Tabela23.B" style:family="table-column">
      <style:table-column-properties style:column-width="8.5cm" style:rel-column-width="32768*"/>
    </style:style>
    <style:style style:name="Tabela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3.B1" style:family="table-cell">
      <style:table-cell-properties fo:padding="0.097cm" fo:border="0.002cm solid #000000"/>
    </style:style>
    <style:style style:name="Tabela23.A2" style:family="table-cell">
      <style:table-cell-properties fo:padding="0.097cm" fo:border-left="0.002cm solid #000000" fo:border-right="none" fo:border-top="none" fo:border-bottom="0.002cm solid #000000"/>
    </style:style>
    <style:style style:name="Tabela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4" style:family="table">
      <style:table-properties style:width="16.999cm" table:align="margins"/>
    </style:style>
    <style:style style:name="Tabela24.A" style:family="table-column">
      <style:table-column-properties style:column-width="8.498cm" style:rel-column-width="32767*"/>
    </style:style>
    <style:style style:name="Tabela24.B" style:family="table-column">
      <style:table-column-properties style:column-width="8.5cm" style:rel-column-width="32768*"/>
    </style:style>
    <style:style style:name="Tabela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4.B1" style:family="table-cell">
      <style:table-cell-properties fo:padding="0.097cm" fo:border="0.002cm solid #000000"/>
    </style:style>
    <style:style style:name="Tabela24.A2" style:family="table-cell">
      <style:table-cell-properties fo:padding="0.097cm" fo:border-left="0.002cm solid #000000" fo:border-right="none" fo:border-top="none" fo:border-bottom="0.002cm solid #000000"/>
    </style:style>
    <style:style style:name="Tabela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5" style:family="table">
      <style:table-properties style:width="16.999cm" table:align="margins"/>
    </style:style>
    <style:style style:name="Tabela25.A" style:family="table-column">
      <style:table-column-properties style:column-width="8.498cm" style:rel-column-width="32767*"/>
    </style:style>
    <style:style style:name="Tabela25.B" style:family="table-column">
      <style:table-column-properties style:column-width="8.5cm" style:rel-column-width="32768*"/>
    </style:style>
    <style:style style:name="Tabela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5.B1" style:family="table-cell">
      <style:table-cell-properties fo:padding="0.097cm" fo:border="0.002cm solid #000000"/>
    </style:style>
    <style:style style:name="Tabela25.A2" style:family="table-cell">
      <style:table-cell-properties fo:padding="0.097cm" fo:border-left="0.002cm solid #000000" fo:border-right="none" fo:border-top="none" fo:border-bottom="0.002cm solid #000000"/>
    </style:style>
    <style:style style:name="Tabela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6" style:family="table">
      <style:table-properties style:width="16.999cm" table:align="margins"/>
    </style:style>
    <style:style style:name="Tabela26.A" style:family="table-column">
      <style:table-column-properties style:column-width="8.498cm" style:rel-column-width="32767*"/>
    </style:style>
    <style:style style:name="Tabela26.B" style:family="table-column">
      <style:table-column-properties style:column-width="8.5cm" style:rel-column-width="32768*"/>
    </style:style>
    <style:style style:name="Tabela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6.B1" style:family="table-cell">
      <style:table-cell-properties fo:padding="0.097cm" fo:border="0.002cm solid #000000"/>
    </style:style>
    <style:style style:name="Tabela26.A2" style:family="table-cell">
      <style:table-cell-properties fo:padding="0.097cm" fo:border-left="0.002cm solid #000000" fo:border-right="none" fo:border-top="none" fo:border-bottom="0.002cm solid #000000"/>
    </style:style>
    <style:style style:name="Tabela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7" style:family="table">
      <style:table-properties style:width="16.999cm" table:align="margins"/>
    </style:style>
    <style:style style:name="Tabela27.A" style:family="table-column">
      <style:table-column-properties style:column-width="8.498cm" style:rel-column-width="32767*"/>
    </style:style>
    <style:style style:name="Tabela27.B" style:family="table-column">
      <style:table-column-properties style:column-width="8.5cm" style:rel-column-width="32768*"/>
    </style:style>
    <style:style style:name="Tabela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7.B1" style:family="table-cell">
      <style:table-cell-properties fo:padding="0.097cm" fo:border="0.002cm solid #000000"/>
    </style:style>
    <style:style style:name="Tabela27.A2" style:family="table-cell">
      <style:table-cell-properties fo:padding="0.097cm" fo:border-left="0.002cm solid #000000" fo:border-right="none" fo:border-top="none" fo:border-bottom="0.002cm solid #000000"/>
    </style:style>
    <style:style style:name="Tabela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8" style:family="table">
      <style:table-properties style:width="16.999cm" table:align="margins"/>
    </style:style>
    <style:style style:name="Tabela28.A" style:family="table-column">
      <style:table-column-properties style:column-width="8.498cm" style:rel-column-width="32767*"/>
    </style:style>
    <style:style style:name="Tabela28.B" style:family="table-column">
      <style:table-column-properties style:column-width="8.5cm" style:rel-column-width="32768*"/>
    </style:style>
    <style:style style:name="Tabela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8.B1" style:family="table-cell">
      <style:table-cell-properties fo:padding="0.097cm" fo:border="0.002cm solid #000000"/>
    </style:style>
    <style:style style:name="Tabela28.A2" style:family="table-cell">
      <style:table-cell-properties fo:padding="0.097cm" fo:border-left="0.002cm solid #000000" fo:border-right="none" fo:border-top="none" fo:border-bottom="0.002cm solid #000000"/>
    </style:style>
    <style:style style:name="Tabela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9" style:family="table">
      <style:table-properties style:width="16.999cm" table:align="margins"/>
    </style:style>
    <style:style style:name="Tabela29.A" style:family="table-column">
      <style:table-column-properties style:column-width="8.498cm" style:rel-column-width="32767*"/>
    </style:style>
    <style:style style:name="Tabela29.B" style:family="table-column">
      <style:table-column-properties style:column-width="8.5cm" style:rel-column-width="32768*"/>
    </style:style>
    <style:style style:name="Tabela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9.B1" style:family="table-cell">
      <style:table-cell-properties fo:padding="0.097cm" fo:border="0.002cm solid #000000"/>
    </style:style>
    <style:style style:name="Tabela29.A2" style:family="table-cell">
      <style:table-cell-properties fo:padding="0.097cm" fo:border-left="0.002cm solid #000000" fo:border-right="none" fo:border-top="none" fo:border-bottom="0.002cm solid #000000"/>
    </style:style>
    <style:style style:name="Tabela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0" style:family="table">
      <style:table-properties style:width="16.999cm" table:align="margins"/>
    </style:style>
    <style:style style:name="Tabela30.A" style:family="table-column">
      <style:table-column-properties style:column-width="8.498cm" style:rel-column-width="32767*"/>
    </style:style>
    <style:style style:name="Tabela30.B" style:family="table-column">
      <style:table-column-properties style:column-width="8.5cm" style:rel-column-width="32768*"/>
    </style:style>
    <style:style style:name="Tabela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0.B1" style:family="table-cell">
      <style:table-cell-properties fo:padding="0.097cm" fo:border="0.002cm solid #000000"/>
    </style:style>
    <style:style style:name="Tabela30.A2" style:family="table-cell">
      <style:table-cell-properties fo:padding="0.097cm" fo:border-left="0.002cm solid #000000" fo:border-right="none" fo:border-top="none" fo:border-bottom="0.002cm solid #000000"/>
    </style:style>
    <style:style style:name="Tabela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1" style:family="table">
      <style:table-properties style:width="16.999cm" table:align="margins"/>
    </style:style>
    <style:style style:name="Tabela31.A" style:family="table-column">
      <style:table-column-properties style:column-width="8.498cm" style:rel-column-width="32767*"/>
    </style:style>
    <style:style style:name="Tabela31.B" style:family="table-column">
      <style:table-column-properties style:column-width="8.5cm" style:rel-column-width="32768*"/>
    </style:style>
    <style:style style:name="Tabela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1.B1" style:family="table-cell">
      <style:table-cell-properties fo:padding="0.097cm" fo:border="0.002cm solid #000000"/>
    </style:style>
    <style:style style:name="Tabela31.A2" style:family="table-cell">
      <style:table-cell-properties fo:padding="0.097cm" fo:border-left="0.002cm solid #000000" fo:border-right="none" fo:border-top="none" fo:border-bottom="0.002cm solid #000000"/>
    </style:style>
    <style:style style:name="Tabela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2" style:family="table">
      <style:table-properties style:width="16.999cm" table:align="margins"/>
    </style:style>
    <style:style style:name="Tabela32.A" style:family="table-column">
      <style:table-column-properties style:column-width="8.498cm" style:rel-column-width="32767*"/>
    </style:style>
    <style:style style:name="Tabela32.B" style:family="table-column">
      <style:table-column-properties style:column-width="8.5cm" style:rel-column-width="32768*"/>
    </style:style>
    <style:style style:name="Tabela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2.B1" style:family="table-cell">
      <style:table-cell-properties fo:padding="0.097cm" fo:border="0.002cm solid #000000"/>
    </style:style>
    <style:style style:name="Tabela32.A2" style:family="table-cell">
      <style:table-cell-properties fo:padding="0.097cm" fo:border-left="0.002cm solid #000000" fo:border-right="none" fo:border-top="none" fo:border-bottom="0.002cm solid #000000"/>
    </style:style>
    <style:style style:name="Tabela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3" style:family="table">
      <style:table-properties style:width="16.999cm" table:align="margins"/>
    </style:style>
    <style:style style:name="Tabela33.A" style:family="table-column">
      <style:table-column-properties style:column-width="8.498cm" style:rel-column-width="32767*"/>
    </style:style>
    <style:style style:name="Tabela33.B" style:family="table-column">
      <style:table-column-properties style:column-width="8.5cm" style:rel-column-width="32768*"/>
    </style:style>
    <style:style style:name="Tabela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3.B1" style:family="table-cell">
      <style:table-cell-properties fo:padding="0.097cm" fo:border="0.002cm solid #000000"/>
    </style:style>
    <style:style style:name="Tabela33.A2" style:family="table-cell">
      <style:table-cell-properties fo:padding="0.097cm" fo:border-left="0.002cm solid #000000" fo:border-right="none" fo:border-top="none" fo:border-bottom="0.002cm solid #000000"/>
    </style:style>
    <style:style style:name="Tabela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4" style:family="table">
      <style:table-properties style:width="16.999cm" table:align="margins"/>
    </style:style>
    <style:style style:name="Tabela34.A" style:family="table-column">
      <style:table-column-properties style:column-width="8.498cm" style:rel-column-width="32767*"/>
    </style:style>
    <style:style style:name="Tabela34.B" style:family="table-column">
      <style:table-column-properties style:column-width="8.5cm" style:rel-column-width="32768*"/>
    </style:style>
    <style:style style:name="Tabela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4.B1" style:family="table-cell">
      <style:table-cell-properties fo:padding="0.097cm" fo:border="0.002cm solid #000000"/>
    </style:style>
    <style:style style:name="Tabela34.A2" style:family="table-cell">
      <style:table-cell-properties fo:padding="0.097cm" fo:border-left="0.002cm solid #000000" fo:border-right="none" fo:border-top="none" fo:border-bottom="0.002cm solid #000000"/>
    </style:style>
    <style:style style:name="Tabela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normal" style:font-weight-asian="normal" style:font-weight-complex="normal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 style:list-style-name="L1"/>
    <style:style style:name="T1" style:family="text">
      <style:text-properties fo:font-variant="normal" fo:text-transform="none" fo:color="#9aa0a6" style:font-name="Roboto" fo:font-size="9.75pt" fo:letter-spacing="normal" fo:font-style="normal" fo:font-weight="normal"/>
    </style:style>
    <style:style style:name="T2" style:family="text">
      <style:text-properties fo:font-variant="normal" fo:text-transform="none" fo:color="#9aa0a6" style:font-name="Times New Roman" fo:font-size="9.75pt" fo:letter-spacing="normal" fo:font-style="normal" fo:font-weight="normal"/>
    </style:style>
    <style:style style:name="T3" style:family="text">
      <style:text-properties fo:font-variant="normal" fo:text-transform="none" fo:color="#9aa0a6" style:font-name="Times New Roman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6" style:family="text">
      <style:text-properties fo:font-variant="normal" fo:text-transform="none" fo:color="#000000" style:text-line-through-style="none" style:font-name="Muli" fo:font-size="12pt" fo:letter-spacing="normal" fo:font-style="normal" style:text-underline-style="none" fo:font-weight="normal" style:text-blinking="false" style:font-size-asian="12pt" style:font-size-complex="12pt"/>
    </style:style>
    <style:style style:name="T7" style:family="text">
      <style:text-properties fo:font-variant="normal" fo:text-transform="none" fo:color="#000000" style:text-line-through-style="none" style:font-name="Muli" fo:font-size="9.75pt" fo:letter-spacing="normal" fo:font-style="normal" style:text-underline-style="none" fo:font-weight="normal" style:text-blinking="false" style:font-size-asian="12pt" style:font-size-complex="12pt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fo:color="#000000" style:font-name="Times New Roman" fo:font-size="12pt" style:font-size-asian="12pt" style:font-size-complex="12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ID</text:p>
          </table:table-cell>
          <table:table-cell table:style-name="Tabela1.B1" office:value-type="float" office:value="1">
            <text:p text:style-name="Table_20_Contents">1</text:p>
          </table:table-cell>
        </table:table-row>
        <table:table-row>
          <table:table-cell table:style-name="Tabela1.A2" office:value-type="string">
            <text:p text:style-name="Table_20_Contents">Tytuł</text:p>
          </table:table-cell>
          <table:table-cell table:style-name="Tabela1.B2" office:value-type="string">
            <text:p text:style-name="Table_20_Contents">Nawigacja po stronie</text:p>
          </table:table-cell>
        </table:table-row>
        <table:table-row>
          <table:table-cell table:style-name="Tabela1.A2" office:value-type="string">
            <text:p text:style-name="Table_20_Contents">Typ</text:p>
          </table:table-cell>
          <table:table-cell table:style-name="Tabela1.B2" office:value-type="string">
            <text:p text:style-name="Table_20_Contents">Funkcjonalny</text:p>
          </table:table-cell>
        </table:table-row>
        <table:table-row>
          <table:table-cell table:style-name="Tabela1.A2" office:value-type="string">
            <text:p text:style-name="Table_20_Contents">Priorytet</text:p>
          </table:table-cell>
          <table:table-cell table:style-name="Tabela1.B2" office:value-type="string">
            <text:p text:style-name="Table_20_Contents">Wysoki</text:p>
          </table:table-cell>
        </table:table-row>
        <table:table-row>
          <table:table-cell table:style-name="Tabela1.A2" office:value-type="string">
            <text:p text:style-name="Table_20_Contents">Warunki testowe </text:p>
          </table:table-cell>
          <table:table-cell table:style-name="Tabela1.B2" office:value-type="string">
            <text:p text:style-name="Table_20_Contents">- Windows 10 64 bit</text:p>
            <text:p text:style-name="Table_20_Contents">- Mozilla Firefox 78.0.2 / Google <text:span text:style-name="T9">Chrome</text:span><text:span text:style-name="T10"> </text:span><text:span text:style-name="T4">Wersja 84.0.4147.105 (Oficjalna wersja) (64-bitowa)</text:span><text:span text:style-name="T10"> / Brave </text:span><text:bookmark text:name="release-notes"/><text:a xlink:type="simple" xlink:href="https://brave.com/latest/" office:target-frame-name="_blank" xlink:show="new" text:style-name="Internet_20_link" text:visited-style-name="Visited_20_Internet_20_Link"><text:span text:style-name="T5">Wersja 1.11.104 Chromium: 84.0.4147.105 (Oficjalna wersja) (64-bitowa)</text:span></text:a><text:span text:style-name="T10"> </text:span></text:p>
            <text:p text:style-name="Table_20_Contents">- URL: http://andrzej-torun.pl/</text:p>
          </table:table-cell>
        </table:table-row>
        <table:table-row>
          <table:table-cell table:style-name="Tabela1.A2" office:value-type="string">
            <text:p text:style-name="Table_20_Contents">Kroki</text:p>
          </table:table-cell>
          <table:table-cell table:style-name="Tabela1.B2" office:value-type="string">
            <text:p text:style-name="Table_20_Contents">1. Wejście na stronę</text:p>
            <text:p text:style-name="Table_20_Contents">2. </text:p>
          </table:table-cell>
        </table:table-row>
        <table:table-row>
          <table:table-cell table:style-name="Tabela1.A2" office:value-type="string">
            <text:p text:style-name="Table_20_Contents">Oczekiwany rezultat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Aktualny Rezultat</text:p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Standard"/>
      <text:p text:style-name="P3"/>
      <table:table table:name="Tabela35" table:style-name="Tabela35">
        <table:table-column table:style-name="Tabela35.A" table:number-columns-repeated="3"/>
        <table:table-row>
          <table:table-cell table:style-name="Tabela35.A1" office:value-type="string">
            <text:p text:style-name="P1">ID</text:p>
          </table:table-cell>
          <table:table-cell table:style-name="Tabela35.B1" table:number-columns-spanned="2" office:value-type="string">
            <text:p text:style-name="Table_20_Contents">Test 1</text:p>
          </table:table-cell>
          <table:covered-table-cell/>
        </table:table-row>
        <table:table-row>
          <table:table-cell table:style-name="Tabela35.A2" office:value-type="string">
            <text:p text:style-name="P1">Tytuł</text:p>
          </table:table-cell>
          <table:table-cell table:style-name="Tabela35.B2" table:number-columns-spanned="2" office:value-type="string">
            <text:p text:style-name="Table_20_Contents">Nawigacja po stronie</text:p>
          </table:table-cell>
          <table:covered-table-cell/>
        </table:table-row>
        <table:table-row>
          <table:table-cell table:style-name="Tabela35.A2" office:value-type="string">
            <text:p text:style-name="P1">Typ</text:p>
          </table:table-cell>
          <table:table-cell table:style-name="Tabela35.B2" table:number-columns-spanned="2" office:value-type="string">
            <text:p text:style-name="Table_20_Contents">Funkcjonalny</text:p>
          </table:table-cell>
          <table:covered-table-cell/>
        </table:table-row>
        <table:table-row>
          <table:table-cell table:style-name="Tabela35.A2" office:value-type="string">
            <text:p text:style-name="P1">Priorytet</text:p>
          </table:table-cell>
          <table:table-cell table:style-name="Tabela35.B2" table:number-columns-spanned="2" office:value-type="string">
            <text:p text:style-name="Table_20_Contents">Wysoki</text:p>
          </table:table-cell>
          <table:covered-table-cell/>
        </table:table-row>
        <table:table-row>
          <table:table-cell table:style-name="Tabela35.A2" office:value-type="string">
            <text:p text:style-name="P1">Warunki testowe</text:p>
          </table:table-cell>
          <table:table-cell table:style-name="Tabela35.B2" table:number-columns-spanned="2" office:value-type="string">
            <text:p text:style-name="Table_20_Contents">- Windows 10 64 bit</text:p>
            <text:p text:style-name="Table_20_Contents">- Mozilla Firefox 78.0.2 / Google <text:span text:style-name="T9">Chrome</text:span><text:span text:style-name="T10"> </text:span><text:span text:style-name="T4">Wersja 84.0.4147.105 (Oficjalna wersja) (64-bitowa)</text:span><text:span text:style-name="T10"> / Brave </text:span><text:bookmark text:name="release-notes1"/><text:a xlink:type="simple" xlink:href="https://brave.com/latest/" office:target-frame-name="_blank" xlink:show="new" text:style-name="Internet_20_link" text:visited-style-name="Visited_20_Internet_20_Link"><text:span text:style-name="T5">Wersja 1.11.104 Chromium: 84.0.4147.105 (Oficjalna wersja) (64-bitowa)</text:span></text:a><text:span text:style-name="T10"> </text:span></text:p>
            <text:p text:style-name="Table_20_Contents">- URL: http://andrzej-torun.pl/</text:p>
          </table:table-cell>
          <table:covered-table-cell/>
        </table:table-row>
        <table:table-row>
          <table:table-cell table:style-name="Tabela35.A2" office:value-type="string">
            <text:p text:style-name="P1"/>
            <text:p text:style-name="P1">Kroki</text:p>
          </table:table-cell>
          <table:table-cell table:style-name="Tabela35.A2" office:value-type="string">
            <text:p text:style-name="P1"/>
            <text:p text:style-name="P1">Oczekiwany rezultat</text:p>
          </table:table-cell>
          <table:table-cell table:style-name="Tabela35.B2" office:value-type="string">
            <text:p text:style-name="P1"/>
            <text:p text:style-name="P1">Aktualny rezultat</text:p>
          </table:table-cell>
        </table:table-row>
        <table:table-row>
          <table:table-cell table:style-name="Tabela35.A2" office:value-type="string">
            <text:p text:style-name="Table_20_Contents">1. Wejście na stronę</text:p>
          </table:table-cell>
          <table:table-cell table:style-name="Tabela35.A2" office:value-type="string">
            <text:p text:style-name="Table_20_Contents">1. Otwarcie strony</text:p>
          </table:table-cell>
          <table:table-cell table:style-name="Tabela35.B2" office:value-type="string">
            <text:p text:style-name="Table_20_Contents">1. Otwarcie strony</text:p>
          </table:table-cell>
        </table:table-row>
        <table:table-row>
          <table:table-cell table:style-name="Tabela35.A2" office:value-type="string">
            <text:p text:style-name="Table_20_Contents">Wejście w zakładkę "Aktualności"</text:p>
          </table:table-cell>
          <table:table-cell table:style-name="Tabela35.A2" office:value-type="string">
            <text:p text:style-name="Table_20_Contents">2. Otwarcie zakładki "Aktualności"</text:p>
          </table:table-cell>
          <table:table-cell table:style-name="Tabela35.B2" office:value-type="string">
            <text:p text:style-name="Table_20_Contents">2. Otwarcie zakładki "Aktualności"</text:p>
          </table:table-cell>
        </table:table-row>
        <table:table-row>
          <table:table-cell table:style-name="Tabela35.A2" office:value-type="string">
            <text:p text:style-name="Table_20_Contents">3. Wejście w zakładkę "Msze święte"</text:p>
          </table:table-cell>
          <table:table-cell table:style-name="Tabela35.A2" office:value-type="string">
            <text:p text:style-name="Table_20_Contents">3. Otwarcie zakładki "Msze święte"</text:p>
          </table:table-cell>
          <table:table-cell table:style-name="Tabela35.B2" office:value-type="string">
            <text:p text:style-name="Table_20_Contents">3. Otwarcie zakładki "Msze święte"</text:p>
          </table:table-cell>
        </table:table-row>
        <table:table-row>
          <table:table-cell table:style-name="Tabela35.A2" office:value-type="string">
            <text:p text:style-name="Table_20_Contents">4. Wejście w zakładkę "Ogłoszenia parafialne"</text:p>
          </table:table-cell>
          <table:table-cell table:style-name="Tabela35.A2" office:value-type="string">
            <text:p text:style-name="Table_20_Contents">4. Otwarcie zakładki "Ogłoszenia parafialne"</text:p>
          </table:table-cell>
          <table:table-cell table:style-name="Tabela35.B2" office:value-type="string">
            <text:p text:style-name="Table_20_Contents">4. Otwarcie zakładki "Ogłoszenia parafialne"</text:p>
          </table:table-cell>
        </table:table-row>
        <table:table-row>
          <table:table-cell table:style-name="Tabela35.A2" office:value-type="string">
            <text:p text:style-name="Table_20_Contents">5. Wejście w zakładkę "Intencje"</text:p>
          </table:table-cell>
          <table:table-cell table:style-name="Tabela35.A2" office:value-type="string">
            <text:p text:style-name="Table_20_Contents">5. Otwarcie zakładki "Intencje"</text:p>
          </table:table-cell>
          <table:table-cell table:style-name="Tabela35.B2" office:value-type="string">
            <text:p text:style-name="Table_20_Contents">5. Otwarcie zakładki "Intencje"</text:p>
          </table:table-cell>
        </table:table-row>
        <table:table-row>
          <table:table-cell table:style-name="Tabela35.A2" office:value-type="string">
            <text:p text:style-name="Table_20_Contents">6. Wejście w zakładkę "Kontakt"</text:p>
          </table:table-cell>
          <table:table-cell table:style-name="Tabela35.A2" office:value-type="string">
            <text:p text:style-name="Table_20_Contents">6. Otwarcie zakładki "Kontakt"</text:p>
          </table:table-cell>
          <table:table-cell table:style-name="Tabela35.B2" office:value-type="string">
            <text:p text:style-name="Table_20_Contents">6. Otwarcie zakładki "Kontakt"</text:p>
          </table:table-cell>
        </table:table-row>
        <table:table-row>
          <table:table-cell table:style-name="Tabela35.A2" office:value-type="string">
            <text:p text:style-name="Table_20_Contents">7. Wejście w zakładkę "Centrum Aktywności Lokalnej"</text:p>
          </table:table-cell>
          <table:table-cell table:style-name="Tabela35.A2" office:value-type="string">
            <text:p text:style-name="Table_20_Contents">7. Otwarcie zakładki "Centrum Aktywności Lokalnej"</text:p>
          </table:table-cell>
          <table:table-cell table:style-name="Tabela35.B2" office:value-type="string">
            <text:p text:style-name="Table_20_Contents">7. Otwarcie zakładki "Centrum Aktywności Lokalnej"</text:p>
          </table:table-cell>
        </table:table-row>
        <table:table-row>
          <table:table-cell table:style-name="Tabela35.A2" office:value-type="string">
            <text:p text:style-name="Table_20_Contents">8. Wejście w zakładkę "Biuro parafialne"</text:p>
          </table:table-cell>
          <table:table-cell table:style-name="Tabela35.A2" office:value-type="string">
            <text:p text:style-name="Table_20_Contents">8. Otwarcie zakładki "Biuro parafialne"</text:p>
          </table:table-cell>
          <table:table-cell table:style-name="Tabela35.B2" office:value-type="string">
            <text:p text:style-name="Table_20_Contents">8. Otwarcie zakładki "Biuro parafialne"</text:p>
          </table:table-cell>
        </table:table-row>
        <table:table-row>
          <table:table-cell table:style-name="Tabela35.A2" office:value-type="string">
            <text:p text:style-name="Table_20_Contents">9. Wejście w zakładkę "Historia parafii"</text:p>
          </table:table-cell>
          <table:table-cell table:style-name="Tabela35.A2" office:value-type="string">
            <text:p text:style-name="Table_20_Contents">9. Otwarcie zakładki "Historia parafii"</text:p>
          </table:table-cell>
          <table:table-cell table:style-name="Tabela35.B2" office:value-type="string">
            <text:p text:style-name="Table_20_Contents">9. Otwarcie zakładki "Historia parafii"</text:p>
          </table:table-cell>
        </table:table-row>
        <table:table-row table:style-name="Tabela35.16">
          <table:table-cell table:style-name="Tabela35.A2" office:value-type="string">
            <text:p text:style-name="Table_20_Contents">10. Wejście w zakładkę "Historia parafii"</text:p>
          </table:table-cell>
          <table:table-cell table:style-name="Tabela35.A2" office:value-type="string">
            <text:p text:style-name="Table_20_Contents">10. Otwarcie zakładki "Historia parafii"</text:p>
          </table:table-cell>
          <table:table-cell table:style-name="Tabela35.B2" office:value-type="string">
            <text:p text:style-name="Table_20_Contents">10. Otwarcie zakładki "Historia parafii"</text:p>
          </table:table-cell>
        </table:table-row>
        <table:table-row table:style-name="Tabela35.16">
          <table:table-cell table:style-name="Tabela35.A2" office:value-type="string">
            <text:p text:style-name="Table_20_Contents">11. Wejście w zakładkę "Patron"</text:p>
          </table:table-cell>
          <table:table-cell table:style-name="Tabela35.A2" office:value-type="string">
            <text:p text:style-name="Table_20_Contents">11. Otwarcie zakładki "Patron"</text:p>
          </table:table-cell>
          <table:table-cell table:style-name="Tabela35.B2" office:value-type="string">
            <text:p text:style-name="Table_20_Contents">11. Otwarcie zakładki "Patron"</text:p>
          </table:table-cell>
        </table:table-row>
        <table:table-row table:style-name="Tabela35.16">
          <table:table-cell table:style-name="Tabela35.A2" office:value-type="string">
            <text:p text:style-name="Table_20_Contents">12. Wejście w zakładkę "Wspólnoty"</text:p>
          </table:table-cell>
          <table:table-cell table:style-name="Tabela35.A2" office:value-type="string">
            <text:p text:style-name="Table_20_Contents">12. Otwarcie zakładki "Wspólnoty"</text:p>
          </table:table-cell>
          <table:table-cell table:style-name="Tabela35.B2" office:value-type="string">
            <text:p text:style-name="Table_20_Contents">12. Otwarcie zakładki "Wspólnoty"</text:p>
          </table:table-cell>
        </table:table-row>
        <table:table-row table:style-name="Tabela35.16">
          <table:table-cell table:style-name="Tabela35.A2" office:value-type="string">
            <text:p text:style-name="Table_20_Contents">13. Wejście w zakładkę "Sakramenty"</text:p>
          </table:table-cell>
          <table:table-cell table:style-name="Tabela35.A2" office:value-type="string">
            <text:p text:style-name="Table_20_Contents">13. Otwarcie zakładki "Sakramenty"</text:p>
          </table:table-cell>
          <table:table-cell table:style-name="Tabela35.B2" office:value-type="string">
            <text:p text:style-name="Table_20_Contents">13. Otwarcie zakładki "Sakramenty"</text:p>
          </table:table-cell>
        </table:table-row>
        <table:table-row table:style-name="Tabela35.16">
          <table:table-cell table:style-name="Tabela35.A2" office:value-type="string">
            <text:p text:style-name="Table_20_Contents">14. Wejście w zakładkę "Duszpasterze:</text:p>
          </table:table-cell>
          <table:table-cell table:style-name="Tabela35.A2" office:value-type="string">
            <text:p text:style-name="Table_20_Contents">14. Otwarcie zakładki "Duszpasterze"</text:p>
          </table:table-cell>
          <table:table-cell table:style-name="Tabela35.B2" office:value-type="string">
            <text:p text:style-name="Table_20_Contents">14. Otwarcie zakładki "Duszpasterze"</text:p>
          </table:table-cell>
        </table:table-row>
        <table:table-row table:style-name="Tabela35.16">
          <table:table-cell table:style-name="Tabela35.A2" office:value-type="string">
            <text:p text:style-name="Table_20_Contents">15. Wejście w zakładkę "Katechezy"</text:p>
          </table:table-cell>
          <table:table-cell table:style-name="Tabela35.A2" office:value-type="string">
            <text:p text:style-name="Table_20_Contents">15. Otwarcie zakładki "Katechezy"</text:p>
          </table:table-cell>
          <table:table-cell table:style-name="Tabela35.B2" office:value-type="string">
            <text:p text:style-name="Table_20_Contents">15. Otwarcie zakładki "Katechezy"</text:p>
          </table:table-cell>
        </table:table-row>
        <table:table-row table:style-name="Tabela35.16">
          <table:table-cell table:style-name="Tabela35.A2" office:value-type="string">
            <text:p text:style-name="Table_20_Contents">16. Wejście w zakładkę "Kącik <text:soft-page-break/>dla dzieci"</text:p>
          </table:table-cell>
          <table:table-cell table:style-name="Tabela35.A2" office:value-type="string">
            <text:p text:style-name="Table_20_Contents">16. Otwarcie zakładki "Kącik <text:soft-page-break/>dla dzieci"</text:p>
          </table:table-cell>
          <table:table-cell table:style-name="Tabela35.B2" office:value-type="string">
            <text:p text:style-name="Table_20_Contents">16. Otwarcie zakładki "Kącik <text:soft-page-break/>dla dzieci"</text:p>
          </table:table-cell>
        </table:table-row>
        <table:table-row table:style-name="Tabela35.16">
          <table:table-cell table:style-name="Tabela35.A2" office:value-type="string">
            <text:p text:style-name="Table_20_Contents">17. Wejście w zakładkę "Dla młodzieży"</text:p>
          </table:table-cell>
          <table:table-cell table:style-name="Tabela35.A2" office:value-type="string">
            <text:p text:style-name="Table_20_Contents">17. Otwarcie zakładki "Dla młodzieży"</text:p>
          </table:table-cell>
          <table:table-cell table:style-name="Tabela35.B2" office:value-type="string">
            <text:p text:style-name="Table_20_Contents">17. Otwarcie zakładki "Dla młodzieży"</text:p>
          </table:table-cell>
        </table:table-row>
        <table:table-row table:style-name="Tabela35.16">
          <table:table-cell table:style-name="Tabela35.A2" office:value-type="string">
            <text:p text:style-name="Table_20_Contents">18. Wejście w zakładkę "Seniorzy"</text:p>
          </table:table-cell>
          <table:table-cell table:style-name="Tabela35.A2" office:value-type="string">
            <text:p text:style-name="Table_20_Contents">18. Otwarcie zakładki "Seniorzy"</text:p>
          </table:table-cell>
          <table:table-cell table:style-name="Tabela35.B2" office:value-type="string">
            <text:p text:style-name="Table_20_Contents">18. Otwarcie zakładki "Seniorzy"</text:p>
          </table:table-cell>
        </table:table-row>
        <table:table-row table:style-name="Tabela35.16">
          <table:table-cell table:style-name="Tabela35.A2" office:value-type="string">
            <text:p text:style-name="Table_20_Contents">19 Wejście w zakładkę "Małżonkowie"</text:p>
          </table:table-cell>
          <table:table-cell table:style-name="Tabela35.A2" office:value-type="string">
            <text:p text:style-name="Table_20_Contents">19. Otwarcie zakładki "Małżonkowie"</text:p>
          </table:table-cell>
          <table:table-cell table:style-name="Tabela35.B2" office:value-type="string">
            <text:p text:style-name="Table_20_Contents">19. Otwarcie zakładki "Małżonkowie"</text:p>
          </table:table-cell>
        </table:table-row>
        <table:table-row table:style-name="Tabela35.16">
          <table:table-cell table:style-name="Tabela35.A2" office:value-type="string">
            <text:p text:style-name="Table_20_Contents">20. Wejście w zakładkę "Świątynia i dom parafialny"</text:p>
          </table:table-cell>
          <table:table-cell table:style-name="Tabela35.A2" office:value-type="string">
            <text:p text:style-name="Table_20_Contents">20. Otwarcie zakładki "Świątynia i dom parafialny"</text:p>
          </table:table-cell>
          <table:table-cell table:style-name="Tabela35.B2" office:value-type="string">
            <text:p text:style-name="Table_20_Contents">20. Otwarcie zakładki "Świątynia i dom parafialny"</text:p>
          </table:table-cell>
        </table:table-row>
        <table:table-row table:style-name="Tabela35.16">
          <table:table-cell table:style-name="Tabela35.A2" office:value-type="string">
            <text:p text:style-name="Table_20_Contents">21. Wejście w zakładkę "Realizacja budowy"</text:p>
          </table:table-cell>
          <table:table-cell table:style-name="Tabela35.A2" office:value-type="string">
            <text:p text:style-name="Table_20_Contents">21. Otwarcie zakładki "Realizacja budowy"</text:p>
          </table:table-cell>
          <table:table-cell table:style-name="Tabela35.B2" office:value-type="string">
            <text:p text:style-name="Table_20_Contents">21. Otwarcie zakładki "Realizacja budowy"</text:p>
          </table:table-cell>
        </table:table-row>
        <table:table-row table:style-name="Tabela35.16">
          <table:table-cell table:style-name="Tabela35.A2" office:value-type="string">
            <text:p text:style-name="Table_20_Contents">22. Wejście w zakładkę "Wsparcie naszej budowy"</text:p>
          </table:table-cell>
          <table:table-cell table:style-name="Tabela35.A2" office:value-type="string">
            <text:p text:style-name="Table_20_Contents">22. Otwarcie zakładki "Wsparcie naszej budowy"</text:p>
          </table:table-cell>
          <table:table-cell table:style-name="Tabela35.B2" office:value-type="string">
            <text:p text:style-name="Table_20_Contents">22. Otwarcie zakładki "Wsparcie naszej budowy"</text:p>
          </table:table-cell>
        </table:table-row>
        <table:table-row table:style-name="Tabela35.16">
          <table:table-cell table:style-name="Tabela35.A2" office:value-type="string">
            <text:p text:style-name="Table_20_Contents">23. Wejście w wizerunek świętego Andrzeja</text:p>
          </table:table-cell>
          <table:table-cell table:style-name="Tabela35.A2" office:value-type="string">
            <text:p text:style-name="Table_20_Contents">23. Otwarcie zakładki <text:s/>pod wizerunkiem świętego Andrzeja</text:p>
          </table:table-cell>
          <table:table-cell table:style-name="Tabela35.B2" office:value-type="string">
            <text:p text:style-name="Table_20_Contents">23. <text:s/>Otwarcie zakładki <text:s/>pod wizerunkiem świętego Andrzeja</text:p>
            <text:p text:style-name="Table_20_Contents"/>
            <text:p text:style-name="P1">STATUS: ZALICZONY</text:p>
          </table:table-cell>
        </table:table-row>
      </table:table>
      <text:p text:style-name="Standard"/>
      <text:p text:style-name="Standard"/>
      <text:p text:style-name="Standard">User Experience [dosłownie doświadczenie użytkownika – czyli wrażenia użytkownika korzystającego z witryny]: </text:p>
      <text:p text:style-name="Standard">sugestia estetyczna do całości witryny </text:p>
      <text:list xml:id="list7556623929759266959" text:style-name="L1">
        <text:list-item>
          <text:p text:style-name="P4">Dodanie do struktury tekstu interlinii poprawi czytelność.</text:p>
        </text:list-item>
        <text:list-item>
          <text:p text:style-name="P4">Można też zastanowić się nad doborem innej czcionki (np. "Segoe UI").</text:p>
        </text:list-item>
        <text:list-item>
          <text:p text:style-name="P4">W działach "Życie Parafiii" i "Budowa Kościoła" z linków (dla poprawy estetyki) można zastanowić się nad usunięciem podkreśleń i dodanie interlinii</text:p>
        </text:list-item>
      </text:list>
      <text:p text:style-name="P3"/>
      <table:table table:name="Tabela36" table:style-name="Tabela36">
        <table:table-column table:style-name="Tabela36.A" table:number-columns-repeated="3"/>
        <table:table-row>
          <table:table-cell table:style-name="Tabela36.A1" office:value-type="string">
            <text:p text:style-name="P1">ID</text:p>
          </table:table-cell>
          <table:table-cell table:style-name="Tabela36.B1" table:number-columns-spanned="2" office:value-type="string">
            <text:p text:style-name="Table_20_Contents">Test 2</text:p>
          </table:table-cell>
          <table:covered-table-cell/>
        </table:table-row>
        <table:table-row>
          <table:table-cell table:style-name="Tabela36.A2" office:value-type="string">
            <text:p text:style-name="P1">Tytuł</text:p>
          </table:table-cell>
          <table:table-cell table:style-name="Tabela36.B2" table:number-columns-spanned="2" office:value-type="string">
            <text:p text:style-name="Table_20_Contents">Nawigacja po zakładce "Aktualności"</text:p>
          </table:table-cell>
          <table:covered-table-cell/>
        </table:table-row>
        <table:table-row>
          <table:table-cell table:style-name="Tabela36.A2" office:value-type="string">
            <text:p text:style-name="P1">Typ</text:p>
          </table:table-cell>
          <table:table-cell table:style-name="Tabela36.B2" table:number-columns-spanned="2" office:value-type="string">
            <text:p text:style-name="Table_20_Contents">Funkcjonalny</text:p>
          </table:table-cell>
          <table:covered-table-cell/>
        </table:table-row>
        <table:table-row>
          <table:table-cell table:style-name="Tabela36.A2" office:value-type="string">
            <text:p text:style-name="P1">Priorytet</text:p>
          </table:table-cell>
          <table:table-cell table:style-name="Tabela36.B2" table:number-columns-spanned="2" office:value-type="string">
            <text:p text:style-name="Table_20_Contents">Wysoki</text:p>
          </table:table-cell>
          <table:covered-table-cell/>
        </table:table-row>
        <table:table-row>
          <table:table-cell table:style-name="Tabela36.A2" office:value-type="string">
            <text:p text:style-name="P1">Warunki testowe</text:p>
          </table:table-cell>
          <table:table-cell table:style-name="Tabela36.B2" table:number-columns-spanned="2" office:value-type="string">
            <text:p text:style-name="Table_20_Contents">- Windows 10 64 bit</text:p>
            <text:p text:style-name="Table_20_Contents">- Mozilla Firefox 78.0.2 / Google <text:span text:style-name="T9">Chrome</text:span><text:span text:style-name="T10"> </text:span><text:span text:style-name="T4">Wersja 84.0.4147.105 (Oficjalna wersja) (64-bitowa)</text:span><text:span text:style-name="T10"> / Brave </text:span><text:bookmark text:name="release-notes11"/><text:a xlink:type="simple" xlink:href="https://brave.com/latest/" office:target-frame-name="_blank" xlink:show="new" text:style-name="Internet_20_link" text:visited-style-name="Visited_20_Internet_20_Link"><text:span text:style-name="T5">Wersja 1.11.104 Chromium: 84.0.4147.105 (Oficjalna wersja) (64-bitowa)</text:span></text:a><text:span text:style-name="T10"> </text:span></text:p>
            <text:p text:style-name="Table_20_Contents">- URL: http://andrzej-torun.pl/</text:p>
          </table:table-cell>
          <table:covered-table-cell/>
        </table:table-row>
        <table:table-row>
          <table:table-cell table:style-name="Tabela36.A2" office:value-type="string">
            <text:p text:style-name="P1"/>
            <text:p text:style-name="P1">Kroki</text:p>
          </table:table-cell>
          <table:table-cell table:style-name="Tabela36.A2" office:value-type="string">
            <text:p text:style-name="P1"/>
            <text:p text:style-name="P1">Oczekiwany rezultat</text:p>
          </table:table-cell>
          <table:table-cell table:style-name="Tabela36.B2" office:value-type="string">
            <text:p text:style-name="P1"/>
            <text:p text:style-name="P1">Aktualny rezultat</text:p>
          </table:table-cell>
        </table:table-row>
        <table:table-row>
          <table:table-cell table:style-name="Tabela36.A2" office:value-type="string">
            <text:p text:style-name="Table_20_Contents">1. Wejście na stronę</text:p>
          </table:table-cell>
          <table:table-cell table:style-name="Tabela36.A2" office:value-type="string">
            <text:p text:style-name="Table_20_Contents">1. Otwarcie strony</text:p>
            <text:p text:style-name="Table_20_Contents"/>
          </table:table-cell>
          <table:table-cell table:style-name="Tabela36.B2" office:value-type="string">
            <text:p text:style-name="P2">1. Otwarcie strony</text:p>
          </table:table-cell>
        </table:table-row>
        <table:table-row>
          <table:table-cell table:style-name="Tabela36.A2" office:value-type="string">
            <text:p text:style-name="Table_20_Contents">2. Wejście w zakładkę "Aktualności"</text:p>
          </table:table-cell>
          <table:table-cell table:style-name="Tabela36.A2" office:value-type="string">
            <text:p text:style-name="Table_20_Contents">2. Otwarcie "Aktualności"</text:p>
          </table:table-cell>
          <table:table-cell table:style-name="Tabela36.B2" office:value-type="string">
            <text:p text:style-name="P2">2. Otwarcie "Aktualności"</text:p>
          </table:table-cell>
        </table:table-row>
        <table:table-row>
          <table:table-cell table:style-name="Tabela36.A2" office:value-type="string">
            <text:p text:style-name="Table_20_Contents">3. Wejście w zakładkę nr 1</text:p>
          </table:table-cell>
          <table:table-cell table:style-name="Tabela36.A2" office:value-type="string">
            <text:p text:style-name="Table_20_Contents">3. Otwarcie zakładki nr 1</text:p>
          </table:table-cell>
          <table:table-cell table:style-name="Tabela36.B2" office:value-type="string">
            <text:p text:style-name="P2">3. Otwarcie zakładki nr 1</text:p>
          </table:table-cell>
        </table:table-row>
        <table:table-row>
          <table:table-cell table:style-name="Tabela36.A2" office:value-type="string">
            <text:p text:style-name="Table_20_Contents">4. Wejście w sakładkę nr 2</text:p>
          </table:table-cell>
          <table:table-cell table:style-name="Tabela36.A2" office:value-type="string">
            <text:p text:style-name="Table_20_Contents">4. <text:s/>Otwarcie zakładki nr 2</text:p>
          </table:table-cell>
          <table:table-cell table:style-name="Tabela36.B2" office:value-type="string">
            <text:p text:style-name="P2">4. <text:s/>Otwarcie zakładki nr 2</text:p>
          </table:table-cell>
        </table:table-row>
        <table:table-row>
          <table:table-cell table:style-name="Tabela36.A2" office:value-type="string">
            <text:p text:style-name="Table_20_Contents">5. Wejście w zakładkę nr 3</text:p>
          </table:table-cell>
          <table:table-cell table:style-name="Tabela36.A2" office:value-type="string">
            <text:p text:style-name="Table_20_Contents">5. <text:s/>Otwarcie zakładki nr 3</text:p>
          </table:table-cell>
          <table:table-cell table:style-name="Tabela36.B2" office:value-type="string">
            <text:p text:style-name="P2">5. <text:s/>Otwarcie zakładki nr 3</text:p>
          </table:table-cell>
        </table:table-row>
        <table:table-row>
          <table:table-cell table:style-name="Tabela36.A2" office:value-type="string">
            <text:p text:style-name="Table_20_Contents">6. Wejście w zakładkę nr 4</text:p>
          </table:table-cell>
          <table:table-cell table:style-name="Tabela36.A2" office:value-type="string">
            <text:p text:style-name="Table_20_Contents">6. <text:s/>Otwarcie zakładki nr 4</text:p>
          </table:table-cell>
          <table:table-cell table:style-name="Tabela36.B2" office:value-type="string">
            <text:p text:style-name="P2">6. <text:s/>Otwarcie zakładki nr 4</text:p>
          </table:table-cell>
        </table:table-row>
        <table:table-row>
          <table:table-cell table:style-name="Tabela36.A2" office:value-type="string">
            <text:p text:style-name="Table_20_Contents">7. Wejście w zakładkę nr 5 </text:p>
          </table:table-cell>
          <table:table-cell table:style-name="Tabela36.A2" office:value-type="string">
            <text:p text:style-name="Table_20_Contents">7. <text:s/>Otwarcie zakładki nr 5</text:p>
          </table:table-cell>
          <table:table-cell table:style-name="Tabela36.B2" office:value-type="string">
            <text:p text:style-name="P2">7. <text:s/>Otwarcie zakładki nr 5</text:p>
          </table:table-cell>
        </table:table-row>
        <table:table-row>
          <table:table-cell table:style-name="Tabela36.A2" office:value-type="string">
            <text:p text:style-name="Table_20_Contents">8. Wejście w zakładkę nr 6</text:p>
          </table:table-cell>
          <table:table-cell table:style-name="Tabela36.A2" office:value-type="string">
            <text:p text:style-name="Table_20_Contents">8. <text:s/>Otwarcie zakładki nr 6</text:p>
          </table:table-cell>
          <table:table-cell table:style-name="Tabela36.B2" office:value-type="string">
            <text:p text:style-name="P2">8. <text:s/>Otwarcie zakładki nr 6</text:p>
          </table:table-cell>
        </table:table-row>
        <table:table-row>
          <table:table-cell table:style-name="Tabela36.A2" office:value-type="string">
            <text:p text:style-name="Table_20_Contents">9. Wejście w zakładkę nr 7</text:p>
          </table:table-cell>
          <table:table-cell table:style-name="Tabela36.A2" office:value-type="string">
            <text:p text:style-name="Table_20_Contents">9. <text:s/>Otwarcie zakładki nr 7</text:p>
          </table:table-cell>
          <table:table-cell table:style-name="Tabela36.B2" office:value-type="string">
            <text:p text:style-name="P2">9. <text:s/>Otwarcie zakładki nr 7</text:p>
          </table:table-cell>
        </table:table-row>
        <table:table-row>
          <table:table-cell table:style-name="Tabela36.A2" office:value-type="string">
            <text:p text:style-name="Table_20_Contents">10. Wejście w zakładkę nr 8</text:p>
          </table:table-cell>
          <table:table-cell table:style-name="Tabela36.A2" office:value-type="string">
            <text:p text:style-name="Table_20_Contents">10. <text:s/>Otwarcie zakładki nr 8</text:p>
          </table:table-cell>
          <table:table-cell table:style-name="Tabela36.B2" office:value-type="string">
            <text:p text:style-name="P2">10. <text:s/>Otwarcie zakładki nr 8</text:p>
          </table:table-cell>
        </table:table-row>
        <table:table-row>
          <table:table-cell table:style-name="Tabela36.A2" office:value-type="string">
            <text:p text:style-name="Table_20_Contents">11. Wejście w zakładkę nr 9</text:p>
          </table:table-cell>
          <table:table-cell table:style-name="Tabela36.A2" office:value-type="string">
            <text:p text:style-name="Table_20_Contents">11. <text:s/>Otwarcie zakładki nr 9</text:p>
          </table:table-cell>
          <table:table-cell table:style-name="Tabela36.B2" office:value-type="string">
            <text:p text:style-name="P2">11. <text:s/>Otwarcie zakładki nr 9</text:p>
          </table:table-cell>
        </table:table-row>
        <table:table-row>
          <table:table-cell table:style-name="Tabela36.A2" office:value-type="string">
            <text:p text:style-name="Table_20_Contents">12. Wejście w zakładkę nr 10</text:p>
          </table:table-cell>
          <table:table-cell table:style-name="Tabela36.A2" office:value-type="string">
            <text:p text:style-name="Table_20_Contents">12. <text:s/>Otwarcie zakładki nr 10</text:p>
          </table:table-cell>
          <table:table-cell table:style-name="Tabela36.B2" office:value-type="string">
            <text:p text:style-name="P2">12. <text:s/>Otwarcie zakładki nr 10</text:p>
          </table:table-cell>
        </table:table-row>
        <table:table-row>
          <table:table-cell table:style-name="Tabela36.A2" office:value-type="string">
            <text:p text:style-name="Table_20_Contents">13. Wejście w zakładkę nr 11</text:p>
          </table:table-cell>
          <table:table-cell table:style-name="Tabela36.A2" office:value-type="string">
            <text:p text:style-name="Table_20_Contents">13. <text:s/>Otwarcie zakładki nr 11</text:p>
          </table:table-cell>
          <table:table-cell table:style-name="Tabela36.B2" office:value-type="string">
            <text:p text:style-name="P2">13 <text:s/>Otwarcie zakładki nr 11</text:p>
          </table:table-cell>
        </table:table-row>
        <table:table-row>
          <table:table-cell table:style-name="Tabela36.A2" office:value-type="string">
            <text:p text:style-name="Table_20_Contents">14. Wejście w zakładkę nr 12</text:p>
          </table:table-cell>
          <table:table-cell table:style-name="Tabela36.A2" office:value-type="string">
            <text:p text:style-name="Table_20_Contents">14. <text:s/>Otwarcie zakładki nr 12</text:p>
          </table:table-cell>
          <table:table-cell table:style-name="Tabela36.B2" office:value-type="string">
            <text:p text:style-name="P2">14. <text:s/>Otwarcie zakładki nr 12</text:p>
            <text:p text:style-name="P2"/>
            <text:p text:style-name="P1">STATUS: ZALICZONY</text:p>
          </table:table-cell>
        </table:table-row>
      </table:table>
      <text:p text:style-name="Standard"/>
      <text:p text:style-name="Standard"/>
      <text:p text:style-name="Standard"/>
      <text:p text:style-name="P3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Table_20_Contents">ID</text:p>
          </table:table-cell>
          <table:table-cell table:style-name="Tabela2.B1" office:value-type="string">
            <text:p text:style-name="Table_20_Contents">Test 3</text:p>
          </table:table-cell>
        </table:table-row>
        <table:table-row>
          <table:table-cell table:style-name="Tabela2.A2" office:value-type="string">
            <text:p text:style-name="Table_20_Contents">Tytuł</text:p>
          </table:table-cell>
          <table:table-cell table:style-name="Tabela2.B2" office:value-type="string">
            <text:p text:style-name="Table_20_Contents">Sprawdzenie zakładki "Msze święte"</text:p>
          </table:table-cell>
        </table:table-row>
        <table:table-row>
          <table:table-cell table:style-name="Tabela2.A2" office:value-type="string">
            <text:p text:style-name="Table_20_Contents">Typ</text:p>
          </table:table-cell>
          <table:table-cell table:style-name="Tabela2.B2" office:value-type="string">
            <text:p text:style-name="Table_20_Contents">Funkcjonalny</text:p>
          </table:table-cell>
        </table:table-row>
        <table:table-row>
          <table:table-cell table:style-name="Tabela2.A2" office:value-type="string">
            <text:p text:style-name="Table_20_Contents">Priorytet</text:p>
          </table:table-cell>
          <table:table-cell table:style-name="Tabela2.B2" office:value-type="string">
            <text:p text:style-name="Table_20_Contents">Średni</text:p>
          </table:table-cell>
        </table:table-row>
        <table:table-row>
          <table:table-cell table:style-name="Tabela2.A2" office:value-type="string">
            <text:p text:style-name="Table_20_Contents">Warunki testowe </text:p>
          </table:table-cell>
          <table:table-cell table:style-name="Tabela2.B2" office:value-type="string">
            <text:p text:style-name="Table_20_Contents">- Windows 10 64 bit</text:p>
            <text:p text:style-name="Table_20_Contents">- Mozilla Firefox 78.0.2 / Google <text:span text:style-name="T9">Chrome</text:span><text:span text:style-name="T10"> </text:span><text:span text:style-name="T4">Wersja 84.0.4147.105 (Oficjalna wersja) (64-bitowa)</text:span><text:span text:style-name="T10"> / Brave </text:span><text:bookmark text:name="release-notes12"/><text:a xlink:type="simple" xlink:href="https://brave.com/latest/" office:target-frame-name="_blank" xlink:show="new" text:style-name="Internet_20_link" text:visited-style-name="Visited_20_Internet_20_Link"><text:span text:style-name="T5">Wersja 1.11.104 Chromium: 84.0.4147.105 (Oficjalna wersja) (64-bitowa)</text:span></text:a><text:span text:style-name="T10"> </text:span></text:p>
            <text:p text:style-name="Table_20_Contents">- URL: http://andrzej-torun.pl/</text:p>
          </table:table-cell>
        </table:table-row>
        <table:table-row>
          <table:table-cell table:style-name="Tabela2.A2" office:value-type="string">
            <text:p text:style-name="Table_20_Contents">Kroki</text:p>
          </table:table-cell>
          <table:table-cell table:style-name="Tabela2.B2" office:value-type="string">
            <text:p text:style-name="Table_20_Contents">1. Wejście na stronę</text:p>
            <text:p text:style-name="Table_20_Contents">2. Wejście w zakładkę "Msze święte"</text:p>
            <text:p text:style-name="Table_20_Contents">3. Sprawdzenie widoczności harmonogramu Mszy świętych</text:p>
          </table:table-cell>
        </table:table-row>
        <table:table-row>
          <table:table-cell table:style-name="Tabela2.A2" office:value-type="string">
            <text:p text:style-name="Table_20_Contents">Oczekiwany rezultat</text:p>
          </table:table-cell>
          <table:table-cell table:style-name="Tabela2.B2" office:value-type="string">
            <text:p text:style-name="Table_20_Contents">Poprawne wyświetlenie harmonogramu Mszy świętych</text:p>
          </table:table-cell>
        </table:table-row>
        <table:table-row>
          <table:table-cell table:style-name="Tabela2.A2" office:value-type="string">
            <text:p text:style-name="Table_20_Contents">Aktualny Rezultat</text:p>
          </table:table-cell>
          <table:table-cell table:style-name="Tabela2.B2" office:value-type="string">
            <text:p text:style-name="Table_20_Contents">Poprawne wyświetlenie harmonogramu Mszy świętych</text:p>
            <text:p text:style-name="Table_20_Contents"/>
            <text:p text:style-name="P1">STATUS: ZALICZONY</text:p>
          </table:table-cell>
        </table:table-row>
      </table:table>
      <text:p text:style-name="Standard"/>
      <text:p text:style-name="Standard"/>
      <text:p text:style-name="Standard"/>
      <text:p text:style-name="P3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Table_20_Contents">ID</text:p>
          </table:table-cell>
          <table:table-cell table:style-name="Tabela3.B1" office:value-type="string">
            <text:p text:style-name="Table_20_Contents">Test 4</text:p>
          </table:table-cell>
        </table:table-row>
        <table:table-row>
          <table:table-cell table:style-name="Tabela3.A2" office:value-type="string">
            <text:p text:style-name="Table_20_Contents">Tytuł</text:p>
          </table:table-cell>
          <table:table-cell table:style-name="Tabela3.B2" office:value-type="string">
            <text:p text:style-name="Table_20_Contents">Sprawdzenie zakładki "Ogłoszenia parafialne"</text:p>
          </table:table-cell>
        </table:table-row>
        <table:table-row>
          <table:table-cell table:style-name="Tabela3.A2" office:value-type="string">
            <text:p text:style-name="Table_20_Contents">Typ</text:p>
          </table:table-cell>
          <table:table-cell table:style-name="Tabela3.B2" office:value-type="string">
            <text:p text:style-name="Table_20_Contents">Funkcjonalny</text:p>
          </table:table-cell>
        </table:table-row>
        <table:table-row>
          <table:table-cell table:style-name="Tabela3.A2" office:value-type="string">
            <text:p text:style-name="Table_20_Contents">Priorytet</text:p>
          </table:table-cell>
          <table:table-cell table:style-name="Tabela3.B2" office:value-type="string">
            <text:p text:style-name="Table_20_Contents">Średni</text:p>
          </table:table-cell>
        </table:table-row>
        <table:table-row>
          <table:table-cell table:style-name="Tabela3.A2" office:value-type="string">
            <text:p text:style-name="Table_20_Contents">Warunki testowe </text:p>
          </table:table-cell>
          <table:table-cell table:style-name="Tabela3.B2" office:value-type="string">
            <text:p text:style-name="Table_20_Contents">- Windows 10 64 bit</text:p>
            <text:p text:style-name="Table_20_Contents">- Mozilla Firefox 78.0.2 / Google <text:span text:style-name="T9">Chrome</text:span><text:span text:style-name="T10"> </text:span><text:span text:style-name="T4">Wersja 84.0.4147.105 (Oficjalna wersja) (64-bitowa)</text:span><text:span text:style-name="T10"> / Brave </text:span><text:bookmark text:name="release-notes13"/><text:a xlink:type="simple" xlink:href="https://brave.com/latest/" office:target-frame-name="_blank" xlink:show="new" text:style-name="Internet_20_link" text:visited-style-name="Visited_20_Internet_20_Link"><text:span text:style-name="T5">Wersja 1.11.104 Chromium: 84.0.4147.105 (Oficjalna wersja) (64-bitowa)</text:span></text:a><text:span text:style-name="T10"> </text:span></text:p>
            <text:p text:style-name="Table_20_Contents">- URL: http://andrzej-torun.pl/</text:p>
          </table:table-cell>
        </table:table-row>
        <table:table-row>
          <table:table-cell table:style-name="Tabela3.A2" office:value-type="string">
            <text:p text:style-name="Table_20_Contents">Kroki</text:p>
          </table:table-cell>
          <table:table-cell table:style-name="Tabela3.B2" office:value-type="string">
            <text:p text:style-name="Table_20_Contents">1. Wejście na stronę</text:p>
            <text:p text:style-name="Table_20_Contents">2. Wejście w zakładkę "Ogłoszenia parafialne"</text:p>
            <text:p text:style-name="Table_20_Contents">3. Sprawdzenie widoczności ogłoszeń - tekstu</text:p>
          </table:table-cell>
        </table:table-row>
        <table:table-row>
          <table:table-cell table:style-name="Tabela3.A2" office:value-type="string">
            <text:p text:style-name="Table_20_Contents">Oczekiwany rezultat</text:p>
          </table:table-cell>
          <table:table-cell table:style-name="Tabela3.B2" office:value-type="string">
            <text:p text:style-name="Table_20_Contents">Poprawne wyświetlenie tekstu ogłoszeń parafialnych</text:p>
          </table:table-cell>
        </table:table-row>
        <table:table-row>
          <table:table-cell table:style-name="Tabela3.A2" office:value-type="string">
            <text:p text:style-name="Table_20_Contents">Aktualny Rezultat</text:p>
          </table:table-cell>
          <table:table-cell table:style-name="Tabela3.B2" office:value-type="string">
            <text:p text:style-name="Table_20_Contents">Poprawne wyświetlenie tekstu ogłoszeń parafialnych</text:p>
            <text:p text:style-name="Table_20_Contents"/>
            <text:p text:style-name="P1">STATUS: ZALICZONY</text:p>
          </table:table-cell>
        </table:table-row>
      </table:table>
      <text:p text:style-name="Standard"/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Table_20_Contents">ID</text:p>
          </table:table-cell>
          <table:table-cell table:style-name="Tabela4.B1" office:value-type="string">
            <text:p text:style-name="Table_20_Contents">Test 5</text:p>
          </table:table-cell>
        </table:table-row>
        <table:table-row>
          <table:table-cell table:style-name="Tabela4.A2" office:value-type="string">
            <text:p text:style-name="Table_20_Contents">Tytuł</text:p>
          </table:table-cell>
          <table:table-cell table:style-name="Tabela4.B2" office:value-type="string">
            <text:p text:style-name="Table_20_Contents">Sprawdzenie zakładki "Intencje"</text:p>
          </table:table-cell>
        </table:table-row>
        <table:table-row>
          <table:table-cell table:style-name="Tabela4.A2" office:value-type="string">
            <text:p text:style-name="Table_20_Contents">Typ</text:p>
          </table:table-cell>
          <table:table-cell table:style-name="Tabela4.B2" office:value-type="string">
            <text:p text:style-name="Table_20_Contents">Funkcjonalny</text:p>
          </table:table-cell>
        </table:table-row>
        <table:table-row>
          <table:table-cell table:style-name="Tabela4.A2" office:value-type="string">
            <text:p text:style-name="Table_20_Contents">Priorytet</text:p>
          </table:table-cell>
          <table:table-cell table:style-name="Tabela4.B2" office:value-type="string">
            <text:p text:style-name="Table_20_Contents">Średni</text:p>
          </table:table-cell>
        </table:table-row>
        <table:table-row>
          <table:table-cell table:style-name="Tabela4.A2" office:value-type="string">
            <text:p text:style-name="Table_20_Contents">Warunki testowe </text:p>
          </table:table-cell>
          <table:table-cell table:style-name="Tabela4.B2" office:value-type="string">
            <text:p text:style-name="Table_20_Contents">- Windows 10 64 bit</text:p>
            <text:p text:style-name="Table_20_Contents">- Mozilla Firefox 78.0.2 / Google <text:span text:style-name="T9">Chrome</text:span><text:span text:style-name="T10"> </text:span><text:span text:style-name="T4">Wersja 84.0.4147.105 (Oficjalna wersja) (64-bitowa)</text:span><text:span text:style-name="T10"> / Brave </text:span><text:bookmark text:name="release-notes14"/><text:a xlink:type="simple" xlink:href="https://brave.com/latest/" office:target-frame-name="_blank" xlink:show="new" text:style-name="Internet_20_link" text:visited-style-name="Visited_20_Internet_20_Link"><text:span text:style-name="T5">Wersja 1.11.104 Chromium: 84.0.4147.105 (Oficjalna wersja) (64-bitowa)</text:span></text:a><text:span text:style-name="T10"> </text:span></text:p>
            <text:p text:style-name="Table_20_Contents">- URL: http://andrzej-torun.pl/</text:p>
          </table:table-cell>
        </table:table-row>
        <table:table-row>
          <table:table-cell table:style-name="Tabela4.A2" office:value-type="string">
            <text:p text:style-name="Table_20_Contents">Kroki</text:p>
          </table:table-cell>
          <table:table-cell table:style-name="Tabela4.B2" office:value-type="string">
            <text:p text:style-name="Table_20_Contents">1. Wejście na stronę</text:p>
            <text:p text:style-name="Table_20_Contents">2. Wejście w zakładkę "Intencje"</text:p>
            <text:p text:style-name="Table_20_Contents">3. Sprawdzenie widoczności intencji</text:p>
          </table:table-cell>
        </table:table-row>
        <table:table-row>
          <table:table-cell table:style-name="Tabela4.A2" office:value-type="string">
            <text:p text:style-name="Table_20_Contents">Oczekiwany rezultat</text:p>
          </table:table-cell>
          <table:table-cell table:style-name="Tabela4.B2" office:value-type="string">
            <text:p text:style-name="Table_20_Contents">Poprawna widocznośc tekstu intencji </text:p>
          </table:table-cell>
        </table:table-row>
        <table:table-row>
          <table:table-cell table:style-name="Tabela4.A2" office:value-type="string">
            <text:p text:style-name="Table_20_Contents">Aktualny Rezultat</text:p>
          </table:table-cell>
          <table:table-cell table:style-name="Tabela4.B2" office:value-type="string">
            <text:p text:style-name="Table_20_Contents">Poprawna widocznośc tekstu intencji</text:p>
            <text:p text:style-name="Table_20_Contents"/>
            <text:p text:style-name="P1">STATUS: ZALICZONY</text:p>
          </table:table-cell>
        </table:table-row>
      </table:table>
      <text:p text:style-name="Standard"/>
      <text:p text:style-name="Standard"/>
      <text:p text:style-name="P3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Table_20_Contents">ID</text:p>
          </table:table-cell>
          <table:table-cell table:style-name="Tabela5.B1" office:value-type="string">
            <text:p text:style-name="Table_20_Contents">Test 6</text:p>
          </table:table-cell>
        </table:table-row>
        <table:table-row>
          <table:table-cell table:style-name="Tabela5.A2" office:value-type="string">
            <text:p text:style-name="Table_20_Contents">Tytuł</text:p>
          </table:table-cell>
          <table:table-cell table:style-name="Tabela5.B2" office:value-type="string">
            <text:p text:style-name="Table_20_Contents">Sprawdzenie zakładki "Kontakt"</text:p>
          </table:table-cell>
        </table:table-row>
        <table:table-row>
          <table:table-cell table:style-name="Tabela5.A2" office:value-type="string">
            <text:p text:style-name="Table_20_Contents">Typ</text:p>
          </table:table-cell>
          <table:table-cell table:style-name="Tabela5.B2" office:value-type="string">
            <text:p text:style-name="Table_20_Contents">Funkcjonalny</text:p>
          </table:table-cell>
        </table:table-row>
        <table:table-row>
          <table:table-cell table:style-name="Tabela5.A2" office:value-type="string">
            <text:p text:style-name="Table_20_Contents">Priorytet</text:p>
          </table:table-cell>
          <table:table-cell table:style-name="Tabela5.B2" office:value-type="string">
            <text:p text:style-name="Table_20_Contents">Średni</text:p>
          </table:table-cell>
        </table:table-row>
        <table:table-row>
          <table:table-cell table:style-name="Tabela5.A2" office:value-type="string">
            <text:p text:style-name="Table_20_Contents">Warunki testowe </text:p>
          </table:table-cell>
          <table:table-cell table:style-name="Tabela5.B2" office:value-type="string">
            <text:p text:style-name="Table_20_Contents">- Windows 10 64 bit</text:p>
            <text:p text:style-name="Table_20_Contents">- Mozilla Firefox 78.0.2 / Google <text:span text:style-name="T9">Chrome</text:span><text:span text:style-name="T10"> </text:span><text:span text:style-name="T4">Wersja 84.0.4147.105 (Oficjalna wersja) (64-bitowa)</text:span><text:span text:style-name="T10"> / Brave </text:span><text:bookmark text:name="release-notes15"/><text:a xlink:type="simple" xlink:href="https://brave.com/latest/" office:target-frame-name="_blank" xlink:show="new" text:style-name="Internet_20_link" text:visited-style-name="Visited_20_Internet_20_Link"><text:span text:style-name="T5">Wersja 1.11.104 Chromium: 84.0.4147.105 (Oficjalna wersja) (64-bitowa)</text:span></text:a><text:span text:style-name="T10"> </text:span></text:p>
            <text:p text:style-name="Table_20_Contents">- URL: http://andrzej-torun.pl/</text:p>
          </table:table-cell>
        </table:table-row>
        <table:table-row>
          <table:table-cell table:style-name="Tabela5.A2" office:value-type="string">
            <text:p text:style-name="Table_20_Contents">Kroki</text:p>
          </table:table-cell>
          <table:table-cell table:style-name="Tabela5.B2" office:value-type="string">
            <text:p text:style-name="Table_20_Contents">1. Wejście na stronę</text:p>
            <text:p text:style-name="Table_20_Contents">2. Wejście w zakładkę "Kontakt"</text:p>
            <text:p text:style-name="Table_20_Contents">3. Sprawdzenie widoczności danych kontaktowych parafii</text:p>
            <text:p text:style-name="Table_20_Contents">4. Sprawdzenie zoom mapki</text:p>
          </table:table-cell>
        </table:table-row>
        <table:table-row>
          <table:table-cell table:style-name="Tabela5.A2" office:value-type="string">
            <text:p text:style-name="Table_20_Contents">Oczekiwany rezultat</text:p>
          </table:table-cell>
          <table:table-cell table:style-name="Tabela5.B2" office:value-type="string">
            <text:p text:style-name="Table_20_Contents">Poprawne wyświetlenie danych kontaktowych parafii i działanie mapki</text:p>
          </table:table-cell>
        </table:table-row>
        <table:table-row>
          <table:table-cell table:style-name="Tabela5.A2" office:value-type="string">
            <text:p text:style-name="Table_20_Contents">Aktualny Rezultat</text:p>
          </table:table-cell>
          <table:table-cell table:style-name="Tabela5.B2" office:value-type="string">
            <text:p text:style-name="Table_20_Contents">Poprawne wyświetlenie danych kontaktowych parafii i działanie mapki</text:p>
            <text:p text:style-name="Table_20_Contents"/>
            <text:p text:style-name="P1">STATUS: ZALICZONY</text:p>
          </table:table-cell>
        </table:table-row>
      </table:table>
      <text:p text:style-name="Standard"/>
      <text:p text:style-name="Standard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Table_20_Contents">ID</text:p>
          </table:table-cell>
          <table:table-cell table:style-name="Tabela6.B1" office:value-type="string">
            <text:p text:style-name="Table_20_Contents">Test 7</text:p>
          </table:table-cell>
        </table:table-row>
        <table:table-row>
          <table:table-cell table:style-name="Tabela6.A2" office:value-type="string">
            <text:p text:style-name="Table_20_Contents">Tytuł</text:p>
          </table:table-cell>
          <table:table-cell table:style-name="Tabela6.B2" office:value-type="string">
            <text:p text:style-name="Table_20_Contents">Sprawdzenie zakładki "Centrum Aktywności Lokalnej" w dziale "Życie Parafii"</text:p>
          </table:table-cell>
        </table:table-row>
        <table:table-row>
          <table:table-cell table:style-name="Tabela6.A2" office:value-type="string">
            <text:p text:style-name="Table_20_Contents">Typ</text:p>
          </table:table-cell>
          <table:table-cell table:style-name="Tabela6.B2" office:value-type="string">
            <text:p text:style-name="Table_20_Contents">Funkcjonalny</text:p>
          </table:table-cell>
        </table:table-row>
        <table:table-row>
          <table:table-cell table:style-name="Tabela6.A2" office:value-type="string">
            <text:p text:style-name="Table_20_Contents">Priorytet</text:p>
          </table:table-cell>
          <table:table-cell table:style-name="Tabela6.B2" office:value-type="string">
            <text:p text:style-name="Table_20_Contents">Średni</text:p>
          </table:table-cell>
        </table:table-row>
        <table:table-row>
          <table:table-cell table:style-name="Tabela6.A2" office:value-type="string">
            <text:p text:style-name="Table_20_Contents">Warunki testowe </text:p>
          </table:table-cell>
          <table:table-cell table:style-name="Tabela6.B2" office:value-type="string">
            <text:p text:style-name="Table_20_Contents">- Windows 10 64 bit</text:p>
            <text:p text:style-name="Table_20_Contents">- Mozilla Firefox 78.0.2 / Google <text:span text:style-name="T9">Chrome</text:span><text:span text:style-name="T10"> </text:span><text:span text:style-name="T4">Wersja 84.0.4147.105 (Oficjalna wersja) (64-bitowa)</text:span><text:span text:style-name="T10"> / Brave </text:span><text:bookmark text:name="release-notes16"/><text:a xlink:type="simple" xlink:href="https://brave.com/latest/" office:target-frame-name="_blank" xlink:show="new" text:style-name="Internet_20_link" text:visited-style-name="Visited_20_Internet_20_Link"><text:span text:style-name="T5">Wersja 1.11.104 Chromium: 84.0.4147.105 (Oficjalna wersja) (64-bitowa)</text:span></text:a><text:span text:style-name="T10"> </text:span></text:p>
            <text:p text:style-name="Table_20_Contents">- URL: http://andrzej-torun.pl/</text:p>
          </table:table-cell>
        </table:table-row>
        <table:table-row>
          <table:table-cell table:style-name="Tabela6.A2" office:value-type="string">
            <text:p text:style-name="Table_20_Contents">Kroki</text:p>
          </table:table-cell>
          <table:table-cell table:style-name="Tabela6.B2" office:value-type="string">
            <text:p text:style-name="Table_20_Contents">1. Wejście na stronę</text:p>
            <text:p text:style-name="Table_20_Contents">2. Wejście w zakładkę "Centrum Aktywności Lokalnej" w dziale "Życie Parafii"</text:p>
            <text:p text:style-name="Table_20_Contents">3. Sprawdzenie widoczności informacji</text:p>
          </table:table-cell>
        </table:table-row>
        <table:table-row>
          <table:table-cell table:style-name="Tabela6.A2" office:value-type="string">
            <text:p text:style-name="Table_20_Contents">Oczekiwany rezultat</text:p>
          </table:table-cell>
          <table:table-cell table:style-name="Tabela6.B2" office:value-type="string">
            <text:p text:style-name="Table_20_Contents">Poprawna widoczność informacji</text:p>
          </table:table-cell>
        </table:table-row>
        <table:table-row>
          <table:table-cell table:style-name="Tabela6.A2" office:value-type="string">
            <text:p text:style-name="Table_20_Contents">Aktualny Rezultat</text:p>
          </table:table-cell>
          <table:table-cell table:style-name="Tabela6.B2" office:value-type="string">
            <text:p text:style-name="Table_20_Contents">Poprawna widoczność informacji</text:p>
            <text:p text:style-name="Table_20_Contents"/>
            <text:p text:style-name="P1">STATUS: ZALICZONY</text:p>
          </table:table-cell>
        </table:table-row>
      </table:table>
      <text:p text:style-name="Standard"/>
      <text:p text:style-name="Standard"/>
      <text:p text:style-name="P3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Table_20_Contents">ID</text:p>
          </table:table-cell>
          <table:table-cell table:style-name="Tabela7.B1" office:value-type="string">
            <text:p text:style-name="Table_20_Contents">Test 8</text:p>
          </table:table-cell>
        </table:table-row>
        <table:table-row>
          <table:table-cell table:style-name="Tabela7.A2" office:value-type="string">
            <text:p text:style-name="Table_20_Contents">Tytuł</text:p>
          </table:table-cell>
          <table:table-cell table:style-name="Tabela7.B2" office:value-type="string">
            <text:p text:style-name="Table_20_Contents">Sprawdzenie zakładki "Biuro parafialne" w dziale "Życie Parafii"</text:p>
          </table:table-cell>
        </table:table-row>
        <table:table-row>
          <table:table-cell table:style-name="Tabela7.A2" office:value-type="string">
            <text:p text:style-name="Table_20_Contents">Typ</text:p>
          </table:table-cell>
          <table:table-cell table:style-name="Tabela7.B2" office:value-type="string">
            <text:p text:style-name="Table_20_Contents">Funkcjonalny</text:p>
          </table:table-cell>
        </table:table-row>
        <table:table-row>
          <table:table-cell table:style-name="Tabela7.A2" office:value-type="string">
            <text:p text:style-name="Table_20_Contents">Priorytet</text:p>
          </table:table-cell>
          <table:table-cell table:style-name="Tabela7.B2" office:value-type="string">
            <text:p text:style-name="Table_20_Contents">Średni</text:p>
          </table:table-cell>
        </table:table-row>
        <table:table-row>
          <table:table-cell table:style-name="Tabela7.A2" office:value-type="string">
            <text:p text:style-name="Table_20_Contents">Warunki testowe </text:p>
          </table:table-cell>
          <table:table-cell table:style-name="Tabela7.B2" office:value-type="string">
            <text:p text:style-name="Table_20_Contents">- Windows 10 64 bit</text:p>
            <text:p text:style-name="Table_20_Contents">- Mozilla Firefox 78.0.2 / Google <text:span text:style-name="T9">Chrome</text:span><text:span text:style-name="T10"> </text:span><text:span text:style-name="T4">Wersja 84.0.4147.105 (Oficjalna wersja) (64-bitowa)</text:span><text:span text:style-name="T10"> / Brave </text:span><text:bookmark text:name="release-notes17"/><text:a xlink:type="simple" xlink:href="https://brave.com/latest/" office:target-frame-name="_blank" xlink:show="new" text:style-name="Internet_20_link" text:visited-style-name="Visited_20_Internet_20_Link"><text:span text:style-name="T5">Wersja 1.11.104 Chromium: 84.0.4147.105 (Oficjalna wersja) (64-bitowa)</text:span></text:a><text:span text:style-name="T10"> </text:span></text:p>
            <text:p text:style-name="Table_20_Contents">- URL: http://andrzej-torun.pl/</text:p>
          </table:table-cell>
        </table:table-row>
        <table:table-row>
          <table:table-cell table:style-name="Tabela7.A2" office:value-type="string">
            <text:p text:style-name="Table_20_Contents">Kroki</text:p>
          </table:table-cell>
          <table:table-cell table:style-name="Tabela7.B2" office:value-type="string">
            <text:p text:style-name="Table_20_Contents">1. Wejście na stronę</text:p>
            <text:p text:style-name="Table_20_Contents">2. Wejście w zakładkę "Biuro parafialne" w dziale "Życie Parafii"</text:p>
            <text:p text:style-name="Table_20_Contents">3. Sprawdzenie widoczności informacji</text:p>
          </table:table-cell>
        </table:table-row>
        <table:table-row>
          <table:table-cell table:style-name="Tabela7.A2" office:value-type="string">
            <text:p text:style-name="Table_20_Contents">Oczekiwany rezultat</text:p>
          </table:table-cell>
          <table:table-cell table:style-name="Tabela7.B2" office:value-type="string">
            <text:p text:style-name="Table_20_Contents">Poprawne wyświetlenie informacji</text:p>
          </table:table-cell>
        </table:table-row>
        <table:table-row>
          <table:table-cell table:style-name="Tabela7.A2" office:value-type="string">
            <text:p text:style-name="Table_20_Contents">Aktualny Rezultat</text:p>
          </table:table-cell>
          <table:table-cell table:style-name="Tabela7.B2" office:value-type="string">
            <text:p text:style-name="Table_20_Contents">Poprawne wyświetlenie informacji</text:p>
            <text:p text:style-name="Table_20_Contents"/>
            <text:p text:style-name="P1">STATUS: ZALICZONY</text:p>
          </table:table-cell>
        </table:table-row>
      </table:table>
      <text:p text:style-name="Standard"/>
      <text:p text:style-name="Standard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Table_20_Contents">ID</text:p>
          </table:table-cell>
          <table:table-cell table:style-name="Tabela8.B1" office:value-type="string">
            <text:p text:style-name="Table_20_Contents">Test <text:s/>9</text:p>
          </table:table-cell>
        </table:table-row>
        <table:table-row>
          <table:table-cell table:style-name="Tabela8.A2" office:value-type="string">
            <text:p text:style-name="Table_20_Contents">Tytuł</text:p>
          </table:table-cell>
          <table:table-cell table:style-name="Tabela8.B2" office:value-type="string">
            <text:p text:style-name="Table_20_Contents">Sprawdzenie zakładki "Historia parafii"</text:p>
          </table:table-cell>
        </table:table-row>
        <table:table-row>
          <table:table-cell table:style-name="Tabela8.A2" office:value-type="string">
            <text:p text:style-name="Table_20_Contents">Typ</text:p>
          </table:table-cell>
          <table:table-cell table:style-name="Tabela8.B2" office:value-type="string">
            <text:p text:style-name="Table_20_Contents">Funkcjonalny</text:p>
          </table:table-cell>
        </table:table-row>
        <table:table-row>
          <table:table-cell table:style-name="Tabela8.A2" office:value-type="string">
            <text:p text:style-name="Table_20_Contents">Priorytet</text:p>
          </table:table-cell>
          <table:table-cell table:style-name="Tabela8.B2" office:value-type="string">
            <text:p text:style-name="Table_20_Contents">Średni</text:p>
          </table:table-cell>
        </table:table-row>
        <table:table-row>
          <table:table-cell table:style-name="Tabela8.A2" office:value-type="string">
            <text:p text:style-name="Table_20_Contents">Warunki testowe </text:p>
          </table:table-cell>
          <table:table-cell table:style-name="Tabela8.B2" office:value-type="string">
            <text:p text:style-name="Table_20_Contents">- Windows 10 64 bit</text:p>
            <text:p text:style-name="Table_20_Contents">- Mozilla Firefox 78.0.2 / Google <text:span text:style-name="T9">Chrome</text:span><text:span text:style-name="T10"> </text:span><text:span text:style-name="T4">Wersja 84.0.4147.105 (Oficjalna wersja) (64-bitowa)</text:span><text:span text:style-name="T10"> / Brave </text:span><text:bookmark text:name="release-notes18"/><text:a xlink:type="simple" xlink:href="https://brave.com/latest/" office:target-frame-name="_blank" xlink:show="new" text:style-name="Internet_20_link" text:visited-style-name="Visited_20_Internet_20_Link"><text:span text:style-name="T5">Wersja 1.11.104 Chromium: 84.0.4147.105 (Oficjalna wersja) (64-bitowa)</text:span></text:a><text:span text:style-name="T10"> </text:span></text:p>
            <text:p text:style-name="Table_20_Contents">- URL: http://andrzej-torun.pl/</text:p>
          </table:table-cell>
        </table:table-row>
        <table:table-row>
          <table:table-cell table:style-name="Tabela8.A2" office:value-type="string">
            <text:p text:style-name="Table_20_Contents">Kroki</text:p>
          </table:table-cell>
          <table:table-cell table:style-name="Tabela8.B2" office:value-type="string">
            <text:p text:style-name="Table_20_Contents">1. Wejście na stronę</text:p>
            <text:p text:style-name="Table_20_Contents">2. Wejście w zakładkę "Historia parafii" w dziale "Życie Parafii"</text:p>
            <text:p text:style-name="Table_20_Contents">3. Sprawdzenie widoczności informacji</text:p>
          </table:table-cell>
        </table:table-row>
        <table:table-row>
          <table:table-cell table:style-name="Tabela8.A2" office:value-type="string">
            <text:p text:style-name="Table_20_Contents">Oczekiwany rezultat</text:p>
          </table:table-cell>
          <table:table-cell table:style-name="Tabela8.B2" office:value-type="string">
            <text:p text:style-name="Table_20_Contents">Poprawne wyświetlenie informacji</text:p>
          </table:table-cell>
        </table:table-row>
        <table:table-row>
          <table:table-cell table:style-name="Tabela8.A2" office:value-type="string">
            <text:p text:style-name="Table_20_Contents">Aktualny Rezultat</text:p>
          </table:table-cell>
          <table:table-cell table:style-name="Tabela8.B2" office:value-type="string">
            <text:p text:style-name="Table_20_Contents">Poprawne wyświetlenie informacji</text:p>
            <text:p text:style-name="Table_20_Contents"/>
            <text:p text:style-name="P1">STATUS: ZALICZONY</text:p>
          </table:table-cell>
        </table:table-row>
      </table:table>
      <text:p text:style-name="Standard"/>
      <text:p text:style-name="Standard"/>
      <text:p text:style-name="P3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Table_20_Contents">ID</text:p>
          </table:table-cell>
          <table:table-cell table:style-name="Tabela9.B1" office:value-type="string">
            <text:p text:style-name="Table_20_Contents">Test 10</text:p>
          </table:table-cell>
        </table:table-row>
        <table:table-row>
          <table:table-cell table:style-name="Tabela9.A2" office:value-type="string">
            <text:p text:style-name="Table_20_Contents">Tytuł</text:p>
          </table:table-cell>
          <table:table-cell table:style-name="Tabela9.B2" office:value-type="string">
            <text:p text:style-name="Table_20_Contents">Sprawdzenie zakładki "Rady parafialne" w dziale "Życie Parafii"</text:p>
          </table:table-cell>
        </table:table-row>
        <table:table-row>
          <table:table-cell table:style-name="Tabela9.A2" office:value-type="string">
            <text:p text:style-name="Table_20_Contents">Typ</text:p>
          </table:table-cell>
          <table:table-cell table:style-name="Tabela9.B2" office:value-type="string">
            <text:p text:style-name="Table_20_Contents">Funkcjonalny</text:p>
          </table:table-cell>
        </table:table-row>
        <table:table-row>
          <table:table-cell table:style-name="Tabela9.A2" office:value-type="string">
            <text:p text:style-name="Table_20_Contents">Priorytet</text:p>
          </table:table-cell>
          <table:table-cell table:style-name="Tabela9.B2" office:value-type="string">
            <text:p text:style-name="Table_20_Contents">Średni</text:p>
          </table:table-cell>
        </table:table-row>
        <table:table-row>
          <table:table-cell table:style-name="Tabela9.A2" office:value-type="string">
            <text:p text:style-name="Table_20_Contents">Warunki testowe </text:p>
          </table:table-cell>
          <table:table-cell table:style-name="Tabela9.B2" office:value-type="string">
            <text:p text:style-name="Table_20_Contents">- Windows 10 64 bit</text:p>
            <text:p text:style-name="Table_20_Contents">- Mozilla Firefox 78.0.2 / Google <text:span text:style-name="T9">Chrome</text:span><text:span text:style-name="T10"> </text:span><text:span text:style-name="T4">Wersja 84.0.4147.105 (Oficjalna wersja) (64-bitowa)</text:span><text:span text:style-name="T10"> / Brave </text:span><text:bookmark text:name="release-notes19"/><text:a xlink:type="simple" xlink:href="https://brave.com/latest/" office:target-frame-name="_blank" xlink:show="new" text:style-name="Internet_20_link" text:visited-style-name="Visited_20_Internet_20_Link"><text:span text:style-name="T5">Wersja 1.11.104 Chromium: 84.0.4147.105 (Oficjalna wersja) (64-bitowa)</text:span></text:a><text:span text:style-name="T10"> </text:span></text:p>
            <text:p text:style-name="Table_20_Contents">- URL: http://andrzej-torun.pl/</text:p>
          </table:table-cell>
        </table:table-row>
        <table:table-row>
          <table:table-cell table:style-name="Tabela9.A2" office:value-type="string">
            <text:p text:style-name="Table_20_Contents">Kroki</text:p>
          </table:table-cell>
          <table:table-cell table:style-name="Tabela9.B2" office:value-type="string">
            <text:p text:style-name="Table_20_Contents">1. Wejście na stronę</text:p>
            <text:p text:style-name="Table_20_Contents">2. Wejście w zakładkę "Rady parafialne" w dziale "Życie Parafii"</text:p>
            <text:p text:style-name="Table_20_Contents">3. Sprawdzenie widoczności informacji</text:p>
          </table:table-cell>
        </table:table-row>
        <table:table-row>
          <table:table-cell table:style-name="Tabela9.A2" office:value-type="string">
            <text:p text:style-name="Table_20_Contents">Oczekiwany rezultat</text:p>
          </table:table-cell>
          <table:table-cell table:style-name="Tabela9.B2" office:value-type="string">
            <text:p text:style-name="Table_20_Contents">Poprawne wyświetlenie informacji w zakładce</text:p>
          </table:table-cell>
        </table:table-row>
        <table:table-row>
          <table:table-cell table:style-name="Tabela9.A2" office:value-type="string">
            <text:p text:style-name="Table_20_Contents">Aktualny Rezultat</text:p>
          </table:table-cell>
          <table:table-cell table:style-name="Tabela9.B2" office:value-type="string">
            <text:p text:style-name="Table_20_Contents">Poprawne wyświetlenie informacji w zakładce</text:p>
            <text:p text:style-name="Table_20_Contents"/>
            <text:p text:style-name="P1">STATUS: ZALICZONY</text:p>
          </table:table-cell>
        </table:table-row>
      </table:table>
      <text:p text:style-name="Standard"/>
      <text:p text:style-name="Standard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Table_20_Contents">ID</text:p>
          </table:table-cell>
          <table:table-cell table:style-name="Tabela10.B1" office:value-type="string">
            <text:p text:style-name="Table_20_Contents">Test 11</text:p>
          </table:table-cell>
        </table:table-row>
        <table:table-row>
          <table:table-cell table:style-name="Tabela10.A2" office:value-type="string">
            <text:p text:style-name="Table_20_Contents">Tytuł</text:p>
          </table:table-cell>
          <table:table-cell table:style-name="Tabela10.B2" office:value-type="string">
            <text:p text:style-name="Table_20_Contents">Sprawdzenie zakładki "Patron" w dziale "Życie Parafii"</text:p>
          </table:table-cell>
        </table:table-row>
        <table:table-row>
          <table:table-cell table:style-name="Tabela10.A2" office:value-type="string">
            <text:p text:style-name="Table_20_Contents">Typ</text:p>
          </table:table-cell>
          <table:table-cell table:style-name="Tabela10.B2" office:value-type="string">
            <text:p text:style-name="Table_20_Contents">Funkcjonalny</text:p>
          </table:table-cell>
        </table:table-row>
        <table:table-row>
          <table:table-cell table:style-name="Tabela10.A2" office:value-type="string">
            <text:p text:style-name="Table_20_Contents">Priorytet</text:p>
          </table:table-cell>
          <table:table-cell table:style-name="Tabela10.B2" office:value-type="string">
            <text:p text:style-name="Table_20_Contents">Średni</text:p>
          </table:table-cell>
        </table:table-row>
        <table:table-row>
          <table:table-cell table:style-name="Tabela10.A2" office:value-type="string">
            <text:p text:style-name="Table_20_Contents">Warunki testowe </text:p>
          </table:table-cell>
          <table:table-cell table:style-name="Tabela10.B2" office:value-type="string">
            <text:p text:style-name="Table_20_Contents">- Windows 10 64 bit</text:p>
            <text:p text:style-name="Table_20_Contents">- Mozilla Firefox 78.0.2 / Google <text:span text:style-name="T9">Chrome</text:span><text:span text:style-name="T10"> </text:span><text:span text:style-name="T4">Wersja 84.0.4147.105 (Oficjalna wersja) (64-bitowa)</text:span><text:span text:style-name="T10"> / Brave </text:span><text:bookmark text:name="release-notes110"/><text:a xlink:type="simple" xlink:href="https://brave.com/latest/" office:target-frame-name="_blank" xlink:show="new" text:style-name="Internet_20_link" text:visited-style-name="Visited_20_Internet_20_Link"><text:span text:style-name="T5">Wersja 1.11.104 Chromium: 84.0.4147.105 (Oficjalna wersja) (64-bitowa)</text:span></text:a><text:span text:style-name="T10"> </text:span></text:p>
            <text:p text:style-name="Table_20_Contents">- URL: http://andrzej-torun.pl/</text:p>
          </table:table-cell>
        </table:table-row>
        <table:table-row>
          <table:table-cell table:style-name="Tabela10.A2" office:value-type="string">
            <text:p text:style-name="Table_20_Contents">Kroki</text:p>
          </table:table-cell>
          <table:table-cell table:style-name="Tabela10.B2" office:value-type="string">
            <text:p text:style-name="Table_20_Contents">1. Wejście na stronę</text:p>
            <text:p text:style-name="Table_20_Contents">2. Wejście w zakładkę "Patron" w dziale "Życie Parafii"</text:p>
            <text:p text:style-name="Table_20_Contents">3. Sprawdzenie widoczności grafiki</text:p>
          </table:table-cell>
        </table:table-row>
        <table:table-row>
          <table:table-cell table:style-name="Tabela10.A2" office:value-type="string">
            <text:p text:style-name="Table_20_Contents">Oczekiwany rezultat</text:p>
          </table:table-cell>
          <table:table-cell table:style-name="Tabela10.B2" office:value-type="string">
            <text:p text:style-name="Table_20_Contents">Poprawne wyświetlenie grafiki</text:p>
          </table:table-cell>
        </table:table-row>
        <table:table-row>
          <table:table-cell table:style-name="Tabela10.A2" office:value-type="string">
            <text:p text:style-name="Table_20_Contents">Aktualny Rezultat</text:p>
          </table:table-cell>
          <table:table-cell table:style-name="Tabela10.B2" office:value-type="string">
            <text:p text:style-name="Table_20_Contents">Poprawne wyświetlenie grafiki</text:p>
            <text:p text:style-name="Table_20_Contents"/>
            <text:p text:style-name="P1">STATUS: ZALICZONY</text:p>
          </table:table-cell>
        </table:table-row>
      </table:table>
      <text:p text:style-name="Standard"/>
      <text:p text:style-name="Standard"/>
      <text:p text:style-name="P3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Table_20_Contents">ID</text:p>
          </table:table-cell>
          <table:table-cell table:style-name="Tabela11.B1" office:value-type="string">
            <text:p text:style-name="Table_20_Contents">Test 12</text:p>
          </table:table-cell>
        </table:table-row>
        <table:table-row>
          <table:table-cell table:style-name="Tabela11.A2" office:value-type="string">
            <text:p text:style-name="Table_20_Contents">Tytuł</text:p>
          </table:table-cell>
          <table:table-cell table:style-name="Tabela11.B2" office:value-type="string">
            <text:p text:style-name="Table_20_Contents">Sprawdzenie zakładki "Wspólnoty" w dziale "Życie Parafii"</text:p>
          </table:table-cell>
        </table:table-row>
        <table:table-row>
          <table:table-cell table:style-name="Tabela11.A2" office:value-type="string">
            <text:p text:style-name="Table_20_Contents">Typ</text:p>
          </table:table-cell>
          <table:table-cell table:style-name="Tabela11.B2" office:value-type="string">
            <text:p text:style-name="Table_20_Contents">Funkcjonalny</text:p>
          </table:table-cell>
        </table:table-row>
        <table:table-row>
          <table:table-cell table:style-name="Tabela11.A2" office:value-type="string">
            <text:p text:style-name="Table_20_Contents">Priorytet</text:p>
          </table:table-cell>
          <table:table-cell table:style-name="Tabela11.B2" office:value-type="string">
            <text:p text:style-name="Table_20_Contents">Średni</text:p>
          </table:table-cell>
        </table:table-row>
        <table:table-row>
          <table:table-cell table:style-name="Tabela11.A2" office:value-type="string">
            <text:p text:style-name="Table_20_Contents">Warunki testowe </text:p>
          </table:table-cell>
          <table:table-cell table:style-name="Tabela11.B2" office:value-type="string">
            <text:p text:style-name="Table_20_Contents">- Windows 10 64 bit</text:p>
            <text:p text:style-name="Table_20_Contents">- Mozilla Firefox 78.0.2 / Google <text:span text:style-name="T9">Chrome</text:span><text:span text:style-name="T10"> </text:span><text:span text:style-name="T4">Wersja 84.0.4147.105 (Oficjalna wersja) (64-bitowa)</text:span><text:span text:style-name="T10"> / Brave </text:span><text:bookmark text:name="release-notes111"/><text:a xlink:type="simple" xlink:href="https://brave.com/latest/" office:target-frame-name="_blank" xlink:show="new" text:style-name="Internet_20_link" text:visited-style-name="Visited_20_Internet_20_Link"><text:span text:style-name="T5">Wersja 1.11.104 Chromium: 84.0.4147.105 (Oficjalna wersja) (64-bitowa)</text:span></text:a><text:span text:style-name="T10"> </text:span></text:p>
            <text:p text:style-name="Table_20_Contents">- URL: http://andrzej-torun.pl/</text:p>
          </table:table-cell>
        </table:table-row>
        <table:table-row>
          <table:table-cell table:style-name="Tabela11.A2" office:value-type="string">
            <text:p text:style-name="Table_20_Contents">Kroki</text:p>
          </table:table-cell>
          <table:table-cell table:style-name="Tabela11.B2" office:value-type="string">
            <text:p text:style-name="Table_20_Contents">1. Wejście na stronę</text:p>
            <text:p text:style-name="Table_20_Contents">2. Wejście w zakładkę "Wspólnoty" w dziale "Życie Parafii"</text:p>
            <text:p text:style-name="Table_20_Contents">3. Sprawdzenie widoczności informacji</text:p>
          </table:table-cell>
        </table:table-row>
        <table:table-row>
          <table:table-cell table:style-name="Tabela11.A2" office:value-type="string">
            <text:p text:style-name="Table_20_Contents">Oczekiwany rezultat</text:p>
          </table:table-cell>
          <table:table-cell table:style-name="Tabela11.B2" office:value-type="string">
            <text:p text:style-name="Table_20_Contents">Poprawne wyświetlenie informacji</text:p>
          </table:table-cell>
        </table:table-row>
        <table:table-row>
          <table:table-cell table:style-name="Tabela11.A2" office:value-type="string">
            <text:p text:style-name="Table_20_Contents">Aktualny Rezultat</text:p>
          </table:table-cell>
          <table:table-cell table:style-name="Tabela11.B2" office:value-type="string">
            <text:p text:style-name="Table_20_Contents">Poprawne wyświetlenie informacji</text:p>
            <text:p text:style-name="Table_20_Contents"/>
            <text:p text:style-name="P1">STATUS: ZALICZONY</text:p>
          </table:table-cell>
        </table:table-row>
      </table:table>
      <text:p text:style-name="Standard"/>
      <text:p text:style-name="Standard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Table_20_Contents">ID</text:p>
          </table:table-cell>
          <table:table-cell table:style-name="Tabela12.B1" office:value-type="string">
            <text:p text:style-name="Table_20_Contents">Test 13</text:p>
          </table:table-cell>
        </table:table-row>
        <table:table-row>
          <table:table-cell table:style-name="Tabela12.A2" office:value-type="string">
            <text:p text:style-name="Table_20_Contents">Tytuł</text:p>
          </table:table-cell>
          <table:table-cell table:style-name="Tabela12.B2" office:value-type="string">
            <text:p text:style-name="Table_20_Contents">Sprawdzenie zakładki "Sakramenty" w dziale "Życie Parafii"</text:p>
          </table:table-cell>
        </table:table-row>
        <table:table-row>
          <table:table-cell table:style-name="Tabela12.A2" office:value-type="string">
            <text:p text:style-name="Table_20_Contents">Typ</text:p>
          </table:table-cell>
          <table:table-cell table:style-name="Tabela12.B2" office:value-type="string">
            <text:p text:style-name="Table_20_Contents">Funkcjonalny</text:p>
          </table:table-cell>
        </table:table-row>
        <table:table-row>
          <table:table-cell table:style-name="Tabela12.A2" office:value-type="string">
            <text:p text:style-name="Table_20_Contents">Priorytet</text:p>
          </table:table-cell>
          <table:table-cell table:style-name="Tabela12.B2" office:value-type="string">
            <text:p text:style-name="Table_20_Contents">Średni</text:p>
          </table:table-cell>
        </table:table-row>
        <table:table-row>
          <table:table-cell table:style-name="Tabela12.A2" office:value-type="string">
            <text:p text:style-name="Table_20_Contents">Warunki testowe </text:p>
          </table:table-cell>
          <table:table-cell table:style-name="Tabela12.B2" office:value-type="string">
            <text:p text:style-name="Table_20_Contents">- Windows 10 64 bit</text:p>
            <text:p text:style-name="Table_20_Contents">- Mozilla Firefox 78.0.2 / Google <text:span text:style-name="T9">Chrome</text:span><text:span text:style-name="T10"> </text:span><text:span text:style-name="T4">Wersja 84.0.4147.105 (Oficjalna wersja) (64-bitowa)</text:span><text:span text:style-name="T10"> / Brave </text:span><text:bookmark text:name="release-notes112"/><text:a xlink:type="simple" xlink:href="https://brave.com/latest/" office:target-frame-name="_blank" xlink:show="new" text:style-name="Internet_20_link" text:visited-style-name="Visited_20_Internet_20_Link"><text:span text:style-name="T5">Wersja 1.11.104 Chromium: 84.0.4147.105 (Oficjalna wersja) (64-bitowa)</text:span></text:a><text:span text:style-name="T10"> </text:span></text:p>
            <text:p text:style-name="Table_20_Contents">- URL: http://andrzej-torun.pl/</text:p>
          </table:table-cell>
        </table:table-row>
        <table:table-row>
          <table:table-cell table:style-name="Tabela12.A2" office:value-type="string">
            <text:p text:style-name="Table_20_Contents">Kroki</text:p>
          </table:table-cell>
          <table:table-cell table:style-name="Tabela12.B2" office:value-type="string">
            <text:p text:style-name="Table_20_Contents">1. Wejście na stronę</text:p>
            <text:p text:style-name="Table_20_Contents">2. Wejście w zakładkę "Sakramenty" w dziale "Życie Parafii"</text:p>
            <text:p text:style-name="Table_20_Contents">3. Sprawdzenie widoczności informacji i grafik</text:p>
          </table:table-cell>
        </table:table-row>
        <table:table-row>
          <table:table-cell table:style-name="Tabela12.A2" office:value-type="string">
            <text:p text:style-name="Table_20_Contents">Oczekiwany rezultat</text:p>
          </table:table-cell>
          <table:table-cell table:style-name="Tabela12.B2" office:value-type="string">
            <text:p text:style-name="Table_20_Contents">Poprawnie wyświetlone informacje i grafiki</text:p>
          </table:table-cell>
        </table:table-row>
        <table:table-row>
          <table:table-cell table:style-name="Tabela12.A2" office:value-type="string">
            <text:p text:style-name="Table_20_Contents">Aktualny Rezultat</text:p>
          </table:table-cell>
          <table:table-cell table:style-name="Tabela12.B2" office:value-type="string">
            <text:p text:style-name="Table_20_Contents">Poprwnie wyświetlone informacje i grafiki</text:p>
            <text:p text:style-name="Table_20_Contents"/>
            <text:p text:style-name="P1">STATUS: ZALICZONY</text:p>
          </table:table-cell>
        </table:table-row>
      </table:table>
      <text:p text:style-name="Standard"/>
      <text:p text:style-name="Standard"/>
      <text:p text:style-name="P3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Table_20_Contents">ID</text:p>
          </table:table-cell>
          <table:table-cell table:style-name="Tabela13.B1" office:value-type="string">
            <text:p text:style-name="Table_20_Contents">Test 14</text:p>
          </table:table-cell>
        </table:table-row>
        <table:table-row>
          <table:table-cell table:style-name="Tabela13.A2" office:value-type="string">
            <text:p text:style-name="Table_20_Contents">Tytuł</text:p>
          </table:table-cell>
          <table:table-cell table:style-name="Tabela13.B2" office:value-type="string">
            <text:p text:style-name="Table_20_Contents">Sprawdzenie zakładki "Duszpasterze" w dziale "Życie Parafii"</text:p>
          </table:table-cell>
        </table:table-row>
        <table:table-row>
          <table:table-cell table:style-name="Tabela13.A2" office:value-type="string">
            <text:p text:style-name="Table_20_Contents">Typ</text:p>
          </table:table-cell>
          <table:table-cell table:style-name="Tabela13.B2" office:value-type="string">
            <text:p text:style-name="Table_20_Contents">Funkcjonalny</text:p>
          </table:table-cell>
        </table:table-row>
        <table:table-row>
          <table:table-cell table:style-name="Tabela13.A2" office:value-type="string">
            <text:p text:style-name="Table_20_Contents">Priorytet</text:p>
          </table:table-cell>
          <table:table-cell table:style-name="Tabela13.B2" office:value-type="string">
            <text:p text:style-name="Table_20_Contents">Średni</text:p>
          </table:table-cell>
        </table:table-row>
        <table:table-row>
          <table:table-cell table:style-name="Tabela13.A2" office:value-type="string">
            <text:p text:style-name="Table_20_Contents">Warunki testowe </text:p>
          </table:table-cell>
          <table:table-cell table:style-name="Tabela13.B2" office:value-type="string">
            <text:p text:style-name="Table_20_Contents">- Windows 10 64 bit</text:p>
            <text:p text:style-name="Table_20_Contents">- Mozilla Firefox 78.0.2 / Google <text:span text:style-name="T9">Chrome</text:span><text:span text:style-name="T10"> </text:span><text:span text:style-name="T4">Wersja 84.0.4147.105 (Oficjalna wersja) (64-bitowa)</text:span><text:span text:style-name="T10"> / Brave </text:span><text:bookmark text:name="release-notes113"/><text:a xlink:type="simple" xlink:href="https://brave.com/latest/" office:target-frame-name="_blank" xlink:show="new" text:style-name="Internet_20_link" text:visited-style-name="Visited_20_Internet_20_Link"><text:span text:style-name="T5">Wersja 1.11.104 Chromium: 84.0.4147.105 (Oficjalna wersja) (64-bitowa)</text:span></text:a><text:span text:style-name="T10"> </text:span></text:p>
            <text:p text:style-name="Table_20_Contents">- URL: http://andrzej-torun.pl/</text:p>
          </table:table-cell>
        </table:table-row>
        <table:table-row>
          <table:table-cell table:style-name="Tabela13.A2" office:value-type="string">
            <text:p text:style-name="Table_20_Contents">Kroki</text:p>
          </table:table-cell>
          <table:table-cell table:style-name="Tabela13.B2" office:value-type="string">
            <text:p text:style-name="Table_20_Contents">1. Wejście na stronę</text:p>
            <text:p text:style-name="Table_20_Contents">2. Wejście w zakładkę "Duszpasterze" w dziale "Życie Parafii"</text:p>
            <text:p text:style-name="Table_20_Contents">3. Sprawdzenie widoczności informacji i grafik</text:p>
          </table:table-cell>
        </table:table-row>
        <table:table-row>
          <table:table-cell table:style-name="Tabela13.A2" office:value-type="string">
            <text:p text:style-name="Table_20_Contents">Oczekiwany rezultat</text:p>
          </table:table-cell>
          <table:table-cell table:style-name="Tabela13.B2" office:value-type="string">
            <text:p text:style-name="Table_20_Contents">Poprawne wyświetlenie tekstu i grafik</text:p>
          </table:table-cell>
        </table:table-row>
        <table:table-row>
          <table:table-cell table:style-name="Tabela13.A2" office:value-type="string">
            <text:p text:style-name="Table_20_Contents">Aktualny Rezultat</text:p>
          </table:table-cell>
          <table:table-cell table:style-name="Tabela13.B2" office:value-type="string">
            <text:p text:style-name="Table_20_Contents">Poprawne wyświetlenie tekstu i grafik</text:p>
            <text:p text:style-name="Table_20_Contents"/>
            <text:p text:style-name="P1">STATUS: ZALICZONY</text:p>
          </table:table-cell>
        </table:table-row>
      </table:table>
      <text:p text:style-name="Standard"/>
      <text:p text:style-name="Standard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Table_20_Contents">ID</text:p>
          </table:table-cell>
          <table:table-cell table:style-name="Tabela14.B1" office:value-type="string">
            <text:p text:style-name="Table_20_Contents">Test 15</text:p>
          </table:table-cell>
        </table:table-row>
        <table:table-row>
          <table:table-cell table:style-name="Tabela14.A2" office:value-type="string">
            <text:p text:style-name="Table_20_Contents">Tytuł</text:p>
          </table:table-cell>
          <table:table-cell table:style-name="Tabela14.B2" office:value-type="string">
            <text:p text:style-name="Table_20_Contents">Sprawdzenie zakładki "Katechezy" w dziale "Życie Parafii"</text:p>
          </table:table-cell>
        </table:table-row>
        <table:table-row>
          <table:table-cell table:style-name="Tabela14.A2" office:value-type="string">
            <text:p text:style-name="Table_20_Contents">Typ</text:p>
          </table:table-cell>
          <table:table-cell table:style-name="Tabela14.B2" office:value-type="string">
            <text:p text:style-name="Table_20_Contents">Funkcjonalny</text:p>
          </table:table-cell>
        </table:table-row>
        <table:table-row>
          <table:table-cell table:style-name="Tabela14.A2" office:value-type="string">
            <text:p text:style-name="Table_20_Contents">Priorytet</text:p>
          </table:table-cell>
          <table:table-cell table:style-name="Tabela14.B2" office:value-type="string">
            <text:p text:style-name="Table_20_Contents">Średni</text:p>
          </table:table-cell>
        </table:table-row>
        <table:table-row>
          <table:table-cell table:style-name="Tabela14.A2" office:value-type="string">
            <text:p text:style-name="Table_20_Contents">Warunki testowe </text:p>
          </table:table-cell>
          <table:table-cell table:style-name="Tabela14.B2" office:value-type="string">
            <text:p text:style-name="Table_20_Contents">- Windows 10 64 bit</text:p>
            <text:p text:style-name="Table_20_Contents">- Mozilla Firefox 78.0.2 / Google <text:span text:style-name="T9">Chrome</text:span><text:span text:style-name="T10"> </text:span><text:span text:style-name="T4">Wersja 84.0.4147.105 (Oficjalna wersja) (64-bitowa)</text:span><text:span text:style-name="T10"> / Brave </text:span><text:bookmark text:name="release-notes114"/><text:a xlink:type="simple" xlink:href="https://brave.com/latest/" office:target-frame-name="_blank" xlink:show="new" text:style-name="Internet_20_link" text:visited-style-name="Visited_20_Internet_20_Link"><text:span text:style-name="T5">Wersja 1.11.104 Chromium: 84.0.4147.105 (Oficjalna wersja) (64-bitowa)</text:span></text:a><text:span text:style-name="T10"> </text:span></text:p>
            <text:p text:style-name="Table_20_Contents">- URL: http://andrzej-torun.pl/</text:p>
          </table:table-cell>
        </table:table-row>
        <table:table-row>
          <table:table-cell table:style-name="Tabela14.A2" office:value-type="string">
            <text:p text:style-name="Table_20_Contents">Kroki</text:p>
          </table:table-cell>
          <table:table-cell table:style-name="Tabela14.B2" office:value-type="string">
            <text:p text:style-name="Table_20_Contents">1. Wejście na stronę</text:p>
            <text:p text:style-name="Table_20_Contents">2. Wejście w zakładkę "Katechezy"</text:p>
            <text:p text:style-name="Table_20_Contents">3. Sprawdzenie widoczności informacji i grafiki oraz linku</text:p>
            <text:p text:style-name="Table_20_Contents">4. Wejście w link lub zdjęcie</text:p>
            <text:p text:style-name="Table_20_Contents">5. Sprawdzenie widoczności informacji i grafik</text:p>
            <text:p text:style-name="Table_20_Contents">6. Kliknięcie w zdjęcie i jego powiększenie</text:p>
          </table:table-cell>
        </table:table-row>
        <table:table-row>
          <table:table-cell table:style-name="Tabela14.A2" office:value-type="string">
            <text:p text:style-name="Table_20_Contents">Oczekiwany rezultat</text:p>
          </table:table-cell>
          <table:table-cell table:style-name="Tabela14.B2" office:value-type="string">
            <text:p text:style-name="Table_20_Contents">Poprawne przekierowanie na podstronę z informacjami, poprawne powiększenie zdjęcia</text:p>
          </table:table-cell>
        </table:table-row>
        <table:table-row>
          <table:table-cell table:style-name="Tabela14.A2" office:value-type="string">
            <text:p text:style-name="Table_20_Contents">Aktualny Rezultat</text:p>
          </table:table-cell>
          <table:table-cell table:style-name="Tabela14.B2" office:value-type="string">
            <text:p text:style-name="Table_20_Contents">Poprawne przekierowanie na podstronę z informacjami, poprawne powiększenie zdjęcia</text:p>
            <text:p text:style-name="Table_20_Contents"/>
            <text:p text:style-name="P1">STATUS: ZALICZONY</text:p>
          </table:table-cell>
        </table:table-row>
      </table:table>
      <text:p text:style-name="Standard"><text:soft-page-break/></text:p>
      <text:p text:style-name="Standard"/>
      <text:p text:style-name="P3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Table_20_Contents">ID</text:p>
          </table:table-cell>
          <table:table-cell table:style-name="Tabela15.B1" office:value-type="string">
            <text:p text:style-name="Table_20_Contents">Test 16</text:p>
          </table:table-cell>
        </table:table-row>
        <table:table-row>
          <table:table-cell table:style-name="Tabela15.A2" office:value-type="string">
            <text:p text:style-name="Table_20_Contents">Tytuł</text:p>
          </table:table-cell>
          <table:table-cell table:style-name="Tabela15.B2" office:value-type="string">
            <text:p text:style-name="Table_20_Contents">Sprawdzenie zakładki "Kącik dla dzieci" w dziale "Życie Parafii"</text:p>
          </table:table-cell>
        </table:table-row>
        <table:table-row>
          <table:table-cell table:style-name="Tabela15.A2" office:value-type="string">
            <text:p text:style-name="Table_20_Contents">Typ</text:p>
          </table:table-cell>
          <table:table-cell table:style-name="Tabela15.B2" office:value-type="string">
            <text:p text:style-name="Table_20_Contents">Funkcjonalny</text:p>
          </table:table-cell>
        </table:table-row>
        <table:table-row>
          <table:table-cell table:style-name="Tabela15.A2" office:value-type="string">
            <text:p text:style-name="Table_20_Contents">Priorytet</text:p>
          </table:table-cell>
          <table:table-cell table:style-name="Tabela15.B2" office:value-type="string">
            <text:p text:style-name="Table_20_Contents">Średni</text:p>
          </table:table-cell>
        </table:table-row>
        <table:table-row>
          <table:table-cell table:style-name="Tabela15.A2" office:value-type="string">
            <text:p text:style-name="Table_20_Contents">Warunki testowe </text:p>
          </table:table-cell>
          <table:table-cell table:style-name="Tabela15.B2" office:value-type="string">
            <text:p text:style-name="Table_20_Contents">- Windows 10 64 bit</text:p>
            <text:p text:style-name="Table_20_Contents">- Mozilla Firefox 78.0.2 / Google <text:span text:style-name="T9">Chrome</text:span><text:span text:style-name="T10"> </text:span><text:span text:style-name="T4">Wersja 84.0.4147.105 (Oficjalna wersja) (64-bitowa)</text:span><text:span text:style-name="T10"> / Brave </text:span><text:bookmark text:name="release-notes115"/><text:a xlink:type="simple" xlink:href="https://brave.com/latest/" office:target-frame-name="_blank" xlink:show="new" text:style-name="Internet_20_link" text:visited-style-name="Visited_20_Internet_20_Link"><text:span text:style-name="T5">Wersja 1.11.104 Chromium: 84.0.4147.105 (Oficjalna wersja) (64-bitowa)</text:span></text:a><text:span text:style-name="T10"> </text:span></text:p>
            <text:p text:style-name="Table_20_Contents">- URL: http://andrzej-torun.pl/</text:p>
          </table:table-cell>
        </table:table-row>
        <table:table-row>
          <table:table-cell table:style-name="Tabela15.A2" office:value-type="string">
            <text:p text:style-name="Table_20_Contents">Kroki</text:p>
          </table:table-cell>
          <table:table-cell table:style-name="Tabela15.B2" office:value-type="string">
            <text:p text:style-name="Table_20_Contents">1. Wejście na stronę</text:p>
            <text:p text:style-name="Table_20_Contents">2. Wejście w zakładkę "Kącik dla dzieci " w dziale "Życie Parafii"</text:p>
            <text:p text:style-name="Table_20_Contents">3. Sprawdzenie widoczności informacji, grafik i hiperłączy</text:p>
          </table:table-cell>
        </table:table-row>
        <table:table-row>
          <table:table-cell table:style-name="Tabela15.A2" office:value-type="string">
            <text:p text:style-name="Table_20_Contents">Oczekiwany rezultat</text:p>
          </table:table-cell>
          <table:table-cell table:style-name="Tabela15.B2" office:value-type="string">
            <text:p text:style-name="Table_20_Contents">Przekierowanie na podstronę, widoczność grafik i informacji</text:p>
          </table:table-cell>
        </table:table-row>
        <table:table-row>
          <table:table-cell table:style-name="Tabela15.A2" office:value-type="string">
            <text:p text:style-name="Table_20_Contents">Aktualny Rezultat</text:p>
          </table:table-cell>
          <table:table-cell table:style-name="Tabela15.B2" office:value-type="string">
            <text:p text:style-name="Table_20_Contents">Przekierowanie na podstronę, widoczność grafik i informacji</text:p>
            <text:p text:style-name="Table_20_Contents"/>
            <text:p text:style-name="P1">STATUS: ZALICZONY</text:p>
          </table:table-cell>
        </table:table-row>
      </table:table>
      <text:p text:style-name="Standard"/>
      <text:p text:style-name="Standard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Table_20_Contents">ID</text:p>
          </table:table-cell>
          <table:table-cell table:style-name="Tabela16.B1" office:value-type="string">
            <text:p text:style-name="Table_20_Contents">Test 17</text:p>
          </table:table-cell>
        </table:table-row>
        <table:table-row>
          <table:table-cell table:style-name="Tabela16.A2" office:value-type="string">
            <text:p text:style-name="Table_20_Contents">Tytuł</text:p>
          </table:table-cell>
          <table:table-cell table:style-name="Tabela16.B2" office:value-type="string">
            <text:p text:style-name="Table_20_Contents">Sprawdzenie zakładki "Dla młodzieży" w dziale "Życie Parafii"</text:p>
          </table:table-cell>
        </table:table-row>
        <table:table-row>
          <table:table-cell table:style-name="Tabela16.A2" office:value-type="string">
            <text:p text:style-name="Table_20_Contents">Typ</text:p>
          </table:table-cell>
          <table:table-cell table:style-name="Tabela16.B2" office:value-type="string">
            <text:p text:style-name="Table_20_Contents">Funkcjonalny</text:p>
          </table:table-cell>
        </table:table-row>
        <table:table-row>
          <table:table-cell table:style-name="Tabela16.A2" office:value-type="string">
            <text:p text:style-name="Table_20_Contents">Priorytet</text:p>
          </table:table-cell>
          <table:table-cell table:style-name="Tabela16.B2" office:value-type="string">
            <text:p text:style-name="Table_20_Contents">Średni</text:p>
          </table:table-cell>
        </table:table-row>
        <table:table-row>
          <table:table-cell table:style-name="Tabela16.A2" office:value-type="string">
            <text:p text:style-name="Table_20_Contents">Warunki testowe </text:p>
          </table:table-cell>
          <table:table-cell table:style-name="Tabela16.B2" office:value-type="string">
            <text:p text:style-name="Table_20_Contents">- Windows 10 64 bit</text:p>
            <text:p text:style-name="Table_20_Contents">- Mozilla Firefox 78.0.2 / Google <text:span text:style-name="T9">Chrome</text:span><text:span text:style-name="T10"> </text:span><text:span text:style-name="T4">Wersja 84.0.4147.105 (Oficjalna wersja) (64-bitowa)</text:span><text:span text:style-name="T10"> / Brave </text:span><text:bookmark text:name="release-notes116"/><text:a xlink:type="simple" xlink:href="https://brave.com/latest/" office:target-frame-name="_blank" xlink:show="new" text:style-name="Internet_20_link" text:visited-style-name="Visited_20_Internet_20_Link"><text:span text:style-name="T5">Wersja 1.11.104 Chromium: 84.0.4147.105 (Oficjalna wersja) (64-bitowa)</text:span></text:a><text:span text:style-name="T10"> </text:span></text:p>
            <text:p text:style-name="Table_20_Contents">- URL: http://andrzej-torun.pl/</text:p>
          </table:table-cell>
        </table:table-row>
        <table:table-row>
          <table:table-cell table:style-name="Tabela16.A2" office:value-type="string">
            <text:p text:style-name="Table_20_Contents">Kroki</text:p>
          </table:table-cell>
          <table:table-cell table:style-name="Tabela16.B2" office:value-type="string">
            <text:p text:style-name="Table_20_Contents">1. Wejście na stronę</text:p>
            <text:p text:style-name="Table_20_Contents">2. Wejście w zakładkę "Dla młodziezy " w dziale "Życie Parafii"</text:p>
            <text:p text:style-name="Table_20_Contents">3. Sprawdzenie widoczności informacji, grafik i hiperłączy</text:p>
            <text:p text:style-name="Table_20_Contents">4. Wejście w hiperłącze</text:p>
            <text:p text:style-name="Table_20_Contents">5. Sprawdzenie widoczności tekstu i grafik</text:p>
            <text:p text:style-name="Table_20_Contents">6. Kliknięcie zdjęcia</text:p>
          </table:table-cell>
        </table:table-row>
        <table:table-row>
          <table:table-cell table:style-name="Tabela16.A2" office:value-type="string">
            <text:p text:style-name="Table_20_Contents">Oczekiwany rezultat</text:p>
          </table:table-cell>
          <table:table-cell table:style-name="Tabela16.B2" office:value-type="string">
            <text:p text:style-name="Table_20_Contents">Poprawnośc wyświetlania tekstu i grafik, poprawna nawigacja w zakładce</text:p>
          </table:table-cell>
        </table:table-row>
        <text:soft-page-break/>
        <table:table-row>
          <table:table-cell table:style-name="Tabela16.A2" office:value-type="string">
            <text:p text:style-name="Table_20_Contents">Aktualny Rezultat</text:p>
          </table:table-cell>
          <table:table-cell table:style-name="Tabela16.B2" office:value-type="string">
            <text:p text:style-name="Table_20_Contents">Poprawnośc wyświetlania tekstu i grafik, poprawna nawigacja w zakładce</text:p>
            <text:p text:style-name="Table_20_Contents"/>
            <text:p text:style-name="P1">STATUS: ZALICZONY</text:p>
          </table:table-cell>
        </table:table-row>
      </table:table>
      <text:p text:style-name="Standard"/>
      <text:p text:style-name="Standard"/>
      <text:p text:style-name="P3"/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Table_20_Contents">ID</text:p>
          </table:table-cell>
          <table:table-cell table:style-name="Tabela17.B1" office:value-type="string">
            <text:p text:style-name="Table_20_Contents">Test 18</text:p>
          </table:table-cell>
        </table:table-row>
        <table:table-row>
          <table:table-cell table:style-name="Tabela17.A2" office:value-type="string">
            <text:p text:style-name="Table_20_Contents">Tytuł</text:p>
          </table:table-cell>
          <table:table-cell table:style-name="Tabela17.B2" office:value-type="string">
            <text:p text:style-name="Table_20_Contents">Sprawdzenie zakładki "Seniorzy" w dziale "Życie Parafii"</text:p>
          </table:table-cell>
        </table:table-row>
        <table:table-row>
          <table:table-cell table:style-name="Tabela17.A2" office:value-type="string">
            <text:p text:style-name="Table_20_Contents">Typ</text:p>
          </table:table-cell>
          <table:table-cell table:style-name="Tabela17.B2" office:value-type="string">
            <text:p text:style-name="Table_20_Contents">Funkcjonalny</text:p>
          </table:table-cell>
        </table:table-row>
        <table:table-row>
          <table:table-cell table:style-name="Tabela17.A2" office:value-type="string">
            <text:p text:style-name="Table_20_Contents">Priorytet</text:p>
          </table:table-cell>
          <table:table-cell table:style-name="Tabela17.B2" office:value-type="string">
            <text:p text:style-name="Table_20_Contents">Średni</text:p>
          </table:table-cell>
        </table:table-row>
        <table:table-row>
          <table:table-cell table:style-name="Tabela17.A2" office:value-type="string">
            <text:p text:style-name="Table_20_Contents">Warunki testowe </text:p>
          </table:table-cell>
          <table:table-cell table:style-name="Tabela17.B2" office:value-type="string">
            <text:p text:style-name="Table_20_Contents">- Windows 10 64 bit</text:p>
            <text:p text:style-name="Table_20_Contents">- Mozilla Firefox 78.0.2 / Google <text:span text:style-name="T9">Chrome</text:span><text:span text:style-name="T10"> </text:span><text:span text:style-name="T4">Wersja 84.0.4147.105 (Oficjalna wersja) (64-bitowa)</text:span><text:span text:style-name="T10"> / Brave </text:span><text:bookmark text:name="release-notes117"/><text:a xlink:type="simple" xlink:href="https://brave.com/latest/" office:target-frame-name="_blank" xlink:show="new" text:style-name="Internet_20_link" text:visited-style-name="Visited_20_Internet_20_Link"><text:span text:style-name="T5">Wersja 1.11.104 Chromium: 84.0.4147.105 (Oficjalna wersja) (64-bitowa)</text:span></text:a><text:span text:style-name="T10"> </text:span></text:p>
            <text:p text:style-name="Table_20_Contents">- URL: http://andrzej-torun.pl/</text:p>
          </table:table-cell>
        </table:table-row>
        <table:table-row>
          <table:table-cell table:style-name="Tabela17.A2" office:value-type="string">
            <text:p text:style-name="Table_20_Contents">Kroki</text:p>
          </table:table-cell>
          <table:table-cell table:style-name="Tabela17.B2" office:value-type="string">
            <text:p text:style-name="Table_20_Contents">1. Wejście na stronę</text:p>
            <text:p text:style-name="Table_20_Contents">2. Wejście w zakładkę "Seniorzy" w dziale "Życie Parafii"</text:p>
          </table:table-cell>
        </table:table-row>
        <table:table-row>
          <table:table-cell table:style-name="Tabela17.A2" office:value-type="string">
            <text:p text:style-name="Table_20_Contents">Oczekiwany rezultat</text:p>
          </table:table-cell>
          <table:table-cell table:style-name="Tabela17.B2" office:value-type="string">
            <text:p text:style-name="Table_20_Contents">Widocznośc tekstu/informacji/grafik</text:p>
          </table:table-cell>
        </table:table-row>
        <table:table-row>
          <table:table-cell table:style-name="Tabela17.A2" office:value-type="string">
            <text:p text:style-name="Table_20_Contents">Aktualny Rezultat</text:p>
          </table:table-cell>
          <table:table-cell table:style-name="Tabela17.B2" office:value-type="string">
            <text:p text:style-name="Table_20_Contents">Brak widocznych informacji.tekstu/grafik</text:p>
            <text:p text:style-name="Table_20_Contents"/>
            <text:p text:style-name="P1">STATUS: NIEZALICZONY</text:p>
          </table:table-cell>
        </table:table-row>
      </table:table>
      <text:p text:style-name="Standard"/>
      <text:p text:style-name="Standard"/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Table_20_Contents">ID</text:p>
          </table:table-cell>
          <table:table-cell table:style-name="Tabela18.B1" office:value-type="string">
            <text:p text:style-name="Table_20_Contents">Test 19</text:p>
          </table:table-cell>
        </table:table-row>
        <table:table-row>
          <table:table-cell table:style-name="Tabela18.A2" office:value-type="string">
            <text:p text:style-name="Table_20_Contents">Tytuł</text:p>
          </table:table-cell>
          <table:table-cell table:style-name="Tabela18.B2" office:value-type="string">
            <text:p text:style-name="Table_20_Contents">Sprawdzenie zakładki "Małżonkowie" w dziale "Życie Parafii"</text:p>
          </table:table-cell>
        </table:table-row>
        <table:table-row>
          <table:table-cell table:style-name="Tabela18.A2" office:value-type="string">
            <text:p text:style-name="Table_20_Contents">Typ</text:p>
          </table:table-cell>
          <table:table-cell table:style-name="Tabela18.B2" office:value-type="string">
            <text:p text:style-name="Table_20_Contents">Funkcjonalny</text:p>
          </table:table-cell>
        </table:table-row>
        <table:table-row>
          <table:table-cell table:style-name="Tabela18.A2" office:value-type="string">
            <text:p text:style-name="Table_20_Contents">Priorytet</text:p>
          </table:table-cell>
          <table:table-cell table:style-name="Tabela18.B2" office:value-type="string">
            <text:p text:style-name="Table_20_Contents">Średni</text:p>
          </table:table-cell>
        </table:table-row>
        <table:table-row>
          <table:table-cell table:style-name="Tabela18.A2" office:value-type="string">
            <text:p text:style-name="Table_20_Contents">Warunki testowe </text:p>
          </table:table-cell>
          <table:table-cell table:style-name="Tabela18.B2" office:value-type="string">
            <text:p text:style-name="Table_20_Contents">- Windows 10 64 bit</text:p>
            <text:p text:style-name="Table_20_Contents">- Mozilla Firefox 78.0.2 / Google <text:span text:style-name="T9">Chrome</text:span><text:span text:style-name="T10"> </text:span><text:span text:style-name="T4">Wersja 84.0.4147.105 (Oficjalna wersja) (64-bitowa)</text:span><text:span text:style-name="T10"> / Brave </text:span><text:bookmark text:name="release-notes118"/><text:a xlink:type="simple" xlink:href="https://brave.com/latest/" office:target-frame-name="_blank" xlink:show="new" text:style-name="Internet_20_link" text:visited-style-name="Visited_20_Internet_20_Link"><text:span text:style-name="T5">Wersja 1.11.104 Chromium: 84.0.4147.105 (Oficjalna wersja) (64-bitowa)</text:span></text:a><text:span text:style-name="T10"> </text:span></text:p>
            <text:p text:style-name="Table_20_Contents">- URL: http://andrzej-torun.pl/</text:p>
          </table:table-cell>
        </table:table-row>
        <table:table-row>
          <table:table-cell table:style-name="Tabela18.A2" office:value-type="string">
            <text:p text:style-name="Table_20_Contents">Kroki</text:p>
          </table:table-cell>
          <table:table-cell table:style-name="Tabela18.B2" office:value-type="string">
            <text:p text:style-name="Table_20_Contents">1. Wejście na stronę</text:p>
            <text:p text:style-name="Table_20_Contents">2. Wejście w zakładkę "Małżonkowie" w dziale "Życie Parafii"</text:p>
            <text:p text:style-name="Table_20_Contents">3. Sprawdzenie widoczności tekstu i grafiki</text:p>
            <text:p text:style-name="Table_20_Contents">4. Wejście w link na podstronie</text:p>
            <text:p text:style-name="Table_20_Contents">5. Kliknięcie w grafikę celem jej powiększenia</text:p>
            <text:p text:style-name="Table_20_Contents">6. Sprawdzenie widoczności tekstu i grafiki</text:p>
          </table:table-cell>
        </table:table-row>
        <table:table-row>
          <table:table-cell table:style-name="Tabela18.A2" office:value-type="string">
            <text:p text:style-name="Table_20_Contents">Oczekiwany rezultat</text:p>
          </table:table-cell>
          <table:table-cell table:style-name="Tabela18.B2" office:value-type="string">
            <text:p text:style-name="Table_20_Contents">Widoczny tekst i grafiki, grafika poprawnie otwierająca się na wszystkich podstronach zakładki</text:p>
          </table:table-cell>
        </table:table-row>
        <table:table-row>
          <table:table-cell table:style-name="Tabela18.A2" office:value-type="string">
            <text:p text:style-name="Table_20_Contents">Aktualny Rezultat</text:p>
          </table:table-cell>
          <table:table-cell table:style-name="Tabela18.B2" office:value-type="string">
            <text:p text:style-name="Table_20_Contents">Widoczny tekst, grafika niewidoczna na podstronie pod linkiem "Modlitwa w intencji rodzin", nie otwierająca się (błąd wyświetlania grafiki)</text:p>
            <text:p text:style-name="Table_20_Contents"><text:soft-page-break/></text:p>
            <text:p text:style-name="P1">STATUS: NIEZALICZONY</text:p>
          </table:table-cell>
        </table:table-row>
      </table:table>
      <text:p text:style-name="Standard"/>
      <text:p text:style-name="Standard"/>
      <text:p text:style-name="P3"/>
      <table:table table:name="Tabela19" table:style-name="Tabela19">
        <table:table-column table:style-name="Tabela19.A"/>
        <table:table-column table:style-name="Tabela19.B"/>
        <table:table-row>
          <table:table-cell table:style-name="Tabela19.A1" office:value-type="string">
            <text:p text:style-name="Table_20_Contents">ID</text:p>
          </table:table-cell>
          <table:table-cell table:style-name="Tabela19.B1" office:value-type="string">
            <text:p text:style-name="Table_20_Contents">Test 20</text:p>
          </table:table-cell>
        </table:table-row>
        <table:table-row>
          <table:table-cell table:style-name="Tabela19.A2" office:value-type="string">
            <text:p text:style-name="Table_20_Contents">Tytuł</text:p>
          </table:table-cell>
          <table:table-cell table:style-name="Tabela19.B2" office:value-type="string">
            <text:p text:style-name="Table_20_Contents">Sprawdzenie zakładki "Świątynia i dom parafialny" w dziale "Budowa Kościoła"</text:p>
          </table:table-cell>
        </table:table-row>
        <table:table-row>
          <table:table-cell table:style-name="Tabela19.A2" office:value-type="string">
            <text:p text:style-name="Table_20_Contents">Typ</text:p>
          </table:table-cell>
          <table:table-cell table:style-name="Tabela19.B2" office:value-type="string">
            <text:p text:style-name="Table_20_Contents">Funkcjonalny</text:p>
          </table:table-cell>
        </table:table-row>
        <table:table-row>
          <table:table-cell table:style-name="Tabela19.A2" office:value-type="string">
            <text:p text:style-name="Table_20_Contents">Priorytet</text:p>
          </table:table-cell>
          <table:table-cell table:style-name="Tabela19.B2" office:value-type="string">
            <text:p text:style-name="Table_20_Contents">Średni</text:p>
          </table:table-cell>
        </table:table-row>
        <table:table-row>
          <table:table-cell table:style-name="Tabela19.A2" office:value-type="string">
            <text:p text:style-name="Table_20_Contents">Warunki testowe </text:p>
          </table:table-cell>
          <table:table-cell table:style-name="Tabela19.B2" office:value-type="string">
            <text:p text:style-name="Table_20_Contents">- Windows 10 64 bit</text:p>
            <text:p text:style-name="Table_20_Contents">- Mozilla Firefox 78.0.2 / Google <text:span text:style-name="T9">Chrome</text:span><text:span text:style-name="T10"> </text:span><text:span text:style-name="T4">Wersja 84.0.4147.105 (Oficjalna wersja) (64-bitowa)</text:span><text:span text:style-name="T10"> / Brave </text:span><text:bookmark text:name="release-notes119"/><text:a xlink:type="simple" xlink:href="https://brave.com/latest/" office:target-frame-name="_blank" xlink:show="new" text:style-name="Internet_20_link" text:visited-style-name="Visited_20_Internet_20_Link"><text:span text:style-name="T5">Wersja 1.11.104 Chromium: 84.0.4147.105 (Oficjalna wersja) (64-bitowa)</text:span></text:a><text:span text:style-name="T10"> </text:span></text:p>
            <text:p text:style-name="Table_20_Contents">- URL: http://andrzej-torun.pl/</text:p>
          </table:table-cell>
        </table:table-row>
        <table:table-row>
          <table:table-cell table:style-name="Tabela19.A2" office:value-type="string">
            <text:p text:style-name="Table_20_Contents">Kroki</text:p>
          </table:table-cell>
          <table:table-cell table:style-name="Tabela19.B2" office:value-type="string">
            <text:p text:style-name="Table_20_Contents">1. Wejście na stronę</text:p>
            <text:p text:style-name="Table_20_Contents">2. Wejście w zakładkę "Świątynia i dom parafialny" w dziale "Budowa Kościoła"</text:p>
            <text:p text:style-name="Table_20_Contents">3. Sprawdzenie widoczności tekstu i grafik</text:p>
          </table:table-cell>
        </table:table-row>
        <table:table-row>
          <table:table-cell table:style-name="Tabela19.A2" office:value-type="string">
            <text:p text:style-name="Table_20_Contents">Oczekiwany rezultat</text:p>
          </table:table-cell>
          <table:table-cell table:style-name="Tabela19.B2" office:value-type="string">
            <text:p text:style-name="Table_20_Contents">Widoczny tekst i grafiki</text:p>
          </table:table-cell>
        </table:table-row>
        <table:table-row>
          <table:table-cell table:style-name="Tabela19.A2" office:value-type="string">
            <text:p text:style-name="Table_20_Contents">Aktualny Rezultat</text:p>
          </table:table-cell>
          <table:table-cell table:style-name="Tabela19.B2" office:value-type="string">
            <text:p text:style-name="Table_20_Contents">Widoczny tekst i grafiki</text:p>
            <text:p text:style-name="Table_20_Contents"/>
            <text:p text:style-name="P1">STATUS: ZALICZONY</text:p>
          </table:table-cell>
        </table:table-row>
      </table:table>
      <text:p text:style-name="Standard"/>
      <text:p text:style-name="Standard"/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Table_20_Contents">ID</text:p>
          </table:table-cell>
          <table:table-cell table:style-name="Tabela20.B1" office:value-type="string">
            <text:p text:style-name="Table_20_Contents">Test 21</text:p>
          </table:table-cell>
        </table:table-row>
        <table:table-row>
          <table:table-cell table:style-name="Tabela20.A2" office:value-type="string">
            <text:p text:style-name="Table_20_Contents">Tytuł</text:p>
          </table:table-cell>
          <table:table-cell table:style-name="Tabela20.B2" office:value-type="string">
            <text:p text:style-name="Table_20_Contents">Sprawdzenie zakładki "Realizacja budowy" w dziale "Budowa Kościoła"</text:p>
          </table:table-cell>
        </table:table-row>
        <table:table-row>
          <table:table-cell table:style-name="Tabela20.A2" office:value-type="string">
            <text:p text:style-name="Table_20_Contents">Typ</text:p>
          </table:table-cell>
          <table:table-cell table:style-name="Tabela20.B2" office:value-type="string">
            <text:p text:style-name="Table_20_Contents">Funkcjonalny</text:p>
          </table:table-cell>
        </table:table-row>
        <table:table-row>
          <table:table-cell table:style-name="Tabela20.A2" office:value-type="string">
            <text:p text:style-name="Table_20_Contents">Priorytet</text:p>
          </table:table-cell>
          <table:table-cell table:style-name="Tabela20.B2" office:value-type="string">
            <text:p text:style-name="Table_20_Contents">Średni</text:p>
          </table:table-cell>
        </table:table-row>
        <table:table-row>
          <table:table-cell table:style-name="Tabela20.A2" office:value-type="string">
            <text:p text:style-name="Table_20_Contents">Warunki testowe </text:p>
          </table:table-cell>
          <table:table-cell table:style-name="Tabela20.B2" office:value-type="string">
            <text:p text:style-name="Table_20_Contents">- Windows 10 64 bit</text:p>
            <text:p text:style-name="Table_20_Contents">- Mozilla Firefox 78.0.2 / Google <text:span text:style-name="T9">Chrome</text:span><text:span text:style-name="T10"> </text:span><text:span text:style-name="T4">Wersja 84.0.4147.105 (Oficjalna wersja) (64-bitowa)</text:span><text:span text:style-name="T10"> / Brave </text:span><text:bookmark text:name="release-notes120"/><text:a xlink:type="simple" xlink:href="https://brave.com/latest/" office:target-frame-name="_blank" xlink:show="new" text:style-name="Internet_20_link" text:visited-style-name="Visited_20_Internet_20_Link"><text:span text:style-name="T5">Wersja 1.11.104 Chromium: 84.0.4147.105 (Oficjalna wersja) (64-bitowa)</text:span></text:a><text:span text:style-name="T10"> </text:span></text:p>
            <text:p text:style-name="Table_20_Contents">- URL: http://andrzej-torun.pl/</text:p>
          </table:table-cell>
        </table:table-row>
        <table:table-row>
          <table:table-cell table:style-name="Tabela20.A2" office:value-type="string">
            <text:p text:style-name="Table_20_Contents">Kroki</text:p>
          </table:table-cell>
          <table:table-cell table:style-name="Tabela20.B2" office:value-type="string">
            <text:p text:style-name="Table_20_Contents">1. Wejście na stronę</text:p>
            <text:p text:style-name="Table_20_Contents">2. Wejście w zakładkę "Realizacja budowy" w dziale "Budowa Kościoła"</text:p>
            <text:p text:style-name="Table_20_Contents">3. Sprawdzenie widoczności tekstu</text:p>
          </table:table-cell>
        </table:table-row>
        <table:table-row>
          <table:table-cell table:style-name="Tabela20.A2" office:value-type="string">
            <text:p text:style-name="Table_20_Contents">Oczekiwany rezultat</text:p>
          </table:table-cell>
          <table:table-cell table:style-name="Tabela20.B2" office:value-type="string">
            <text:p text:style-name="Table_20_Contents">Widoczny poprawnie wyświetlony tekst</text:p>
          </table:table-cell>
        </table:table-row>
        <table:table-row>
          <table:table-cell table:style-name="Tabela20.A2" office:value-type="string">
            <text:p text:style-name="Table_20_Contents">Aktualny Rezultat</text:p>
          </table:table-cell>
          <table:table-cell table:style-name="Tabela20.B2" office:value-type="string">
            <text:p text:style-name="Table_20_Contents">Widoczny poprawnie wyświetlony tekst</text:p>
            <text:p text:style-name="Table_20_Contents"/>
            <text:p text:style-name="P1">STATUS: ZALICZONY</text:p>
          </table:table-cell>
        </table:table-row>
      </table:table>
      <text:p text:style-name="Standard"/>
      <text:p text:style-name="Standard"/>
      <text:p text:style-name="P3"/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Table_20_Contents">ID</text:p>
          </table:table-cell>
          <table:table-cell table:style-name="Tabela21.B1" office:value-type="string">
            <text:p text:style-name="Table_20_Contents">Test 22</text:p>
          </table:table-cell>
        </table:table-row>
        <table:table-row>
          <table:table-cell table:style-name="Tabela21.A2" office:value-type="string">
            <text:p text:style-name="Table_20_Contents">Tytuł</text:p>
          </table:table-cell>
          <table:table-cell table:style-name="Tabela21.B2" office:value-type="string">
            <text:p text:style-name="Table_20_Contents">Sprawdzenie zakładki "Wsparcie naszej budowy" w dziale "Budowa Kościoła"</text:p>
          </table:table-cell>
        </table:table-row>
        <table:table-row>
          <table:table-cell table:style-name="Tabela21.A2" office:value-type="string">
            <text:p text:style-name="Table_20_Contents">Typ</text:p>
          </table:table-cell>
          <table:table-cell table:style-name="Tabela21.B2" office:value-type="string">
            <text:p text:style-name="Table_20_Contents">Funkcjonalny</text:p>
          </table:table-cell>
        </table:table-row>
        <table:table-row>
          <table:table-cell table:style-name="Tabela21.A2" office:value-type="string">
            <text:p text:style-name="Table_20_Contents">Priorytet</text:p>
          </table:table-cell>
          <table:table-cell table:style-name="Tabela21.B2" office:value-type="string">
            <text:p text:style-name="Table_20_Contents">Średni</text:p>
          </table:table-cell>
        </table:table-row>
        <table:table-row>
          <table:table-cell table:style-name="Tabela21.A2" office:value-type="string">
            <text:p text:style-name="Table_20_Contents">Warunki testowe </text:p>
          </table:table-cell>
          <table:table-cell table:style-name="Tabela21.B2" office:value-type="string">
            <text:p text:style-name="Table_20_Contents">- Windows 10 64 bit</text:p>
            <text:p text:style-name="Table_20_Contents">- Mozilla Firefox 78.0.2 / Google <text:span text:style-name="T9">Chrome</text:span><text:span text:style-name="T10"> </text:span><text:span text:style-name="T4">Wersja 84.0.4147.105 (Oficjalna wersja) (64-bitowa)</text:span><text:span text:style-name="T10"> / Brave </text:span><text:bookmark text:name="release-notes121"/><text:a xlink:type="simple" xlink:href="https://brave.com/latest/" office:target-frame-name="_blank" xlink:show="new" text:style-name="Internet_20_link" text:visited-style-name="Visited_20_Internet_20_Link"><text:span text:style-name="T5">Wersja 1.11.104 Chromium: 84.0.4147.105 (Oficjalna wersja) (64-bitowa)</text:span></text:a><text:span text:style-name="T10"> </text:span></text:p>
            <text:p text:style-name="Table_20_Contents">- URL: http://andrzej-torun.pl/</text:p>
          </table:table-cell>
        </table:table-row>
        <table:table-row>
          <table:table-cell table:style-name="Tabela21.A2" office:value-type="string">
            <text:p text:style-name="Table_20_Contents">Kroki</text:p>
          </table:table-cell>
          <table:table-cell table:style-name="Tabela21.B2" office:value-type="string">
            <text:p text:style-name="Table_20_Contents">1. Wejście na stronę</text:p>
            <text:p text:style-name="Table_20_Contents">2. Wejście w zakładkę "Realizacja budowy" w dziale "Budowa Kościoła"</text:p>
            <text:p text:style-name="Table_20_Contents">3. Sprawdzenie widoczności tekstu</text:p>
          </table:table-cell>
        </table:table-row>
        <table:table-row>
          <table:table-cell table:style-name="Tabela21.A2" office:value-type="string">
            <text:p text:style-name="Table_20_Contents">Oczekiwany rezultat</text:p>
          </table:table-cell>
          <table:table-cell table:style-name="Tabela21.B2" office:value-type="string">
            <text:p text:style-name="Table_20_Contents">Widoczny poprawnie wyświetlony tekst</text:p>
          </table:table-cell>
        </table:table-row>
        <table:table-row>
          <table:table-cell table:style-name="Tabela21.A2" office:value-type="string">
            <text:p text:style-name="Table_20_Contents">Aktualny Rezultat</text:p>
          </table:table-cell>
          <table:table-cell table:style-name="Tabela21.B2" office:value-type="string">
            <text:p text:style-name="Table_20_Contents">Widoczny poprawnie wyświetlony tekst</text:p>
            <text:p text:style-name="Table_20_Contents"/>
            <text:p text:style-name="P1">STATUS: ZALICZONY</text:p>
          </table:table-cell>
        </table:table-row>
      </table:table>
      <text:p text:style-name="Standard"/>
      <text:p text:style-name="Standard"/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Table_20_Contents">ID</text:p>
          </table:table-cell>
          <table:table-cell table:style-name="Tabela22.B1" office:value-type="string">
            <text:p text:style-name="Table_20_Contents">Test 23</text:p>
          </table:table-cell>
        </table:table-row>
        <table:table-row>
          <table:table-cell table:style-name="Tabela22.A2" office:value-type="string">
            <text:p text:style-name="Table_20_Contents">Tytuł</text:p>
          </table:table-cell>
          <table:table-cell table:style-name="Tabela22.B2" office:value-type="string">
            <text:p text:style-name="Table_20_Contents">Sprawdzenie funkcjonalności grafiki z przedstwieniem świętego Andrzeja</text:p>
          </table:table-cell>
        </table:table-row>
        <table:table-row>
          <table:table-cell table:style-name="Tabela22.A2" office:value-type="string">
            <text:p text:style-name="Table_20_Contents">Typ</text:p>
          </table:table-cell>
          <table:table-cell table:style-name="Tabela22.B2" office:value-type="string">
            <text:p text:style-name="Table_20_Contents">Funkcjonalny</text:p>
          </table:table-cell>
        </table:table-row>
        <table:table-row>
          <table:table-cell table:style-name="Tabela22.A2" office:value-type="string">
            <text:p text:style-name="Table_20_Contents">Priorytet</text:p>
          </table:table-cell>
          <table:table-cell table:style-name="Tabela22.B2" office:value-type="string">
            <text:p text:style-name="Table_20_Contents">Średni</text:p>
          </table:table-cell>
        </table:table-row>
        <table:table-row>
          <table:table-cell table:style-name="Tabela22.A2" office:value-type="string">
            <text:p text:style-name="Table_20_Contents">Warunki testowe </text:p>
          </table:table-cell>
          <table:table-cell table:style-name="Tabela22.B2" office:value-type="string">
            <text:p text:style-name="Table_20_Contents">- Windows 10 64 bit</text:p>
            <text:p text:style-name="Table_20_Contents">- Mozilla Firefox 78.0.2 / Google <text:span text:style-name="T9">Chrome</text:span><text:span text:style-name="T10"> </text:span><text:span text:style-name="T4">Wersja 84.0.4147.105 (Oficjalna wersja) (64-bitowa)</text:span><text:span text:style-name="T10"> / Brave </text:span><text:bookmark text:name="release-notes122"/><text:a xlink:type="simple" xlink:href="https://brave.com/latest/" office:target-frame-name="_blank" xlink:show="new" text:style-name="Internet_20_link" text:visited-style-name="Visited_20_Internet_20_Link"><text:span text:style-name="T5">Wersja 1.11.104 Chromium: 84.0.4147.105 (Oficjalna wersja) (64-bitowa)</text:span></text:a><text:span text:style-name="T10"> </text:span></text:p>
            <text:p text:style-name="Table_20_Contents">- URL: http://andrzej-torun.pl/</text:p>
          </table:table-cell>
        </table:table-row>
        <table:table-row>
          <table:table-cell table:style-name="Tabela22.A2" office:value-type="string">
            <text:p text:style-name="Table_20_Contents">Kroki</text:p>
          </table:table-cell>
          <table:table-cell table:style-name="Tabela22.B2" office:value-type="string">
            <text:p text:style-name="Table_20_Contents">1. Wejście na stronę</text:p>
            <text:p text:style-name="Table_20_Contents">2. Wejście w grafikę z przedstawieniem świętego Andrzeja</text:p>
            <text:p text:style-name="Table_20_Contents">3. Przekierowanie na stronę główną</text:p>
          </table:table-cell>
        </table:table-row>
        <table:table-row>
          <table:table-cell table:style-name="Tabela22.A2" office:value-type="string">
            <text:p text:style-name="Table_20_Contents">Oczekiwany rezultat</text:p>
          </table:table-cell>
          <table:table-cell table:style-name="Tabela22.B2" office:value-type="string">
            <text:p text:style-name="Table_20_Contents">Przekierowanie na stronę główną</text:p>
          </table:table-cell>
        </table:table-row>
        <table:table-row>
          <table:table-cell table:style-name="Tabela22.A2" office:value-type="string">
            <text:p text:style-name="Table_20_Contents">Aktualny Rezultat</text:p>
          </table:table-cell>
          <table:table-cell table:style-name="Tabela22.B2" office:value-type="string">
            <text:p text:style-name="Table_20_Contents">Przekierowanie na stronę główną – bez nagłówka "Aktualności"</text:p>
            <text:p text:style-name="Table_20_Contents"/>
            <text:p text:style-name="P1">STATUS: ZALICZONY</text:p>
          </table:table-cell>
        </table:table-row>
      </table:table>
      <text:p text:style-name="Standard"/>
      <text:p text:style-name="Standard"/>
      <text:p text:style-name="P3"/>
      <table:table table:name="Tabela23" table:style-name="Tabela23">
        <table:table-column table:style-name="Tabela23.A"/>
        <table:table-column table:style-name="Tabela23.B"/>
        <table:table-row>
          <table:table-cell table:style-name="Tabela23.A1" office:value-type="string">
            <text:p text:style-name="Table_20_Contents">ID</text:p>
          </table:table-cell>
          <table:table-cell table:style-name="Tabela23.B1" office:value-type="string">
            <text:p text:style-name="Table_20_Contents"/>
          </table:table-cell>
        </table:table-row>
        <table:table-row>
          <table:table-cell table:style-name="Tabela23.A2" office:value-type="string">
            <text:p text:style-name="Table_20_Contents">Tytuł</text:p>
          </table:table-cell>
          <table:table-cell table:style-name="Tabela23.B2" office:value-type="string">
            <text:p text:style-name="Table_20_Contents"/>
          </table:table-cell>
        </table:table-row>
        <table:table-row>
          <table:table-cell table:style-name="Tabela23.A2" office:value-type="string">
            <text:p text:style-name="Table_20_Contents">Typ</text:p>
          </table:table-cell>
          <table:table-cell table:style-name="Tabela23.B2" office:value-type="string">
            <text:p text:style-name="Table_20_Contents">Funkcjonalny</text:p>
          </table:table-cell>
        </table:table-row>
        <table:table-row>
          <table:table-cell table:style-name="Tabela23.A2" office:value-type="string">
            <text:p text:style-name="Table_20_Contents">Priorytet</text:p>
          </table:table-cell>
          <table:table-cell table:style-name="Tabela23.B2" office:value-type="string">
            <text:p text:style-name="Table_20_Contents"/>
          </table:table-cell>
        </table:table-row>
        <table:table-row>
          <table:table-cell table:style-name="Tabela23.A2" office:value-type="string">
            <text:p text:style-name="Table_20_Contents">Warunki testowe </text:p>
          </table:table-cell>
          <table:table-cell table:style-name="Tabela23.B2" office:value-type="string">
            <text:p text:style-name="Table_20_Contents">- Windows 10 64 bit</text:p>
            <text:p text:style-name="Table_20_Contents">- Mozilla Firefox 78.0.2 / Google <text:span text:style-name="T9">Chrome</text:span><text:span text:style-name="T10"> </text:span><text:span text:style-name="T4">Wersja 84.0.4147.105 (Oficjalna wersja) (64-bitowa)</text:span><text:span text:style-name="T10"> / Brave </text:span><text:bookmark text:name="release-notes123"/><text:a xlink:type="simple" xlink:href="https://brave.com/latest/" office:target-frame-name="_blank" xlink:show="new" text:style-name="Internet_20_link" text:visited-style-name="Visited_20_Internet_20_Link"><text:span text:style-name="T5">Wersja 1.11.104 Chromium: 84.0.4147.105 (Oficjalna wersja) (64-bitowa)</text:span></text:a><text:span text:style-name="T10"> </text:span></text:p>
            <text:p text:style-name="Table_20_Contents">- URL: http://andrzej-torun.pl/</text:p>
          </table:table-cell>
        </table:table-row>
        <table:table-row>
          <table:table-cell table:style-name="Tabela23.A2" office:value-type="string">
            <text:p text:style-name="Table_20_Contents">Kroki</text:p>
          </table:table-cell>
          <table:table-cell table:style-name="Tabela23.B2" office:value-type="string">
            <text:p text:style-name="Table_20_Contents"/>
          </table:table-cell>
        </table:table-row>
        <table:table-row>
          <table:table-cell table:style-name="Tabela23.A2" office:value-type="string">
            <text:p text:style-name="Table_20_Contents">Oczekiwany rezultat</text:p>
          </table:table-cell>
          <table:table-cell table:style-name="Tabela23.B2" office:value-type="string">
            <text:p text:style-name="Table_20_Contents"/>
          </table:table-cell>
        </table:table-row>
        <table:table-row>
          <table:table-cell table:style-name="Tabela23.A2" office:value-type="string">
            <text:p text:style-name="Table_20_Contents">Aktualny Rezultat</text:p>
          </table:table-cell>
          <table:table-cell table:style-name="Tabela23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Table_20_Contents">ID</text:p>
          </table:table-cell>
          <table:table-cell table:style-name="Tabela24.B1" office:value-type="string">
            <text:p text:style-name="Table_20_Contents"/>
          </table:table-cell>
        </table:table-row>
        <table:table-row>
          <table:table-cell table:style-name="Tabela24.A2" office:value-type="string">
            <text:p text:style-name="Table_20_Contents">Tytuł</text:p>
          </table:table-cell>
          <table:table-cell table:style-name="Tabela24.B2" office:value-type="string">
            <text:p text:style-name="Table_20_Contents"/>
          </table:table-cell>
        </table:table-row>
        <table:table-row>
          <table:table-cell table:style-name="Tabela24.A2" office:value-type="string">
            <text:p text:style-name="Table_20_Contents">Typ</text:p>
          </table:table-cell>
          <table:table-cell table:style-name="Tabela24.B2" office:value-type="string">
            <text:p text:style-name="Table_20_Contents">Funkcjonalny</text:p>
          </table:table-cell>
        </table:table-row>
        <table:table-row>
          <table:table-cell table:style-name="Tabela24.A2" office:value-type="string">
            <text:p text:style-name="Table_20_Contents">Priorytet</text:p>
          </table:table-cell>
          <table:table-cell table:style-name="Tabela24.B2" office:value-type="string">
            <text:p text:style-name="Table_20_Contents"/>
          </table:table-cell>
        </table:table-row>
        <table:table-row>
          <table:table-cell table:style-name="Tabela24.A2" office:value-type="string">
            <text:p text:style-name="Table_20_Contents">Warunki testowe </text:p>
          </table:table-cell>
          <table:table-cell table:style-name="Tabela24.B2" office:value-type="string">
            <text:p text:style-name="Table_20_Contents">- Windows 10 64 bit</text:p>
            <text:p text:style-name="Table_20_Contents">- Mozilla Firefox 78.0.2 / Google <text:span text:style-name="T9">Chrome</text:span><text:span text:style-name="T10"> </text:span><text:span text:style-name="T4">Wersja 84.0.4147.105 (Oficjalna wersja) (64-bitowa)</text:span><text:span text:style-name="T10"> / Brave </text:span><text:bookmark text:name="release-notes124"/><text:a xlink:type="simple" xlink:href="https://brave.com/latest/" office:target-frame-name="_blank" xlink:show="new" text:style-name="Internet_20_link" text:visited-style-name="Visited_20_Internet_20_Link"><text:span text:style-name="T5">Wersja 1.11.104 Chromium: 84.0.4147.105 (Oficjalna wersja) (64-bitowa)</text:span></text:a><text:span text:style-name="T10"> </text:span></text:p>
            <text:p text:style-name="Table_20_Contents">- URL: http://andrzej-torun.pl/</text:p>
          </table:table-cell>
        </table:table-row>
        <table:table-row>
          <table:table-cell table:style-name="Tabela24.A2" office:value-type="string">
            <text:p text:style-name="Table_20_Contents">Kroki</text:p>
          </table:table-cell>
          <table:table-cell table:style-name="Tabela24.B2" office:value-type="string">
            <text:p text:style-name="Table_20_Contents"/>
          </table:table-cell>
        </table:table-row>
        <table:table-row>
          <table:table-cell table:style-name="Tabela24.A2" office:value-type="string">
            <text:p text:style-name="Table_20_Contents">Oczekiwany rezultat</text:p>
          </table:table-cell>
          <table:table-cell table:style-name="Tabela24.B2" office:value-type="string">
            <text:p text:style-name="Table_20_Contents"/>
          </table:table-cell>
        </table:table-row>
        <table:table-row>
          <table:table-cell table:style-name="Tabela24.A2" office:value-type="string">
            <text:p text:style-name="Table_20_Contents">Aktualny Rezultat</text:p>
          </table:table-cell>
          <table:table-cell table:style-name="Tabela24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3"/>
      <table:table table:name="Tabela25" table:style-name="Tabela25">
        <table:table-column table:style-name="Tabela25.A"/>
        <table:table-column table:style-name="Tabela25.B"/>
        <table:table-row>
          <table:table-cell table:style-name="Tabela25.A1" office:value-type="string">
            <text:p text:style-name="Table_20_Contents">ID</text:p>
          </table:table-cell>
          <table:table-cell table:style-name="Tabela25.B1" office:value-type="string">
            <text:p text:style-name="Table_20_Contents"/>
          </table:table-cell>
        </table:table-row>
        <table:table-row>
          <table:table-cell table:style-name="Tabela25.A2" office:value-type="string">
            <text:p text:style-name="Table_20_Contents">Tytuł</text:p>
          </table:table-cell>
          <table:table-cell table:style-name="Tabela25.B2" office:value-type="string">
            <text:p text:style-name="Table_20_Contents"/>
          </table:table-cell>
        </table:table-row>
        <table:table-row>
          <table:table-cell table:style-name="Tabela25.A2" office:value-type="string">
            <text:p text:style-name="Table_20_Contents">Typ</text:p>
          </table:table-cell>
          <table:table-cell table:style-name="Tabela25.B2" office:value-type="string">
            <text:p text:style-name="Table_20_Contents">Funkcjonalny</text:p>
          </table:table-cell>
        </table:table-row>
        <table:table-row>
          <table:table-cell table:style-name="Tabela25.A2" office:value-type="string">
            <text:p text:style-name="Table_20_Contents">Priorytet</text:p>
          </table:table-cell>
          <table:table-cell table:style-name="Tabela25.B2" office:value-type="string">
            <text:p text:style-name="Table_20_Contents"/>
          </table:table-cell>
        </table:table-row>
        <table:table-row>
          <table:table-cell table:style-name="Tabela25.A2" office:value-type="string">
            <text:p text:style-name="Table_20_Contents">Warunki testowe </text:p>
          </table:table-cell>
          <table:table-cell table:style-name="Tabela25.B2" office:value-type="string">
            <text:p text:style-name="Table_20_Contents">- Windows 10 64 bit</text:p>
            <text:p text:style-name="Table_20_Contents">- Mozilla Firefox 78.0.2 / Google <text:span text:style-name="T9">Chrome</text:span><text:span text:style-name="T10"> </text:span><text:span text:style-name="T4">Wersja 84.0.4147.105 (Oficjalna wersja) (64-bitowa)</text:span><text:span text:style-name="T10"> / Brave </text:span><text:bookmark text:name="release-notes125"/><text:a xlink:type="simple" xlink:href="https://brave.com/latest/" office:target-frame-name="_blank" xlink:show="new" text:style-name="Internet_20_link" text:visited-style-name="Visited_20_Internet_20_Link"><text:span text:style-name="T5">Wersja 1.11.104 Chromium: 84.0.4147.105 (Oficjalna wersja) (64-bitowa)</text:span></text:a><text:span text:style-name="T10"> </text:span></text:p>
            <text:p text:style-name="Table_20_Contents">- URL: http://andrzej-torun.pl/</text:p>
          </table:table-cell>
        </table:table-row>
        <table:table-row>
          <table:table-cell table:style-name="Tabela25.A2" office:value-type="string">
            <text:p text:style-name="Table_20_Contents">Kroki</text:p>
          </table:table-cell>
          <table:table-cell table:style-name="Tabela25.B2" office:value-type="string">
            <text:p text:style-name="Table_20_Contents"/>
          </table:table-cell>
        </table:table-row>
        <table:table-row>
          <table:table-cell table:style-name="Tabela25.A2" office:value-type="string">
            <text:p text:style-name="Table_20_Contents">Oczekiwany rezultat</text:p>
          </table:table-cell>
          <table:table-cell table:style-name="Tabela25.B2" office:value-type="string">
            <text:p text:style-name="Table_20_Contents"/>
          </table:table-cell>
        </table:table-row>
        <table:table-row>
          <table:table-cell table:style-name="Tabela25.A2" office:value-type="string">
            <text:p text:style-name="Table_20_Contents">Aktualny Rezultat</text:p>
          </table:table-cell>
          <table:table-cell table:style-name="Tabela25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Table_20_Contents">ID</text:p>
          </table:table-cell>
          <table:table-cell table:style-name="Tabela26.B1" office:value-type="string">
            <text:p text:style-name="Table_20_Contents"/>
          </table:table-cell>
        </table:table-row>
        <table:table-row>
          <table:table-cell table:style-name="Tabela26.A2" office:value-type="string">
            <text:p text:style-name="Table_20_Contents">Tytuł</text:p>
          </table:table-cell>
          <table:table-cell table:style-name="Tabela26.B2" office:value-type="string">
            <text:p text:style-name="Table_20_Contents"/>
          </table:table-cell>
        </table:table-row>
        <table:table-row>
          <table:table-cell table:style-name="Tabela26.A2" office:value-type="string">
            <text:p text:style-name="Table_20_Contents">Typ</text:p>
          </table:table-cell>
          <table:table-cell table:style-name="Tabela26.B2" office:value-type="string">
            <text:p text:style-name="Table_20_Contents">Funkcjonalny</text:p>
          </table:table-cell>
        </table:table-row>
        <table:table-row>
          <table:table-cell table:style-name="Tabela26.A2" office:value-type="string">
            <text:p text:style-name="Table_20_Contents">Priorytet</text:p>
          </table:table-cell>
          <table:table-cell table:style-name="Tabela26.B2" office:value-type="string">
            <text:p text:style-name="Table_20_Contents"/>
          </table:table-cell>
        </table:table-row>
        <table:table-row>
          <table:table-cell table:style-name="Tabela26.A2" office:value-type="string">
            <text:p text:style-name="Table_20_Contents">Warunki testowe </text:p>
          </table:table-cell>
          <table:table-cell table:style-name="Tabela26.B2" office:value-type="string">
            <text:p text:style-name="Table_20_Contents">- Windows 10 64 bit</text:p>
            <text:p text:style-name="Table_20_Contents">- Mozilla Firefox 78.0.2 / Google <text:span text:style-name="T9">Chrome</text:span><text:span text:style-name="T10"> </text:span><text:span text:style-name="T4">Wersja 84.0.4147.105 (Oficjalna wersja) (64-bitowa)</text:span><text:span text:style-name="T10"> / Brave </text:span><text:bookmark text:name="release-notes126"/><text:a xlink:type="simple" xlink:href="https://brave.com/latest/" office:target-frame-name="_blank" xlink:show="new" text:style-name="Internet_20_link" text:visited-style-name="Visited_20_Internet_20_Link"><text:span text:style-name="T5">Wersja 1.11.104 Chromium: 84.0.4147.105 (Oficjalna wersja) (64-bitowa)</text:span></text:a><text:span text:style-name="T10"> </text:span></text:p>
            <text:p text:style-name="Table_20_Contents">- URL: http://andrzej-torun.pl/</text:p>
          </table:table-cell>
        </table:table-row>
        <table:table-row>
          <table:table-cell table:style-name="Tabela26.A2" office:value-type="string">
            <text:p text:style-name="Table_20_Contents">Kroki</text:p>
          </table:table-cell>
          <table:table-cell table:style-name="Tabela26.B2" office:value-type="string">
            <text:p text:style-name="Table_20_Contents"/>
          </table:table-cell>
        </table:table-row>
        <table:table-row>
          <table:table-cell table:style-name="Tabela26.A2" office:value-type="string">
            <text:p text:style-name="Table_20_Contents">Oczekiwany rezultat</text:p>
          </table:table-cell>
          <table:table-cell table:style-name="Tabela26.B2" office:value-type="string">
            <text:p text:style-name="Table_20_Contents"/>
          </table:table-cell>
        </table:table-row>
        <table:table-row>
          <table:table-cell table:style-name="Tabela26.A2" office:value-type="string">
            <text:p text:style-name="Table_20_Contents">Aktualny Rezultat</text:p>
          </table:table-cell>
          <table:table-cell table:style-name="Tabela26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3"/>
      <table:table table:name="Tabela27" table:style-name="Tabela27">
        <table:table-column table:style-name="Tabela27.A"/>
        <table:table-column table:style-name="Tabela27.B"/>
        <table:table-row>
          <table:table-cell table:style-name="Tabela27.A1" office:value-type="string">
            <text:p text:style-name="Table_20_Contents">ID</text:p>
          </table:table-cell>
          <table:table-cell table:style-name="Tabela27.B1" office:value-type="string">
            <text:p text:style-name="Table_20_Contents"/>
          </table:table-cell>
        </table:table-row>
        <table:table-row>
          <table:table-cell table:style-name="Tabela27.A2" office:value-type="string">
            <text:p text:style-name="Table_20_Contents">Tytuł</text:p>
          </table:table-cell>
          <table:table-cell table:style-name="Tabela27.B2" office:value-type="string">
            <text:p text:style-name="Table_20_Contents"/>
          </table:table-cell>
        </table:table-row>
        <table:table-row>
          <table:table-cell table:style-name="Tabela27.A2" office:value-type="string">
            <text:p text:style-name="Table_20_Contents">Typ</text:p>
          </table:table-cell>
          <table:table-cell table:style-name="Tabela27.B2" office:value-type="string">
            <text:p text:style-name="Table_20_Contents">Funkcjonalny</text:p>
          </table:table-cell>
        </table:table-row>
        <table:table-row>
          <table:table-cell table:style-name="Tabela27.A2" office:value-type="string">
            <text:p text:style-name="Table_20_Contents">Priorytet</text:p>
          </table:table-cell>
          <table:table-cell table:style-name="Tabela27.B2" office:value-type="string">
            <text:p text:style-name="Table_20_Contents"/>
          </table:table-cell>
        </table:table-row>
        <table:table-row>
          <table:table-cell table:style-name="Tabela27.A2" office:value-type="string">
            <text:p text:style-name="Table_20_Contents">Warunki testowe </text:p>
          </table:table-cell>
          <table:table-cell table:style-name="Tabela27.B2" office:value-type="string">
            <text:p text:style-name="Table_20_Contents">- Windows 10 64 bit</text:p>
            <text:p text:style-name="Table_20_Contents">- Mozilla Firefox 78.0.2 / Google <text:span text:style-name="T9">Chrome</text:span><text:span text:style-name="T10"> </text:span><text:span text:style-name="T4">Wersja 84.0.4147.105 (Oficjalna wersja) (64-bitowa)</text:span><text:span text:style-name="T10"> / Brave </text:span><text:bookmark text:name="release-notes127"/><text:a xlink:type="simple" xlink:href="https://brave.com/latest/" office:target-frame-name="_blank" xlink:show="new" text:style-name="Internet_20_link" text:visited-style-name="Visited_20_Internet_20_Link"><text:span text:style-name="T5">Wersja 1.11.104 Chromium: 84.0.4147.105 (Oficjalna wersja) (64-bitowa)</text:span></text:a><text:span text:style-name="T10"> </text:span></text:p>
            <text:p text:style-name="Table_20_Contents">- URL: http://andrzej-torun.pl/</text:p>
          </table:table-cell>
        </table:table-row>
        <table:table-row>
          <table:table-cell table:style-name="Tabela27.A2" office:value-type="string">
            <text:p text:style-name="Table_20_Contents">Kroki</text:p>
          </table:table-cell>
          <table:table-cell table:style-name="Tabela27.B2" office:value-type="string">
            <text:p text:style-name="Table_20_Contents"/>
          </table:table-cell>
        </table:table-row>
        <table:table-row>
          <table:table-cell table:style-name="Tabela27.A2" office:value-type="string">
            <text:p text:style-name="Table_20_Contents">Oczekiwany rezultat</text:p>
          </table:table-cell>
          <table:table-cell table:style-name="Tabela27.B2" office:value-type="string">
            <text:p text:style-name="Table_20_Contents"/>
          </table:table-cell>
        </table:table-row>
        <table:table-row>
          <table:table-cell table:style-name="Tabela27.A2" office:value-type="string">
            <text:p text:style-name="Table_20_Contents">Aktualny Rezultat</text:p>
          </table:table-cell>
          <table:table-cell table:style-name="Tabela27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ela28" table:style-name="Tabela28">
        <table:table-column table:style-name="Tabela28.A"/>
        <table:table-column table:style-name="Tabela28.B"/>
        <table:table-row>
          <table:table-cell table:style-name="Tabela28.A1" office:value-type="string">
            <text:p text:style-name="Table_20_Contents">ID</text:p>
          </table:table-cell>
          <table:table-cell table:style-name="Tabela28.B1" office:value-type="string">
            <text:p text:style-name="Table_20_Contents"/>
          </table:table-cell>
        </table:table-row>
        <table:table-row>
          <table:table-cell table:style-name="Tabela28.A2" office:value-type="string">
            <text:p text:style-name="Table_20_Contents">Tytuł</text:p>
          </table:table-cell>
          <table:table-cell table:style-name="Tabela28.B2" office:value-type="string">
            <text:p text:style-name="Table_20_Contents"/>
          </table:table-cell>
        </table:table-row>
        <table:table-row>
          <table:table-cell table:style-name="Tabela28.A2" office:value-type="string">
            <text:p text:style-name="Table_20_Contents">Typ</text:p>
          </table:table-cell>
          <table:table-cell table:style-name="Tabela28.B2" office:value-type="string">
            <text:p text:style-name="Table_20_Contents">Funkcjonalny</text:p>
          </table:table-cell>
        </table:table-row>
        <table:table-row>
          <table:table-cell table:style-name="Tabela28.A2" office:value-type="string">
            <text:p text:style-name="Table_20_Contents">Priorytet</text:p>
          </table:table-cell>
          <table:table-cell table:style-name="Tabela28.B2" office:value-type="string">
            <text:p text:style-name="Table_20_Contents"/>
          </table:table-cell>
        </table:table-row>
        <table:table-row>
          <table:table-cell table:style-name="Tabela28.A2" office:value-type="string">
            <text:p text:style-name="Table_20_Contents">Warunki testowe </text:p>
          </table:table-cell>
          <table:table-cell table:style-name="Tabela28.B2" office:value-type="string">
            <text:p text:style-name="Table_20_Contents">- Windows 10 64 bit</text:p>
            <text:p text:style-name="Table_20_Contents">- Mozilla Firefox 78.0.2 / Google <text:span text:style-name="T9">Chrome</text:span><text:span text:style-name="T10"> </text:span><text:span text:style-name="T4">Wersja 84.0.4147.105 (Oficjalna wersja) (64-bitowa)</text:span><text:span text:style-name="T10"> / Brave </text:span><text:bookmark text:name="release-notes128"/><text:a xlink:type="simple" xlink:href="https://brave.com/latest/" office:target-frame-name="_blank" xlink:show="new" text:style-name="Internet_20_link" text:visited-style-name="Visited_20_Internet_20_Link"><text:span text:style-name="T5">Wersja 1.11.104 Chromium: 84.0.4147.105 (Oficjalna wersja) (64-bitowa)</text:span></text:a><text:span text:style-name="T10"> </text:span></text:p>
            <text:p text:style-name="Table_20_Contents">- URL: http://andrzej-torun.pl/</text:p>
          </table:table-cell>
        </table:table-row>
        <table:table-row>
          <table:table-cell table:style-name="Tabela28.A2" office:value-type="string">
            <text:p text:style-name="Table_20_Contents">Kroki</text:p>
          </table:table-cell>
          <table:table-cell table:style-name="Tabela28.B2" office:value-type="string">
            <text:p text:style-name="Table_20_Contents"/>
          </table:table-cell>
        </table:table-row>
        <table:table-row>
          <table:table-cell table:style-name="Tabela28.A2" office:value-type="string">
            <text:p text:style-name="Table_20_Contents">Oczekiwany rezultat</text:p>
          </table:table-cell>
          <table:table-cell table:style-name="Tabela28.B2" office:value-type="string">
            <text:p text:style-name="Table_20_Contents"/>
          </table:table-cell>
        </table:table-row>
        <table:table-row>
          <table:table-cell table:style-name="Tabela28.A2" office:value-type="string">
            <text:p text:style-name="Table_20_Contents">Aktualny Rezultat</text:p>
          </table:table-cell>
          <table:table-cell table:style-name="Tabela28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3"/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Table_20_Contents">ID</text:p>
          </table:table-cell>
          <table:table-cell table:style-name="Tabela29.B1" office:value-type="string">
            <text:p text:style-name="Table_20_Contents"/>
          </table:table-cell>
        </table:table-row>
        <table:table-row>
          <table:table-cell table:style-name="Tabela29.A2" office:value-type="string">
            <text:p text:style-name="Table_20_Contents">Tytuł</text:p>
          </table:table-cell>
          <table:table-cell table:style-name="Tabela29.B2" office:value-type="string">
            <text:p text:style-name="Table_20_Contents"/>
          </table:table-cell>
        </table:table-row>
        <table:table-row>
          <table:table-cell table:style-name="Tabela29.A2" office:value-type="string">
            <text:p text:style-name="Table_20_Contents">Typ</text:p>
          </table:table-cell>
          <table:table-cell table:style-name="Tabela29.B2" office:value-type="string">
            <text:p text:style-name="Table_20_Contents">Funkcjonalny</text:p>
          </table:table-cell>
        </table:table-row>
        <table:table-row>
          <table:table-cell table:style-name="Tabela29.A2" office:value-type="string">
            <text:p text:style-name="Table_20_Contents">Priorytet</text:p>
          </table:table-cell>
          <table:table-cell table:style-name="Tabela29.B2" office:value-type="string">
            <text:p text:style-name="Table_20_Contents"/>
          </table:table-cell>
        </table:table-row>
        <table:table-row>
          <table:table-cell table:style-name="Tabela29.A2" office:value-type="string">
            <text:p text:style-name="Table_20_Contents">Warunki testowe </text:p>
          </table:table-cell>
          <table:table-cell table:style-name="Tabela29.B2" office:value-type="string">
            <text:p text:style-name="Table_20_Contents">- Windows 10 64 bit</text:p>
            <text:p text:style-name="Table_20_Contents">- Mozilla Firefox 78.0.2 / Google <text:span text:style-name="T9">Chrome</text:span><text:span text:style-name="T10"> </text:span><text:span text:style-name="T4">Wersja 84.0.4147.105 (Oficjalna wersja) (64-bitowa)</text:span><text:span text:style-name="T10"> / Brave </text:span><text:bookmark text:name="release-notes129"/><text:a xlink:type="simple" xlink:href="https://brave.com/latest/" office:target-frame-name="_blank" xlink:show="new" text:style-name="Internet_20_link" text:visited-style-name="Visited_20_Internet_20_Link"><text:span text:style-name="T5">Wersja 1.11.104 Chromium: 84.0.4147.105 (Oficjalna wersja) (64-bitowa)</text:span></text:a><text:span text:style-name="T10"> </text:span></text:p>
            <text:p text:style-name="Table_20_Contents">- URL: http://andrzej-torun.pl/</text:p>
          </table:table-cell>
        </table:table-row>
        <table:table-row>
          <table:table-cell table:style-name="Tabela29.A2" office:value-type="string">
            <text:p text:style-name="Table_20_Contents">Kroki</text:p>
          </table:table-cell>
          <table:table-cell table:style-name="Tabela29.B2" office:value-type="string">
            <text:p text:style-name="Table_20_Contents"/>
          </table:table-cell>
        </table:table-row>
        <table:table-row>
          <table:table-cell table:style-name="Tabela29.A2" office:value-type="string">
            <text:p text:style-name="Table_20_Contents">Oczekiwany rezultat</text:p>
          </table:table-cell>
          <table:table-cell table:style-name="Tabela29.B2" office:value-type="string">
            <text:p text:style-name="Table_20_Contents"/>
          </table:table-cell>
        </table:table-row>
        <table:table-row>
          <table:table-cell table:style-name="Tabela29.A2" office:value-type="string">
            <text:p text:style-name="Table_20_Contents">Aktualny Rezultat</text:p>
          </table:table-cell>
          <table:table-cell table:style-name="Tabela29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ela30" table:style-name="Tabela30">
        <table:table-column table:style-name="Tabela30.A"/>
        <table:table-column table:style-name="Tabela30.B"/>
        <table:table-row>
          <table:table-cell table:style-name="Tabela30.A1" office:value-type="string">
            <text:p text:style-name="Table_20_Contents">ID</text:p>
          </table:table-cell>
          <table:table-cell table:style-name="Tabela30.B1" office:value-type="string">
            <text:p text:style-name="Table_20_Contents"/>
          </table:table-cell>
        </table:table-row>
        <table:table-row>
          <table:table-cell table:style-name="Tabela30.A2" office:value-type="string">
            <text:p text:style-name="Table_20_Contents">Tytuł</text:p>
          </table:table-cell>
          <table:table-cell table:style-name="Tabela30.B2" office:value-type="string">
            <text:p text:style-name="Table_20_Contents"/>
          </table:table-cell>
        </table:table-row>
        <table:table-row>
          <table:table-cell table:style-name="Tabela30.A2" office:value-type="string">
            <text:p text:style-name="Table_20_Contents">Typ</text:p>
          </table:table-cell>
          <table:table-cell table:style-name="Tabela30.B2" office:value-type="string">
            <text:p text:style-name="Table_20_Contents">Funkcjonalny</text:p>
          </table:table-cell>
        </table:table-row>
        <table:table-row>
          <table:table-cell table:style-name="Tabela30.A2" office:value-type="string">
            <text:p text:style-name="Table_20_Contents">Priorytet</text:p>
          </table:table-cell>
          <table:table-cell table:style-name="Tabela30.B2" office:value-type="string">
            <text:p text:style-name="Table_20_Contents"/>
          </table:table-cell>
        </table:table-row>
        <table:table-row>
          <table:table-cell table:style-name="Tabela30.A2" office:value-type="string">
            <text:p text:style-name="Table_20_Contents">Warunki testowe </text:p>
          </table:table-cell>
          <table:table-cell table:style-name="Tabela30.B2" office:value-type="string">
            <text:p text:style-name="Table_20_Contents">- Windows 10 64 bit</text:p>
            <text:p text:style-name="Table_20_Contents">- Mozilla Firefox 78.0.2 / Google <text:span text:style-name="T9">Chrome</text:span><text:span text:style-name="T10"> </text:span><text:span text:style-name="T4">Wersja 84.0.4147.105 (Oficjalna wersja) (64-bitowa)</text:span><text:span text:style-name="T10"> / Brave </text:span><text:bookmark text:name="release-notes130"/><text:a xlink:type="simple" xlink:href="https://brave.com/latest/" office:target-frame-name="_blank" xlink:show="new" text:style-name="Internet_20_link" text:visited-style-name="Visited_20_Internet_20_Link"><text:span text:style-name="T5">Wersja 1.11.104 Chromium: 84.0.4147.105 (Oficjalna wersja) (64-bitowa)</text:span></text:a><text:span text:style-name="T10"> </text:span></text:p>
            <text:p text:style-name="Table_20_Contents">- URL: http://andrzej-torun.pl/</text:p>
          </table:table-cell>
        </table:table-row>
        <table:table-row>
          <table:table-cell table:style-name="Tabela30.A2" office:value-type="string">
            <text:p text:style-name="Table_20_Contents">Kroki</text:p>
          </table:table-cell>
          <table:table-cell table:style-name="Tabela30.B2" office:value-type="string">
            <text:p text:style-name="Table_20_Contents"/>
          </table:table-cell>
        </table:table-row>
        <table:table-row>
          <table:table-cell table:style-name="Tabela30.A2" office:value-type="string">
            <text:p text:style-name="Table_20_Contents">Oczekiwany rezultat</text:p>
          </table:table-cell>
          <table:table-cell table:style-name="Tabela30.B2" office:value-type="string">
            <text:p text:style-name="Table_20_Contents"/>
          </table:table-cell>
        </table:table-row>
        <table:table-row>
          <table:table-cell table:style-name="Tabela30.A2" office:value-type="string">
            <text:p text:style-name="Table_20_Contents">Aktualny Rezultat</text:p>
          </table:table-cell>
          <table:table-cell table:style-name="Tabela30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3"/>
      <table:table table:name="Tabela31" table:style-name="Tabela31">
        <table:table-column table:style-name="Tabela31.A"/>
        <table:table-column table:style-name="Tabela31.B"/>
        <table:table-row>
          <table:table-cell table:style-name="Tabela31.A1" office:value-type="string">
            <text:p text:style-name="Table_20_Contents">ID</text:p>
          </table:table-cell>
          <table:table-cell table:style-name="Tabela31.B1" office:value-type="string">
            <text:p text:style-name="Table_20_Contents"/>
          </table:table-cell>
        </table:table-row>
        <table:table-row>
          <table:table-cell table:style-name="Tabela31.A2" office:value-type="string">
            <text:p text:style-name="Table_20_Contents">Tytuł</text:p>
          </table:table-cell>
          <table:table-cell table:style-name="Tabela31.B2" office:value-type="string">
            <text:p text:style-name="Table_20_Contents"/>
          </table:table-cell>
        </table:table-row>
        <table:table-row>
          <table:table-cell table:style-name="Tabela31.A2" office:value-type="string">
            <text:p text:style-name="Table_20_Contents">Typ</text:p>
          </table:table-cell>
          <table:table-cell table:style-name="Tabela31.B2" office:value-type="string">
            <text:p text:style-name="Table_20_Contents">Funkcjonalny</text:p>
          </table:table-cell>
        </table:table-row>
        <table:table-row>
          <table:table-cell table:style-name="Tabela31.A2" office:value-type="string">
            <text:p text:style-name="Table_20_Contents">Priorytet</text:p>
          </table:table-cell>
          <table:table-cell table:style-name="Tabela31.B2" office:value-type="string">
            <text:p text:style-name="Table_20_Contents"/>
          </table:table-cell>
        </table:table-row>
        <table:table-row>
          <table:table-cell table:style-name="Tabela31.A2" office:value-type="string">
            <text:p text:style-name="Table_20_Contents">Warunki testowe </text:p>
          </table:table-cell>
          <table:table-cell table:style-name="Tabela31.B2" office:value-type="string">
            <text:p text:style-name="Table_20_Contents">- Windows 10 64 bit</text:p>
            <text:p text:style-name="Table_20_Contents">- Mozilla Firefox 78.0.2 / Google <text:span text:style-name="T9">Chrome</text:span><text:span text:style-name="T10"> </text:span><text:span text:style-name="T4">Wersja 84.0.4147.105 (Oficjalna wersja) (64-bitowa)</text:span><text:span text:style-name="T10"> / Brave </text:span><text:bookmark text:name="release-notes131"/><text:a xlink:type="simple" xlink:href="https://brave.com/latest/" office:target-frame-name="_blank" xlink:show="new" text:style-name="Internet_20_link" text:visited-style-name="Visited_20_Internet_20_Link"><text:span text:style-name="T5">Wersja 1.11.104 Chromium: 84.0.4147.105 (Oficjalna wersja) (64-bitowa)</text:span></text:a><text:span text:style-name="T10"> </text:span></text:p>
            <text:p text:style-name="Table_20_Contents">- URL: http://andrzej-torun.pl/</text:p>
          </table:table-cell>
        </table:table-row>
        <table:table-row>
          <table:table-cell table:style-name="Tabela31.A2" office:value-type="string">
            <text:p text:style-name="Table_20_Contents">Kroki</text:p>
          </table:table-cell>
          <table:table-cell table:style-name="Tabela31.B2" office:value-type="string">
            <text:p text:style-name="Table_20_Contents"/>
          </table:table-cell>
        </table:table-row>
        <table:table-row>
          <table:table-cell table:style-name="Tabela31.A2" office:value-type="string">
            <text:p text:style-name="Table_20_Contents">Oczekiwany rezultat</text:p>
          </table:table-cell>
          <table:table-cell table:style-name="Tabela31.B2" office:value-type="string">
            <text:p text:style-name="Table_20_Contents"/>
          </table:table-cell>
        </table:table-row>
        <table:table-row>
          <table:table-cell table:style-name="Tabela31.A2" office:value-type="string">
            <text:p text:style-name="Table_20_Contents">Aktualny Rezultat</text:p>
          </table:table-cell>
          <table:table-cell table:style-name="Tabela31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ela32" table:style-name="Tabela32">
        <table:table-column table:style-name="Tabela32.A"/>
        <table:table-column table:style-name="Tabela32.B"/>
        <table:table-row>
          <table:table-cell table:style-name="Tabela32.A1" office:value-type="string">
            <text:p text:style-name="Table_20_Contents">ID</text:p>
          </table:table-cell>
          <table:table-cell table:style-name="Tabela32.B1" office:value-type="string">
            <text:p text:style-name="Table_20_Contents"/>
          </table:table-cell>
        </table:table-row>
        <table:table-row>
          <table:table-cell table:style-name="Tabela32.A2" office:value-type="string">
            <text:p text:style-name="Table_20_Contents">Tytuł</text:p>
          </table:table-cell>
          <table:table-cell table:style-name="Tabela32.B2" office:value-type="string">
            <text:p text:style-name="Table_20_Contents"/>
          </table:table-cell>
        </table:table-row>
        <table:table-row>
          <table:table-cell table:style-name="Tabela32.A2" office:value-type="string">
            <text:p text:style-name="Table_20_Contents">Typ</text:p>
          </table:table-cell>
          <table:table-cell table:style-name="Tabela32.B2" office:value-type="string">
            <text:p text:style-name="Table_20_Contents">Funkcjonalny</text:p>
          </table:table-cell>
        </table:table-row>
        <table:table-row>
          <table:table-cell table:style-name="Tabela32.A2" office:value-type="string">
            <text:p text:style-name="Table_20_Contents">Priorytet</text:p>
          </table:table-cell>
          <table:table-cell table:style-name="Tabela32.B2" office:value-type="string">
            <text:p text:style-name="Table_20_Contents"/>
          </table:table-cell>
        </table:table-row>
        <table:table-row>
          <table:table-cell table:style-name="Tabela32.A2" office:value-type="string">
            <text:p text:style-name="Table_20_Contents">Warunki testowe </text:p>
          </table:table-cell>
          <table:table-cell table:style-name="Tabela32.B2" office:value-type="string">
            <text:p text:style-name="Table_20_Contents">- Windows 10 64 bit</text:p>
            <text:p text:style-name="Table_20_Contents">- Mozilla Firefox 78.0.2 / Google <text:span text:style-name="T9">Chrome</text:span><text:span text:style-name="T10"> </text:span><text:span text:style-name="T4">Wersja 84.0.4147.105 (Oficjalna wersja) (64-bitowa)</text:span><text:span text:style-name="T10"> / Brave </text:span><text:bookmark text:name="release-notes132"/><text:a xlink:type="simple" xlink:href="https://brave.com/latest/" office:target-frame-name="_blank" xlink:show="new" text:style-name="Internet_20_link" text:visited-style-name="Visited_20_Internet_20_Link"><text:span text:style-name="T5">Wersja 1.11.104 Chromium: 84.0.4147.105 (Oficjalna wersja) (64-bitowa)</text:span></text:a><text:span text:style-name="T10"> </text:span></text:p>
            <text:p text:style-name="Table_20_Contents">- URL: http://andrzej-torun.pl/</text:p>
          </table:table-cell>
        </table:table-row>
        <table:table-row>
          <table:table-cell table:style-name="Tabela32.A2" office:value-type="string">
            <text:p text:style-name="Table_20_Contents">Kroki</text:p>
          </table:table-cell>
          <table:table-cell table:style-name="Tabela32.B2" office:value-type="string">
            <text:p text:style-name="Table_20_Contents"/>
          </table:table-cell>
        </table:table-row>
        <table:table-row>
          <table:table-cell table:style-name="Tabela32.A2" office:value-type="string">
            <text:p text:style-name="Table_20_Contents">Oczekiwany rezultat</text:p>
          </table:table-cell>
          <table:table-cell table:style-name="Tabela32.B2" office:value-type="string">
            <text:p text:style-name="Table_20_Contents"/>
          </table:table-cell>
        </table:table-row>
        <table:table-row>
          <table:table-cell table:style-name="Tabela32.A2" office:value-type="string">
            <text:p text:style-name="Table_20_Contents">Aktualny Rezultat</text:p>
          </table:table-cell>
          <table:table-cell table:style-name="Tabela32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3"/>
      <table:table table:name="Tabela33" table:style-name="Tabela33">
        <table:table-column table:style-name="Tabela33.A"/>
        <table:table-column table:style-name="Tabela33.B"/>
        <table:table-row>
          <table:table-cell table:style-name="Tabela33.A1" office:value-type="string">
            <text:p text:style-name="Table_20_Contents">ID</text:p>
          </table:table-cell>
          <table:table-cell table:style-name="Tabela33.B1" office:value-type="string">
            <text:p text:style-name="Table_20_Contents"/>
          </table:table-cell>
        </table:table-row>
        <table:table-row>
          <table:table-cell table:style-name="Tabela33.A2" office:value-type="string">
            <text:p text:style-name="Table_20_Contents">Tytuł</text:p>
          </table:table-cell>
          <table:table-cell table:style-name="Tabela33.B2" office:value-type="string">
            <text:p text:style-name="Table_20_Contents"/>
          </table:table-cell>
        </table:table-row>
        <table:table-row>
          <table:table-cell table:style-name="Tabela33.A2" office:value-type="string">
            <text:p text:style-name="Table_20_Contents">Typ</text:p>
          </table:table-cell>
          <table:table-cell table:style-name="Tabela33.B2" office:value-type="string">
            <text:p text:style-name="Table_20_Contents">Funkcjonalny</text:p>
          </table:table-cell>
        </table:table-row>
        <table:table-row>
          <table:table-cell table:style-name="Tabela33.A2" office:value-type="string">
            <text:p text:style-name="Table_20_Contents">Priorytet</text:p>
          </table:table-cell>
          <table:table-cell table:style-name="Tabela33.B2" office:value-type="string">
            <text:p text:style-name="Table_20_Contents"/>
          </table:table-cell>
        </table:table-row>
        <table:table-row>
          <table:table-cell table:style-name="Tabela33.A2" office:value-type="string">
            <text:p text:style-name="Table_20_Contents">Warunki testowe </text:p>
          </table:table-cell>
          <table:table-cell table:style-name="Tabela33.B2" office:value-type="string">
            <text:p text:style-name="Table_20_Contents">- Windows 10 64 bit</text:p>
            <text:p text:style-name="Table_20_Contents">- Mozilla Firefox 78.0.2 / Google <text:span text:style-name="T9">Chrome</text:span><text:span text:style-name="T10"> </text:span><text:span text:style-name="T4">Wersja 84.0.4147.105 (Oficjalna wersja) (64-bitowa)</text:span><text:span text:style-name="T10"> / Brave </text:span><text:bookmark text:name="release-notes133"/><text:a xlink:type="simple" xlink:href="https://brave.com/latest/" office:target-frame-name="_blank" xlink:show="new" text:style-name="Internet_20_link" text:visited-style-name="Visited_20_Internet_20_Link"><text:span text:style-name="T5">Wersja 1.11.104 Chromium: 84.0.4147.105 (Oficjalna wersja) (64-bitowa)</text:span></text:a><text:span text:style-name="T10"> </text:span></text:p>
            <text:p text:style-name="Table_20_Contents">- URL: http://andrzej-torun.pl/</text:p>
          </table:table-cell>
        </table:table-row>
        <table:table-row>
          <table:table-cell table:style-name="Tabela33.A2" office:value-type="string">
            <text:p text:style-name="Table_20_Contents">Kroki</text:p>
          </table:table-cell>
          <table:table-cell table:style-name="Tabela33.B2" office:value-type="string">
            <text:p text:style-name="Table_20_Contents"/>
          </table:table-cell>
        </table:table-row>
        <table:table-row>
          <table:table-cell table:style-name="Tabela33.A2" office:value-type="string">
            <text:p text:style-name="Table_20_Contents">Oczekiwany rezultat</text:p>
          </table:table-cell>
          <table:table-cell table:style-name="Tabela33.B2" office:value-type="string">
            <text:p text:style-name="Table_20_Contents"/>
          </table:table-cell>
        </table:table-row>
        <table:table-row>
          <table:table-cell table:style-name="Tabela33.A2" office:value-type="string">
            <text:p text:style-name="Table_20_Contents">Aktualny Rezultat</text:p>
          </table:table-cell>
          <table:table-cell table:style-name="Tabela33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ela34" table:style-name="Tabela34">
        <table:table-column table:style-name="Tabela34.A"/>
        <table:table-column table:style-name="Tabela34.B"/>
        <table:table-row>
          <table:table-cell table:style-name="Tabela34.A1" office:value-type="string">
            <text:p text:style-name="Table_20_Contents">ID</text:p>
          </table:table-cell>
          <table:table-cell table:style-name="Tabela34.B1" office:value-type="string">
            <text:p text:style-name="Table_20_Contents"/>
          </table:table-cell>
        </table:table-row>
        <table:table-row>
          <table:table-cell table:style-name="Tabela34.A2" office:value-type="string">
            <text:p text:style-name="Table_20_Contents">Tytuł</text:p>
          </table:table-cell>
          <table:table-cell table:style-name="Tabela34.B2" office:value-type="string">
            <text:p text:style-name="Table_20_Contents"/>
          </table:table-cell>
        </table:table-row>
        <table:table-row>
          <table:table-cell table:style-name="Tabela34.A2" office:value-type="string">
            <text:p text:style-name="Table_20_Contents">Typ</text:p>
          </table:table-cell>
          <table:table-cell table:style-name="Tabela34.B2" office:value-type="string">
            <text:p text:style-name="Table_20_Contents">Funkcjonalny</text:p>
          </table:table-cell>
        </table:table-row>
        <table:table-row>
          <table:table-cell table:style-name="Tabela34.A2" office:value-type="string">
            <text:p text:style-name="Table_20_Contents">Priorytet</text:p>
          </table:table-cell>
          <table:table-cell table:style-name="Tabela34.B2" office:value-type="string">
            <text:p text:style-name="Table_20_Contents"/>
          </table:table-cell>
        </table:table-row>
        <table:table-row>
          <table:table-cell table:style-name="Tabela34.A2" office:value-type="string">
            <text:p text:style-name="Table_20_Contents">Warunki testowe </text:p>
          </table:table-cell>
          <table:table-cell table:style-name="Tabela34.B2" office:value-type="string">
            <text:p text:style-name="Table_20_Contents">- Windows 10 64 bit</text:p>
            <text:p text:style-name="Table_20_Contents">- Mozilla Firefox 78.0.2 / Google <text:span text:style-name="T9">Chrome</text:span><text:span text:style-name="T10"> </text:span><text:span text:style-name="T4">Wersja 84.0.4147.105 (Oficjalna wersja) (64-bitowa)</text:span><text:span text:style-name="T10"> / Brave </text:span><text:bookmark text:name="release-notes134"/><text:a xlink:type="simple" xlink:href="https://brave.com/latest/" office:target-frame-name="_blank" xlink:show="new" text:style-name="Internet_20_link" text:visited-style-name="Visited_20_Internet_20_Link"><text:span text:style-name="T5">Wersja 1.11.104 Chromium: 84.0.4147.105 (Oficjalna wersja) (64-bitowa)</text:span></text:a><text:span text:style-name="T10"> </text:span></text:p>
            <text:p text:style-name="Table_20_Contents">- URL: http://andrzej-torun.pl/</text:p>
          </table:table-cell>
        </table:table-row>
        <table:table-row>
          <table:table-cell table:style-name="Tabela34.A2" office:value-type="string">
            <text:p text:style-name="Table_20_Contents">Kroki</text:p>
          </table:table-cell>
          <table:table-cell table:style-name="Tabela34.B2" office:value-type="string">
            <text:p text:style-name="Table_20_Contents"/>
          </table:table-cell>
        </table:table-row>
        <table:table-row>
          <table:table-cell table:style-name="Tabela34.A2" office:value-type="string">
            <text:p text:style-name="Table_20_Contents">Oczekiwany rezultat</text:p>
          </table:table-cell>
          <table:table-cell table:style-name="Tabela34.B2" office:value-type="string">
            <text:p text:style-name="Table_20_Contents"/>
          </table:table-cell>
        </table:table-row>
        <table:table-row>
          <table:table-cell table:style-name="Tabela34.A2" office:value-type="string">
            <text:p text:style-name="Table_20_Contents">Aktualny Rezultat</text:p>
          </table:table-cell>
          <table:table-cell table:style-name="Tabela34.B2" office:value-type="string">
            <text:p text:style-name="Table_20_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uli" svg:font-family="Muli, 'Segoe UI', Tahoma, sans-serif"/>
    <style:font-face style:name="OpenSymbol" svg:font-family="OpenSymbol"/>
    <style:font-face style:name="Roboto" svg:font-family="Roboto, 'Segoe UI', Tahom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56M9S</meta:editing-duration>
    <meta:editing-cycles>53</meta:editing-cycles>
    <meta:generator>OpenOffice/4.1.7$Win32 OpenOffice.org_project/417m1$Build-9800</meta:generator>
    <dc:date>2020-08-04T00:13:54.35</dc:date>
    <dc:creator>Rafał Korzeniec</dc:creator>
    <meta:document-statistic meta:table-count="36" meta:image-count="0" meta:object-count="0" meta:page-count="24" meta:paragraph-count="759" meta:word-count="3027" meta:character-count="22043"/>
    <meta:user-defined meta:name="Info 1"/>
    <meta:user-defined meta:name="Info 2"/>
    <meta:user-defined meta:name="Info 3"/>
    <meta:user-defined meta:name="Info 4"/>
  </office:meta>
</office:document-meta>
</file>